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text/xml" manifest:full-path="Object 518/content.xml"/>
  <manifest:file-entry manifest:media-type="text/xml" manifest:full-path="Object 518/settings.xml"/>
  <manifest:file-entry manifest:media-type="application/vnd.oasis.opendocument.formula" manifest:full-path="Object 518/"/>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958/content.xml"/>
  <manifest:file-entry manifest:media-type="text/xml" manifest:full-path="Object 958/settings.xml"/>
  <manifest:file-entry manifest:media-type="application/vnd.oasis.opendocument.formula" manifest:full-path="Object 958/"/>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959/content.xml"/>
  <manifest:file-entry manifest:media-type="text/xml" manifest:full-path="Object 959/settings.xml"/>
  <manifest:file-entry manifest:media-type="application/vnd.oasis.opendocument.formula" manifest:full-path="Object 959/"/>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text/xml" manifest:full-path="Object 523/content.xml"/>
  <manifest:file-entry manifest:media-type="text/xml" manifest:full-path="Object 523/settings.xml"/>
  <manifest:file-entry manifest:media-type="application/vnd.oasis.opendocument.formula" manifest:full-path="Object 523/"/>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486/content.xml"/>
  <manifest:file-entry manifest:media-type="text/xml" manifest:full-path="Object 486/settings.xml"/>
  <manifest:file-entry manifest:media-type="application/vnd.oasis.opendocument.formula" manifest:full-path="Object 486/"/>
  <manifest:file-entry manifest:media-type="application/x-openoffice-gdimetafile;windows_formatname=&quot;GDIMetaFile&quot;" manifest:full-path="ObjectReplacements/Object 518"/>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958"/>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959"/>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23"/>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486"/>
  <manifest:file-entry manifest:media-type="application/x-openoffice-gdimetafile;windows_formatname=&quot;GDIMetaFile&quot;" manifest:full-path="ObjectReplacements/Object 960"/>
  <manifest:file-entry manifest:media-type="application/x-openoffice-gdimetafile;windows_formatname=&quot;GDIMetaFile&quot;" manifest:full-path="ObjectReplacements/Object 961"/>
  <manifest:file-entry manifest:media-type="application/x-openoffice-gdimetafile;windows_formatname=&quot;GDIMetaFile&quot;" manifest:full-path="ObjectReplacements/Object 962"/>
  <manifest:file-entry manifest:media-type="application/x-openoffice-gdimetafile;windows_formatname=&quot;GDIMetaFile&quot;" manifest:full-path="ObjectReplacements/Object 963"/>
  <manifest:file-entry manifest:media-type="application/x-openoffice-gdimetafile;windows_formatname=&quot;GDIMetaFile&quot;" manifest:full-path="ObjectReplacements/Object 964"/>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82"/>
  <manifest:file-entry manifest:media-type="application/x-openoffice-gdimetafile;windows_formatname=&quot;GDIMetaFile&quot;" manifest:full-path="ObjectReplacements/Object 965"/>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8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84"/>
  <manifest:file-entry manifest:media-type="application/x-openoffice-gdimetafile;windows_formatname=&quot;GDIMetaFile&quot;" manifest:full-path="ObjectReplacements/Object 967"/>
  <manifest:file-entry manifest:media-type="application/x-openoffice-gdimetafile;windows_formatname=&quot;GDIMetaFile&quot;" manifest:full-path="ObjectReplacements/Object 58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86"/>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256"/>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4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551"/>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70"/>
  <manifest:file-entry manifest:media-type="application/x-openoffice-gdimetafile;windows_formatname=&quot;GDIMetaFile&quot;" manifest:full-path="ObjectReplacements/Object 273"/>
  <manifest:file-entry manifest:media-type="application/x-openoffice-gdimetafile;windows_formatname=&quot;GDIMetaFile&quot;" manifest:full-path="ObjectReplacements/Object 274"/>
  <manifest:file-entry manifest:media-type="application/x-openoffice-gdimetafile;windows_formatname=&quot;GDIMetaFile&quot;" manifest:full-path="ObjectReplacements/Object 275"/>
  <manifest:file-entry manifest:media-type="application/x-openoffice-gdimetafile;windows_formatname=&quot;GDIMetaFile&quot;" manifest:full-path="ObjectReplacements/Object 276"/>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960/content.xml"/>
  <manifest:file-entry manifest:media-type="text/xml" manifest:full-path="Object 960/settings.xml"/>
  <manifest:file-entry manifest:media-type="application/vnd.oasis.opendocument.formula" manifest:full-path="Object 960/"/>
  <manifest:file-entry manifest:media-type="text/xml" manifest:full-path="Object 961/content.xml"/>
  <manifest:file-entry manifest:media-type="text/xml" manifest:full-path="Object 961/settings.xml"/>
  <manifest:file-entry manifest:media-type="application/vnd.oasis.opendocument.formula" manifest:full-path="Object 961/"/>
  <manifest:file-entry manifest:media-type="text/xml" manifest:full-path="Object 962/content.xml"/>
  <manifest:file-entry manifest:media-type="text/xml" manifest:full-path="Object 962/settings.xml"/>
  <manifest:file-entry manifest:media-type="application/vnd.oasis.opendocument.formula" manifest:full-path="Object 962/"/>
  <manifest:file-entry manifest:media-type="text/xml" manifest:full-path="Object 963/content.xml"/>
  <manifest:file-entry manifest:media-type="text/xml" manifest:full-path="Object 963/settings.xml"/>
  <manifest:file-entry manifest:media-type="application/vnd.oasis.opendocument.formula" manifest:full-path="Object 963/"/>
  <manifest:file-entry manifest:media-type="text/xml" manifest:full-path="Object 964/content.xml"/>
  <manifest:file-entry manifest:media-type="text/xml" manifest:full-path="Object 964/settings.xml"/>
  <manifest:file-entry manifest:media-type="application/vnd.oasis.opendocument.formula" manifest:full-path="Object 964/"/>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82/content.xml"/>
  <manifest:file-entry manifest:media-type="text/xml" manifest:full-path="Object 582/settings.xml"/>
  <manifest:file-entry manifest:media-type="application/vnd.oasis.opendocument.formula" manifest:full-path="Object 582/"/>
  <manifest:file-entry manifest:media-type="text/xml" manifest:full-path="Object 965/content.xml"/>
  <manifest:file-entry manifest:media-type="text/xml" manifest:full-path="Object 965/settings.xml"/>
  <manifest:file-entry manifest:media-type="application/vnd.oasis.opendocument.formula" manifest:full-path="Object 965/"/>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83/content.xml"/>
  <manifest:file-entry manifest:media-type="text/xml" manifest:full-path="Object 583/settings.xml"/>
  <manifest:file-entry manifest:media-type="application/vnd.oasis.opendocument.formula" manifest:full-path="Object 58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84/content.xml"/>
  <manifest:file-entry manifest:media-type="text/xml" manifest:full-path="Object 584/settings.xml"/>
  <manifest:file-entry manifest:media-type="application/vnd.oasis.opendocument.formula" manifest:full-path="Object 584/"/>
  <manifest:file-entry manifest:media-type="text/xml" manifest:full-path="Object 967/content.xml"/>
  <manifest:file-entry manifest:media-type="text/xml" manifest:full-path="Object 967/settings.xml"/>
  <manifest:file-entry manifest:media-type="application/vnd.oasis.opendocument.formula" manifest:full-path="Object 967/"/>
  <manifest:file-entry manifest:media-type="text/xml" manifest:full-path="Object 585/content.xml"/>
  <manifest:file-entry manifest:media-type="text/xml" manifest:full-path="Object 585/settings.xml"/>
  <manifest:file-entry manifest:media-type="application/vnd.oasis.opendocument.formula" manifest:full-path="Object 58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86/content.xml"/>
  <manifest:file-entry manifest:media-type="text/xml" manifest:full-path="Object 586/settings.xml"/>
  <manifest:file-entry manifest:media-type="application/vnd.oasis.opendocument.formula" manifest:full-path="Object 586/"/>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256/content.xml"/>
  <manifest:file-entry manifest:media-type="text/xml" manifest:full-path="Object 256/settings.xml"/>
  <manifest:file-entry manifest:media-type="application/vnd.oasis.opendocument.formula" manifest:full-path="Object 256/"/>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207/content.xml"/>
  <manifest:file-entry manifest:media-type="text/xml" manifest:full-path="Object 207/settings.xml"/>
  <manifest:file-entry manifest:media-type="application/vnd.oasis.opendocument.formula" manifest:full-path="Object 207/"/>
  <manifest:file-entry manifest:media-type="text/xml" manifest:full-path="Object 208/content.xml"/>
  <manifest:file-entry manifest:media-type="text/xml" manifest:full-path="Object 208/settings.xml"/>
  <manifest:file-entry manifest:media-type="application/vnd.oasis.opendocument.formula" manifest:full-path="Object 208/"/>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61/content.xml"/>
  <manifest:file-entry manifest:media-type="text/xml" manifest:full-path="Object 161/settings.xml"/>
  <manifest:file-entry manifest:media-type="application/vnd.oasis.opendocument.formula" manifest:full-path="Object 161/"/>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455/content.xml"/>
  <manifest:file-entry manifest:media-type="text/xml" manifest:full-path="Object 455/settings.xml"/>
  <manifest:file-entry manifest:media-type="application/vnd.oasis.opendocument.formula" manifest:full-path="Object 455/"/>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551/content.xml"/>
  <manifest:file-entry manifest:media-type="text/xml" manifest:full-path="Object 551/settings.xml"/>
  <manifest:file-entry manifest:media-type="application/vnd.oasis.opendocument.formula" manifest:full-path="Object 551/"/>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179/content.xml"/>
  <manifest:file-entry manifest:media-type="text/xml" manifest:full-path="Object 179/settings.xml"/>
  <manifest:file-entry manifest:media-type="application/vnd.oasis.opendocument.formula" manifest:full-path="Object 179/"/>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270/content.xml"/>
  <manifest:file-entry manifest:media-type="text/xml" manifest:full-path="Object 270/settings.xml"/>
  <manifest:file-entry manifest:media-type="application/vnd.oasis.opendocument.formula" manifest:full-path="Object 270/"/>
  <manifest:file-entry manifest:media-type="text/xml" manifest:full-path="meta.xml"/>
  <manifest:file-entry manifest:media-type="text/xml" manifest:full-path="Object 273/content.xml"/>
  <manifest:file-entry manifest:media-type="text/xml" manifest:full-path="Object 273/settings.xml"/>
  <manifest:file-entry manifest:media-type="application/vnd.oasis.opendocument.formula" manifest:full-path="Object 273/"/>
  <manifest:file-entry manifest:media-type="text/xml" manifest:full-path="Object 274/content.xml"/>
  <manifest:file-entry manifest:media-type="text/xml" manifest:full-path="Object 274/settings.xml"/>
  <manifest:file-entry manifest:media-type="application/vnd.oasis.opendocument.formula" manifest:full-path="Object 274/"/>
  <manifest:file-entry manifest:media-type="text/xml" manifest:full-path="Object 275/content.xml"/>
  <manifest:file-entry manifest:media-type="text/xml" manifest:full-path="Object 275/settings.xml"/>
  <manifest:file-entry manifest:media-type="application/vnd.oasis.opendocument.formula" manifest:full-path="Object 275/"/>
  <manifest:file-entry manifest:media-type="text/xml" manifest:full-path="Object 276/content.xml"/>
  <manifest:file-entry manifest:media-type="text/xml" manifest:full-path="Object 276/settings.xml"/>
  <manifest:file-entry manifest:media-type="application/vnd.oasis.opendocument.formula" manifest:full-path="Object 276/"/>
  <manifest:file-entry manifest:media-type="" manifest:full-path="Thumbnails/thumbnail.png"/>
  <manifest:file-entry manifest:media-type="" manifest:full-path="Thumbnails/"/>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180/content.xml"/>
  <manifest:file-entry manifest:media-type="text/xml" manifest:full-path="Object 180/settings.xml"/>
  <manifest:file-entry manifest:media-type="application/vnd.oasis.opendocument.formula" manifest:full-path="Object 180/"/>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182/content.xml"/>
  <manifest:file-entry manifest:media-type="text/xml" manifest:full-path="Object 182/settings.xml"/>
  <manifest:file-entry manifest:media-type="application/vnd.oasis.opendocument.formula" manifest:full-path="Object 182/"/>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голова">
      <style:graphic-properties fo:min-height="1.957cm"/>
    </style:style>
    <style:style style:name="gr2" style:family="graphic" style:parent-style-name="standard">
      <style:graphic-properties draw:textarea-horizontal-align="center" draw:textarea-vertical-align="middle"/>
    </style:style>
    <style:style style:name="gr3" style:family="graphic" style:parent-style-name="да_5f_нет">
      <style:graphic-properties fo:min-height="0.741cm"/>
    </style:style>
    <style:style style:name="gr4" style:family="graphic" style:parent-style-name="голова">
      <style:graphic-properties fo:min-height="1.525cm"/>
    </style:style>
    <style:style style:name="gr5" style:family="graphic" style:parent-style-name="комментарий">
      <style:graphic-properties fo:min-height="0.747cm"/>
    </style:style>
    <style:style style:name="gr6" style:family="graphic" style:parent-style-name="рамка">
      <style:graphic-properties fo:min-height="0.398cm"/>
    </style:style>
    <style:style style:name="P1" style:family="paragraph">
      <style:paragraph-properties fo:margin-left="0cm" fo:margin-right="0cm" fo:text-indent="0cm"/>
    </style:style>
    <style:style style:name="P2" style:family="paragraph">
      <style:paragraph-properties fo:text-align="center"/>
    </style:style>
    <style:style style:name="T1" style:family="text">
      <style:text-properties fo:font-family="'Courier New'" style:font-style-name="Обычный" style:font-family-generic="modern" style:font-pitch="fixed" style:font-family-asian="'Courier New'" style:font-style-name-asian="Обычный" style:font-family-generic-asian="modern" style:font-pitch-asian="fixed" style:font-family-complex="'Courier New'" style:font-style-name-complex="Обычный" style:font-family-generic-complex="modern" style:font-pitch-complex="fixe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СПК 1" draw:style-name="dp1" draw:master-page-name="Стандарт">
        <office:forms form:automatic-focus="false" form:apply-design-mode="false"/>
        <draw:frame draw:style-name="gr1" draw:text-style-name="P1" draw:layer="layout" svg:width="17cm" svg:height="1.957cm" svg:x="2cm" svg:y="0.511cm">
          <draw:text-box>
            <text:p text:style-name="P1">Алгоритм работы </text:p>
            <text:p text:style-name="P1">системы повагонного контроля (СПК) МКУ, часть 1</text:p>
          </draw:text-box>
        </draw:frame>
        <draw:rect draw:style-name="алгоритм" draw:id="id1" draw:layer="layout" svg:width="3.25cm" svg:height="1.1cm" svg:x="3.75cm" svg:y="3.5cm" draw:corner-radius="0.5cm">
          <text:p text:style-name="P1">Начало</text:p>
        </draw:rect>
        <draw:rect draw:style-name="подблок" draw:id="id2" draw:layer="layout" svg:width="3.25cm" svg:height="1.1cm" svg:x="3.75cm" svg:y="5.5cm">
          <text:p text:style-name="P1">Старт</text:p>
        </draw:rect>
        <draw:connector draw:style-name="gr2" draw:text-style-name="P2" draw:layer="layout" svg:x1="5.375cm" svg:y1="4.6cm" svg:x2="5.375cm" svg:y2="5.5cm" draw:start-shape="id1" draw:start-glue-point="2" draw:end-shape="id2" draw:end-glue-point="0">
          <text:p text:style-name="P1"/>
        </draw:connector>
        <draw:circle draw:style-name="алгоритм" draw:id="id3" draw:layer="layout" svg:width="0.15cm" svg:height="0.15cm" svg:x="5.3cm" svg:y="7.55cm">
          <text:p text:style-name="P1"/>
        </draw:circle>
        <draw:connector draw:style-name="gr2" draw:text-style-name="P2" draw:layer="layout" svg:x1="5.375cm" svg:y1="6.6cm" svg:x2="5.375cm" svg:y2="7.55cm" draw:start-shape="id2" draw:start-glue-point="2" draw:end-shape="id3" draw:end-glue-point="0">
          <text:p text:style-name="P1"/>
        </draw:connector>
        <draw:polygon draw:style-name="алгоритм" draw:id="id4" draw:layer="layout" svg:width="3.25cm" svg:height="1.85cm" svg:x="3.75cm" svg:y="8.5cm" svg:viewBox="0 0 3251 1851" draw:points="0,925 1626,0 3250,925 1626,1850">
          <text:p text:style-name="P1">Новоя минута?</text:p>
        </draw:polygon>
        <draw:connector draw:style-name="gr2" draw:text-style-name="P2" draw:layer="layout" svg:x1="5.375cm" svg:y1="7.7cm" svg:x2="5.375cm" svg:y2="8.5cm" draw:start-shape="id3" draw:start-glue-point="2" draw:end-shape="id4" draw:end-glue-point="0">
          <text:p text:style-name="P1"/>
        </draw:connector>
        <draw:frame draw:style-name="gr3" draw:layer="layout" svg:width="0.355cm" svg:height="0.741cm" svg:x="5.65cm" svg:y="10.12cm">
          <draw:text-box>
            <text:p text:style-name="P1">Да</text:p>
          </draw:text-box>
        </draw:frame>
        <draw:frame draw:style-name="gr3" draw:layer="layout" svg:width="0.549cm" svg:height="0.741cm" svg:x="6.85cm" svg:y="8.62cm">
          <draw:text-box>
            <text:p text:style-name="P1">Нет</text:p>
          </draw:text-box>
        </draw:frame>
        <draw:connector draw:style-name="gr2" draw:text-style-name="P2" draw:layer="layout" svg:x1="7cm" svg:y1="9.425cm" svg:x2="8.3cm" svg:y2="9.425cm" draw:start-shape="id4" draw:start-glue-point="1" draw:end-shape="id5" draw:end-glue-point="3">
          <text:p text:style-name="P1"/>
        </draw:connector>
        <draw:rect draw:style-name="подблок" draw:id="id6" draw:layer="layout" svg:width="3.25cm" svg:height="1.1cm" svg:x="3.75cm" svg:y="11.45cm">
          <text:p text:style-name="P1">Расчёт вагона</text:p>
        </draw:rect>
        <draw:connector draw:style-name="gr2" draw:text-style-name="P2" draw:layer="layout" svg:x1="5.375cm" svg:y1="10.35cm" svg:x2="5.375cm" svg:y2="11.45cm" draw:start-shape="id4" draw:start-glue-point="2" draw:end-shape="id6" draw:end-glue-point="0">
          <text:p text:style-name="P1"/>
        </draw:connector>
        <draw:frame draw:style-name="gr3" draw:layer="layout" svg:width="0.355cm" svg:height="0.741cm" svg:x="5.65cm" svg:y="15.039cm">
          <draw:text-box>
            <text:p text:style-name="P1">Да</text:p>
          </draw:text-box>
        </draw:frame>
        <draw:frame draw:style-name="gr3" draw:layer="layout" svg:width="0.549cm" svg:height="0.741cm" svg:x="6.901cm" svg:y="13.639cm">
          <draw:text-box>
            <text:p text:style-name="P1">Нет</text:p>
          </draw:text-box>
        </draw:frame>
        <draw:connector draw:style-name="стрелка" draw:layer="layout" svg:x1="7cm" svg:y1="14.325cm" svg:x2="8.375cm" svg:y2="9.5cm" draw:start-shape="id7" draw:start-glue-point="1" draw:end-shape="id5" draw:end-glue-point="2">
          <text:p text:style-name="P1"/>
        </draw:connector>
        <draw:circle draw:style-name="алгоритм" draw:id="id5" draw:layer="layout" svg:width="0.15cm" svg:height="0.15cm" svg:x="8.3cm" svg:y="9.35cm">
          <text:p text:style-name="P1"/>
        </draw:circle>
        <draw:polygon draw:style-name="алгоритм" draw:id="id7" draw:layer="layout" svg:width="3.25cm" svg:height="1.85cm" svg:x="3.75cm" svg:y="13.4cm" svg:viewBox="0 0 3251 1851" draw:points="0,925 1626,0 3250,925 1626,1850">
          <text:p text:style-name="P1">Выход?</text:p>
        </draw:polygon>
        <draw:connector draw:style-name="gr2" draw:text-style-name="P2" draw:layer="layout" svg:x1="5.375cm" svg:y1="12.55cm" svg:x2="5.375cm" svg:y2="13.4cm" draw:start-shape="id6" draw:start-glue-point="2" draw:end-shape="id7" draw:end-glue-point="0">
          <text:p text:style-name="P1"/>
        </draw:connector>
        <draw:connector draw:style-name="gr2" draw:text-style-name="P2" draw:layer="layout" svg:x1="8.375cm" svg:y1="9.35cm" svg:x2="5.45cm" svg:y2="7.625cm" draw:start-shape="id5" draw:start-glue-point="0" draw:end-shape="id3" draw:end-glue-point="1">
          <text:p text:style-name="P1"/>
        </draw:connector>
        <draw:rect draw:style-name="алгоритм" draw:id="id8" draw:layer="layout" svg:width="3.25cm" svg:height="1.1cm" svg:x="3.75cm" svg:y="16.3cm" draw:corner-radius="0.5cm">
          <text:p text:style-name="P1">Конец</text:p>
        </draw:rect>
        <draw:connector draw:style-name="gr2" draw:text-style-name="P2" draw:layer="layout" svg:x1="5.375cm" svg:y1="15.25cm" svg:x2="5.375cm" svg:y2="16.3cm" draw:start-shape="id7" draw:start-glue-point="2" draw:end-shape="id8" draw:end-glue-point="0">
          <text:p text:style-name="P1"/>
        </draw:connector>
        <draw:rect draw:style-name="алгоритм" draw:id="id9" draw:layer="layout" svg:width="3.25cm" svg:height="1.1cm" svg:x="12.2cm" svg:y="3.5cm" draw:corner-radius="0.5cm">
          <text:p text:style-name="P1">Старт</text:p>
        </draw:rect>
        <draw:rect draw:style-name="алгоритм" draw:id="id10" draw:layer="layout" svg:width="3.25cm" svg:height="1.1cm" svg:x="12.2cm" svg:y="5.5cm">
          <text:p text:style-name="P1">eov=0</text:p>
          <text:p text:style-name="P1">teov=0</text:p>
        </draw:rect>
        <draw:connector draw:style-name="gr2" draw:text-style-name="P2" draw:layer="layout" svg:x1="13.825cm" svg:y1="4.6cm" svg:x2="13.825cm" svg:y2="5.5cm" draw:start-shape="id9" draw:start-glue-point="2" draw:end-shape="id10" draw:end-glue-point="0">
          <text:p text:style-name="P1"/>
        </draw:connector>
        <draw:polygon draw:style-name="алгоритм" draw:id="id11" draw:layer="layout" svg:width="3.25cm" svg:height="1.85cm" svg:x="12.2cm" svg:y="7.65cm" svg:viewBox="0 0 3251 1851" draw:points="0,925 1626,0 3250,925 1626,1850">
          <text:p text:style-name="P1">Последний</text:p>
          <text:p text:style-name="P1">вагон пуст?</text:p>
        </draw:polygon>
        <draw:connector draw:style-name="gr2" draw:text-style-name="P2" draw:layer="layout" svg:x1="13.825cm" svg:y1="6.6cm" svg:x2="13.825cm" svg:y2="7.65cm" draw:start-shape="id10" draw:start-glue-point="2" draw:end-shape="id11" draw:end-glue-point="0">
          <text:p text:style-name="P1"/>
        </draw:connector>
        <draw:frame draw:style-name="gr3" draw:layer="layout" svg:width="0.355cm" svg:height="0.741cm" svg:x="14.145cm" svg:y="9.22cm">
          <draw:text-box>
            <text:p text:style-name="P1">Да</text:p>
          </draw:text-box>
        </draw:frame>
        <draw:frame draw:style-name="gr3" draw:layer="layout" svg:width="0.549cm" svg:height="0.741cm" svg:x="15.401cm" svg:y="7.889cm">
          <draw:text-box>
            <text:p text:style-name="P1">Нет</text:p>
          </draw:text-box>
        </draw:frame>
        <draw:connector draw:style-name="стрелка" draw:layer="layout" svg:x1="13.825cm" svg:y1="9.5cm" svg:x2="13.825cm" svg:y2="10.9cm" draw:start-shape="id11" draw:start-glue-point="2" draw:end-shape="id12" draw:end-glue-point="0">
          <text:p text:style-name="P1"/>
        </draw:connector>
        <draw:circle draw:style-name="алгоритм" draw:id="id12" draw:layer="layout" svg:width="0.15cm" svg:height="0.15cm" svg:x="13.75cm" svg:y="10.9cm">
          <text:p text:style-name="P1"/>
        </draw:circle>
        <draw:rect draw:style-name="подблок" draw:id="id13" draw:layer="layout" svg:width="3.25cm" svg:height="1.1cm" svg:x="16.05cm" svg:y="9.3cm">
          <text:p text:style-name="P1">Вставить</text:p>
          <text:p text:style-name="P1">новый вагон</text:p>
        </draw:rect>
        <draw:connector draw:style-name="gr2" draw:text-style-name="P2" draw:layer="layout" svg:x1="15.45cm" svg:y1="8.575cm" svg:x2="17.675cm" svg:y2="9.3cm" draw:start-shape="id11" draw:start-glue-point="1" draw:end-shape="id13" draw:end-glue-point="0">
          <text:p text:style-name="P1"/>
        </draw:connector>
        <draw:connector draw:style-name="gr2" draw:text-style-name="P2" draw:layer="layout" svg:x1="17.675cm" svg:y1="10.4cm" svg:x2="13.9cm" svg:y2="10.975cm" draw:start-shape="id13" draw:start-glue-point="2" draw:end-shape="id12" draw:end-glue-point="1">
          <text:p text:style-name="P1"/>
        </draw:connector>
        <draw:rect draw:style-name="алгоритм" draw:id="id14" draw:layer="layout" svg:width="3.25cm" svg:height="1.1cm" svg:x="12.2cm" svg:y="11.8cm">
          <text:p text:style-name="P1">Опустошить</text:p>
          <text:p text:style-name="P1">кучу h вагона</text:p>
        </draw:rect>
        <draw:connector draw:style-name="gr2" draw:text-style-name="P2" draw:layer="layout" svg:x1="13.825cm" svg:y1="11.05cm" svg:x2="13.825cm" svg:y2="11.8cm" draw:start-shape="id12" draw:start-glue-point="2" draw:end-shape="id14" draw:end-glue-point="0">
          <text:p text:style-name="P1"/>
        </draw:connector>
        <draw:rect draw:style-name="алгоритм" draw:id="id15" draw:layer="layout" svg:width="3.25cm" svg:height="1.1cm" svg:x="12.2cm" svg:y="13.95cm">
          <text:p text:style-name="P1">np=0; vnp=0;</text:p>
          <text:p text:style-name="P1">lnFp=0; F=0;</text:p>
        </draw:rect>
        <draw:connector draw:style-name="gr2" draw:text-style-name="P2" draw:layer="layout" svg:x1="13.825cm" svg:y1="12.9cm" svg:x2="13.825cm" svg:y2="13.95cm" draw:start-shape="id14" draw:start-glue-point="2" draw:end-shape="id15" draw:end-glue-point="0">
          <text:p text:style-name="P1"/>
        </draw:connector>
        <draw:rect draw:style-name="алгоритм" draw:id="id16" draw:layer="layout" svg:width="3.25cm" svg:height="1.1cm" svg:x="12.2cm" svg:y="16.3cm" draw:corner-radius="0.5cm">
          <text:p text:style-name="P1">Выход</text:p>
        </draw:rect>
        <draw:connector draw:style-name="gr2" draw:text-style-name="P2" draw:layer="layout" svg:x1="13.825cm" svg:y1="15.05cm" svg:x2="13.825cm" svg:y2="16.3cm" draw:start-shape="id15" draw:start-glue-point="2" draw:end-shape="id16" draw:end-glue-point="0">
          <text:p text:style-name="P1"/>
        </draw:connector>
      </draw:page>
      <draw:page draw:name="СПК 2" draw:style-name="dp1" draw:master-page-name="Стандарт">
        <draw:frame draw:style-name="gr1" draw:text-style-name="P1" draw:layer="layout" svg:width="17cm" svg:height="1.957cm" svg:x="2cm" svg:y="0.561cm">
          <draw:text-box>
            <text:p text:style-name="P1">Алгоритм работы </text:p>
            <text:p text:style-name="P1">системы повагонного контроля (СПК) МКУ, часть 2</text:p>
          </draw:text-box>
        </draw:frame>
        <draw:rect draw:style-name="алгоритм" draw:id="id17" draw:layer="layout" svg:width="3.25cm" svg:height="1.1cm" svg:x="3.75cm" svg:y="3.5cm" draw:corner-radius="0.5cm">
          <text:p text:style-name="P1">Рассчёт вагона</text:p>
        </draw:rect>
        <draw:connector draw:style-name="gr2" draw:text-style-name="P2" draw:layer="layout" svg:x1="5.375cm" svg:y1="4.6cm" svg:x2="5.375cm" svg:y2="5.65cm" draw:start-shape="id17" draw:start-glue-point="2" draw:end-shape="id18" draw:end-glue-point="0">
          <text:p text:style-name="P1"/>
        </draw:connector>
        <draw:polygon draw:style-name="алгоритм" draw:id="id18" draw:layer="layout" svg:width="3.25cm" svg:height="1.1cm" svg:x="3.75cm" svg:y="5.65cm" svg:viewBox="0 0 3251 1101" draw:points="1200,1100 850,1100 600,1100 400,1100 0,550 0,550 0,550 0,550 0,550 400,0 600,0 900,0 1200,0 1412,0 1624,0 1837,0 2050,0 2400,0 2650,0 2850,0 3250,550 3250,550 3250,550 3250,550 3250,550 2850,1100 2650,1100 2350,1100 2050,1100 1837,1100 1625,1100 1412,1100">
          <text:p text:style-name="P1">i=0,n-1</text:p>
        </draw:polygon>
        <draw:rect draw:style-name="алгоритм" draw:id="id26" draw:layer="layout" svg:width="3.25cm" svg:height="1.1cm" svg:x="3.75cm" svg:y="19.7cm">
          <text:p text:style-name="P1">eov = S[i][КВ]</text:p>
        </draw:rect>
        <draw:polygon draw:style-name="алгоритм" draw:id="id19" draw:layer="layout" svg:width="3.25cm" svg:height="1.85cm" svg:x="3.75cm" svg:y="7.35cm" svg:viewBox="0 0 3251 1851" draw:points="0,925 1626,0 3250,925 1626,1850">
          <text:p text:style-name="P1">S[i][конвейер]</text:p>
        </draw:polygon>
        <draw:frame draw:style-name="gr3" draw:layer="layout" svg:width="0.355cm" svg:height="0.741cm" svg:x="5.6cm" svg:y="8.97cm">
          <draw:text-box>
            <text:p text:style-name="P1">Да</text:p>
          </draw:text-box>
        </draw:frame>
        <draw:frame draw:style-name="gr3" draw:layer="layout" svg:width="0.549cm" svg:height="0.741cm" svg:x="7.05cm" svg:y="7.62cm">
          <draw:text-box>
            <text:p text:style-name="P1">Нет</text:p>
          </draw:text-box>
        </draw:frame>
        <draw:frame draw:style-name="gr3" draw:layer="layout" svg:width="0.355cm" svg:height="0.741cm" svg:x="5.7cm" svg:y="11.42cm">
          <draw:text-box>
            <text:p text:style-name="P1">Да</text:p>
          </draw:text-box>
        </draw:frame>
        <draw:frame draw:style-name="gr3" draw:layer="layout" svg:width="0.549cm" svg:height="0.741cm" svg:x="6.95cm" svg:y="10.139cm">
          <draw:text-box>
            <text:p text:style-name="P1">Нет</text:p>
          </draw:text-box>
        </draw:frame>
        <draw:polygon draw:style-name="алгоритм" draw:id="id20" draw:layer="layout" svg:width="3.25cm" svg:height="1.85cm" svg:x="3.75cm" svg:y="9.88cm" svg:viewBox="0 0 3251 1851" draw:points="0,925 1626,0 3250,925 1626,1850">
          <text:p text:style-name="P1">S[i][Fp]&gt;=Fpm</text:p>
        </draw:polygon>
        <draw:connector draw:style-name="gr2" draw:text-style-name="P2" draw:layer="layout" svg:x1="5.375cm" svg:y1="9.2cm" svg:x2="5.375cm" svg:y2="9.88cm" draw:start-shape="id19" draw:start-glue-point="2" draw:end-shape="id20" draw:end-glue-point="0">
          <text:p text:style-name="P1"/>
        </draw:connector>
        <draw:rect draw:style-name="алгоритм" draw:id="id21" draw:layer="layout" svg:width="3.25cm" svg:height="1.1cm" svg:x="3.75cm" svg:y="12.4cm">
          <text:p text:style-name="P1">np++; vnp++;</text:p>
          <text:p text:style-name="P1">F += S[i][Fp];</text:p>
        </draw:rect>
        <draw:connector draw:style-name="gr2" draw:text-style-name="P2" draw:layer="layout" svg:x1="5.375cm" svg:y1="11.73cm" svg:x2="5.375cm" svg:y2="12.4cm" draw:start-shape="id20" draw:start-glue-point="2" draw:end-shape="id21" draw:end-glue-point="0">
          <text:p text:style-name="P1"/>
        </draw:connector>
        <draw:circle draw:style-name="алгоритм" draw:id="id22" draw:layer="layout" svg:width="0.15cm" svg:height="0.15cm" svg:x="7.9cm" svg:y="10.75cm">
          <text:p text:style-name="P1"/>
        </draw:circle>
        <draw:circle draw:style-name="алгоритм" draw:id="id23" draw:layer="layout" svg:width="0.15cm" svg:height="0.15cm" svg:x="5.3cm" svg:y="14.05cm">
          <text:p text:style-name="P1"/>
        </draw:circle>
        <draw:connector draw:style-name="gr2" draw:text-style-name="P2" draw:layer="layout" svg:x1="7cm" svg:y1="8.275cm" svg:x2="7.975cm" svg:y2="10.75cm" draw:start-shape="id19" draw:start-glue-point="1" draw:end-shape="id22" draw:end-glue-point="0">
          <text:p text:style-name="P1"/>
        </draw:connector>
        <draw:connector draw:style-name="gr2" draw:text-style-name="P2" draw:layer="layout" svg:x1="7cm" svg:y1="10.805cm" svg:x2="7.9cm" svg:y2="10.825cm" draw:start-shape="id20" draw:start-glue-point="1" draw:end-shape="id22" draw:end-glue-point="3">
          <text:p text:style-name="P1"/>
        </draw:connector>
        <draw:connector draw:style-name="gr2" draw:text-style-name="P2" draw:layer="layout" svg:x1="5.375cm" svg:y1="13.5cm" svg:x2="5.375cm" svg:y2="14.05cm" draw:start-shape="id21" draw:start-glue-point="2" draw:end-shape="id23" draw:end-glue-point="0">
          <text:p text:style-name="P1"/>
        </draw:connector>
        <draw:connector draw:style-name="gr2" draw:text-style-name="P2" draw:layer="layout" svg:x1="7.975cm" svg:y1="10.9cm" svg:x2="5.45cm" svg:y2="14.125cm" draw:start-shape="id22" draw:start-glue-point="2" draw:end-shape="id23" draw:end-glue-point="1">
          <text:p text:style-name="P1"/>
        </draw:connector>
        <draw:frame draw:style-name="gr3" draw:layer="layout" svg:width="0.355cm" svg:height="0.741cm" svg:x="5.545cm" svg:y="16.47cm">
          <draw:text-box>
            <text:p text:style-name="P1">Да</text:p>
          </draw:text-box>
        </draw:frame>
        <draw:frame draw:style-name="gr3" draw:layer="layout" svg:width="0.549cm" svg:height="0.741cm" svg:x="6.9cm" svg:y="15.089cm">
          <draw:text-box>
            <text:p text:style-name="P1">Нет</text:p>
          </draw:text-box>
        </draw:frame>
        <draw:polygon draw:style-name="алгоритм" draw:id="id24" draw:layer="layout" svg:width="3.25cm" svg:height="1.85cm" svg:x="3.75cm" svg:y="14.8cm" svg:viewBox="0 0 3251 1851" draw:points="0,925 1626,0 3250,925 1626,1850">
          <text:p text:style-name="P1">eov = 1</text:p>
          <text:p text:style-name="P1"><text:s text:c="3"/>и</text:p>
          <text:p text:style-name="P1">S[i][КВ]</text:p>
        </draw:polygon>
        <draw:connector draw:style-name="gr2" draw:text-style-name="P2" draw:layer="layout" svg:x1="5.375cm" svg:y1="14.2cm" svg:x2="5.375cm" svg:y2="14.8cm" draw:start-shape="id23" draw:start-glue-point="2" draw:end-shape="id24" draw:end-glue-point="0">
          <text:p text:style-name="P1"/>
        </draw:connector>
        <draw:rect draw:style-name="подблок" draw:id="id25" draw:layer="layout" svg:width="3.25cm" svg:height="1.1cm" svg:x="3.75cm" svg:y="17.45cm">
          <text:p text:style-name="P1">Блок КВ</text:p>
        </draw:rect>
        <draw:connector draw:style-name="gr2" draw:text-style-name="P2" draw:layer="layout" svg:x1="5.375cm" svg:y1="16.65cm" svg:x2="5.375cm" svg:y2="17.45cm" draw:start-shape="id24" draw:start-glue-point="2" draw:end-shape="id25" draw:end-glue-point="0">
          <text:p text:style-name="P1"/>
        </draw:connector>
        <draw:circle draw:style-name="алгоритм" draw:id="id27" draw:layer="layout" svg:width="0.15cm" svg:height="0.15cm" svg:x="5.3cm" svg:y="19.05cm">
          <text:p text:style-name="P1"/>
        </draw:circle>
        <draw:connector draw:style-name="gr2" draw:text-style-name="P2" draw:layer="layout" svg:x1="5.375cm" svg:y1="20.8cm" svg:x2="3.75cm" svg:y2="6.2cm" draw:start-shape="id26" draw:start-glue-point="2" draw:end-shape="id18" draw:end-glue-point="3">
          <text:p text:style-name="P1"/>
        </draw:connector>
        <draw:connector draw:style-name="gr2" draw:text-style-name="P2" draw:layer="layout" svg:x1="5.375cm" svg:y1="18.55cm" svg:x2="5.375cm" svg:y2="19.05cm" draw:start-shape="id25" draw:start-glue-point="2" draw:end-shape="id27" draw:end-glue-point="0">
          <text:p text:style-name="P1"/>
        </draw:connector>
        <draw:connector draw:style-name="gr2" draw:text-style-name="P2" draw:layer="layout" draw:line-skew="0.45cm" svg:x1="7cm" svg:y1="15.725cm" svg:x2="5.45cm" svg:y2="19.125cm" draw:start-shape="id24" draw:start-glue-point="1" draw:end-shape="id27" draw:end-glue-point="1">
          <text:p text:style-name="P1"/>
        </draw:connector>
        <draw:rect draw:style-name="подблок" draw:id="id28" draw:layer="layout" svg:width="3.25cm" svg:height="1.1cm" svg:x="3.75cm" svg:y="22cm">
          <text:p text:style-name="P1">Сохранить</text:p>
          <text:p text:style-name="P1">текущий вагон</text:p>
        </draw:rect>
        <draw:connector draw:style-name="gr2" draw:text-style-name="P2" draw:layer="layout" draw:line-skew="0.85cm 7.075cm" svg:x1="7cm" svg:y1="6.2cm" svg:x2="5.375cm" svg:y2="22cm" draw:start-shape="id18" draw:start-glue-point="1" draw:end-shape="id28" draw:end-glue-point="0">
          <text:p text:style-name="P1"/>
        </draw:connector>
        <draw:rect draw:style-name="алгоритм" draw:id="id44" draw:layer="layout" svg:width="3.25cm" svg:height="1.1cm" svg:x="3.75cm" svg:y="23.9cm" draw:corner-radius="0.5cm">
          <text:p text:style-name="P1">Выход</text:p>
        </draw:rect>
        <draw:rect draw:style-name="алгоритм" draw:id="id29" draw:layer="layout" svg:width="3.25cm" svg:height="1.1cm" svg:x="11.55cm" svg:y="3.5cm" draw:corner-radius="0.5cm">
          <text:p text:style-name="P1">Блок КВ</text:p>
        </draw:rect>
        <draw:rect draw:style-name="алгоритм" draw:id="id30" draw:layer="layout" svg:width="3.25cm" svg:height="1.1cm" svg:x="11.55cm" svg:y="5.35cm">
          <text:p text:style-name="P1">now = time();</text:p>
        </draw:rect>
        <draw:connector draw:style-name="gr2" draw:text-style-name="P2" draw:layer="layout" svg:x1="13.175cm" svg:y1="4.6cm" svg:x2="13.175cm" svg:y2="5.35cm" draw:start-shape="id29" draw:start-glue-point="2" draw:end-shape="id30" draw:end-glue-point="0">
          <text:p text:style-name="P1"/>
        </draw:connector>
        <draw:frame draw:style-name="gr3" draw:layer="layout" svg:width="0.355cm" svg:height="0.741cm" svg:x="13.795cm" svg:y="8.52cm">
          <draw:text-box>
            <text:p text:style-name="P1">Да</text:p>
          </draw:text-box>
        </draw:frame>
        <draw:frame draw:style-name="gr3" draw:layer="layout" svg:width="0.549cm" svg:height="0.741cm" svg:x="14.9cm" svg:y="7.339cm">
          <draw:text-box>
            <text:p text:style-name="P1">Нет</text:p>
          </draw:text-box>
        </draw:frame>
        <draw:polygon draw:style-name="алгоритм" draw:id="id31" draw:layer="layout" svg:width="3.25cm" svg:height="1.85cm" svg:x="11.55cm" svg:y="7.1cm" svg:viewBox="0 0 3251 1851" draw:points="0,925 1626,0 3250,925 1626,1850">
          <text:p text:style-name="P1">now-teov &gt;=</text:p>
          <text:p text:style-name="P1"><text:s text:c="2"/>minteov</text:p>
        </draw:polygon>
        <draw:rect draw:style-name="алгоритм" draw:id="id32" draw:layer="layout" svg:width="3.25cm" svg:height="1.1cm" svg:x="11.55cm" svg:y="9.55cm">
          <text:p text:style-name="P1">teov = now;</text:p>
        </draw:rect>
        <draw:connector draw:style-name="gr2" draw:text-style-name="P2" draw:layer="layout" svg:x1="13.175cm" svg:y1="6.45cm" svg:x2="13.175cm" svg:y2="7.1cm" draw:start-shape="id30" draw:start-glue-point="2" draw:end-shape="id31" draw:end-glue-point="0">
          <text:p text:style-name="P1"/>
        </draw:connector>
        <draw:connector draw:style-name="gr2" draw:text-style-name="P2" draw:layer="layout" svg:x1="13.175cm" svg:y1="8.95cm" svg:x2="13.175cm" svg:y2="9.55cm" draw:start-shape="id31" draw:start-glue-point="2" draw:end-shape="id32" draw:end-glue-point="0">
          <text:p text:style-name="P1"/>
        </draw:connector>
        <draw:rect draw:style-name="подблок" draw:id="id33" draw:layer="layout" svg:width="3.25cm" svg:height="1.1cm" svg:x="11.55cm" svg:y="11.3cm">
          <text:p text:style-name="P1">Сохранить</text:p>
          <text:p text:style-name="P1">текущий вагон</text:p>
        </draw:rect>
        <draw:connector draw:style-name="gr2" draw:text-style-name="P2" draw:layer="layout" svg:x1="13.175cm" svg:y1="10.65cm" svg:x2="13.175cm" svg:y2="11.3cm" draw:start-shape="id32" draw:start-glue-point="2" draw:end-shape="id33" draw:end-glue-point="0">
          <text:p text:style-name="P1"/>
        </draw:connector>
        <draw:circle draw:style-name="алгоритм" draw:id="id35" draw:layer="layout" svg:width="0.15cm" svg:height="0.15cm" svg:x="13.1cm" svg:y="15.05cm">
          <text:p text:style-name="P1"/>
        </draw:circle>
        <draw:connector draw:style-name="gr2" draw:text-style-name="P2" draw:layer="layout" svg:x1="13.175cm" svg:y1="14.3cm" svg:x2="13.175cm" svg:y2="15.05cm" draw:start-shape="id34" draw:start-glue-point="2" draw:end-shape="id35" draw:end-glue-point="0">
          <text:p text:style-name="P1"/>
        </draw:connector>
        <draw:connector draw:style-name="gr2" draw:text-style-name="P2" draw:layer="layout" svg:x1="14.8cm" svg:y1="8.025cm" svg:x2="13.25cm" svg:y2="15.125cm" draw:start-shape="id31" draw:start-glue-point="1" draw:end-shape="id35" draw:end-glue-point="1">
          <text:p text:style-name="P1"/>
        </draw:connector>
        <draw:rect draw:style-name="алгоритм" draw:id="id36" draw:layer="layout" svg:width="3.25cm" svg:height="1.1cm" svg:x="11.55cm" svg:y="15.75cm" draw:corner-radius="0.5cm">
          <text:p text:style-name="P1">Выход</text:p>
        </draw:rect>
        <draw:connector draw:style-name="gr2" draw:text-style-name="P2" draw:layer="layout" svg:x1="13.175cm" svg:y1="15.2cm" svg:x2="13.175cm" svg:y2="15.75cm" draw:start-shape="id35" draw:start-glue-point="2" draw:end-shape="id36" draw:end-glue-point="0">
          <text:p text:style-name="P1"/>
        </draw:connector>
        <draw:rect draw:style-name="алгоритм" draw:id="id37" draw:layer="layout" svg:width="3.25cm" svg:height="1.1cm" svg:x="11.55cm" svg:y="17.45cm" draw:corner-radius="0.5cm">
          <text:p text:style-name="P1">Сохранить</text:p>
          <text:p text:style-name="P1">текущий вагон</text:p>
        </draw:rect>
        <draw:rect draw:style-name="алгоритм" draw:id="id38" draw:layer="layout" svg:width="3.25cm" svg:height="1.1cm" svg:x="11.55cm" svg:y="19.3cm">
          <text:p text:style-name="P1">lnFp = ln (F);</text:p>
          <text:p text:style-name="P1">P=vnp/mp*Pт.к.<text:span text:style-name="T1">;</text:span></text:p>
        </draw:rect>
        <draw:connector draw:style-name="gr2" draw:text-style-name="P2" draw:layer="layout" svg:x1="13.175cm" svg:y1="18.55cm" svg:x2="13.175cm" svg:y2="19.3cm" draw:start-shape="id37" draw:start-glue-point="2" draw:end-shape="id38" draw:end-glue-point="0">
          <text:p text:style-name="P1"/>
        </draw:connector>
        <draw:rect draw:style-name="алгоритм" draw:id="id40" draw:layer="layout" svg:width="3.25cm" svg:height="1.1cm" svg:x="15.75cm" svg:y="22.25cm">
          <text:p text:style-name="P1">к куче h</text:p>
          <text:p text:style-name="P1">прибавить P, A;</text:p>
          <text:p text:style-name="P1">vnp=0;</text:p>
        </draw:rect>
        <draw:connector draw:style-name="gr2" draw:text-style-name="P2" draw:layer="layout" svg:x1="13.175cm" svg:y1="20.4cm" svg:x2="13.175cm" svg:y2="21cm" draw:start-shape="id38" draw:start-glue-point="2" draw:end-shape="id39" draw:end-glue-point="0">
          <text:p text:style-name="P1"/>
        </draw:connector>
        <draw:connector draw:style-name="стрелка" draw:layer="layout" svg:x1="17.375cm" svg:y1="23.35cm" svg:x2="13.25cm" svg:y2="23.925cm" draw:start-shape="id40" draw:start-glue-point="2" draw:end-shape="id41" draw:end-glue-point="1">
          <text:p text:style-name="P1"/>
        </draw:connector>
        <draw:polygon draw:style-name="вывод" draw:id="id42" draw:layer="layout" svg:width="3.3cm" svg:height="1.1cm" svg:x="11.527cm" svg:y="24.85cm" svg:viewBox="0 0 3301 1101" draw:points="0,1100 484,0 3300,0 2811,1100">
          <text:p text:style-name="P1">h.P, h.A,</text:p>
          <text:p text:style-name="P1">np, lnFp</text:p>
        </draw:polygon>
        <draw:rect draw:style-name="алгоритм" draw:id="id43" draw:layer="layout" svg:width="3.25cm" svg:height="1.1cm" svg:x="11.55cm" svg:y="26.8cm" draw:corner-radius="0.5cm">
          <text:p text:style-name="P1">Выход</text:p>
        </draw:rect>
        <draw:connector draw:style-name="gr2" draw:text-style-name="P2" draw:layer="layout" svg:x1="13.177cm" svg:y1="25.95cm" svg:x2="13.175cm" svg:y2="26.8cm" draw:start-shape="id42" draw:start-glue-point="2" draw:end-shape="id43" draw:end-glue-point="0">
          <text:p text:style-name="P1"/>
        </draw:connector>
        <draw:rect draw:style-name="подблок" draw:id="id34" draw:layer="layout" svg:width="3.25cm" svg:height="1.1cm" svg:x="11.55cm" svg:y="13.2cm">
          <text:p text:style-name="P1">Вставить</text:p>
          <text:p text:style-name="P1">новый вагон</text:p>
        </draw:rect>
        <draw:connector draw:style-name="gr2" draw:text-style-name="P2" draw:layer="layout" svg:x1="13.175cm" svg:y1="12.4cm" svg:x2="13.175cm" svg:y2="13.2cm" draw:start-shape="id33" draw:start-glue-point="2" draw:end-shape="id34" draw:end-glue-point="0">
          <text:p text:style-name="P1"/>
        </draw:connector>
        <draw:connector draw:style-name="gr2" draw:text-style-name="P2" draw:layer="layout" svg:x1="5.375cm" svg:y1="23.1cm" svg:x2="5.375cm" svg:y2="23.9cm" draw:start-shape="id28" draw:start-glue-point="2" draw:end-shape="id44" draw:end-glue-point="0">
          <text:p text:style-name="P1"/>
        </draw:connector>
        <draw:connector draw:style-name="gr2" draw:text-style-name="P2" draw:layer="layout" svg:x1="5.375cm" svg:y1="19.2cm" svg:x2="5.375cm" svg:y2="19.7cm" draw:start-shape="id27" draw:start-glue-point="2" draw:end-shape="id26" draw:end-glue-point="0">
          <text:p text:style-name="P1"/>
        </draw:connector>
        <draw:connector draw:style-name="gr2" draw:text-style-name="P2" draw:layer="layout" svg:x1="5.375cm" svg:y1="6.75cm" svg:x2="5.375cm" svg:y2="7.35cm" draw:start-shape="id18" draw:start-glue-point="2" draw:end-shape="id19" draw:end-glue-point="0">
          <text:p text:style-name="P1"/>
        </draw:connector>
        <draw:frame draw:style-name="gr3" draw:layer="layout" svg:width="0.355cm" svg:height="0.741cm" svg:x="14.695cm" svg:y="21.289cm">
          <draw:text-box>
            <text:p text:style-name="P1">Да</text:p>
          </draw:text-box>
        </draw:frame>
        <draw:frame draw:style-name="gr3" draw:layer="layout" svg:width="0.549cm" svg:height="0.741cm" svg:x="13.4cm" svg:y="22.589cm">
          <draw:text-box>
            <text:p text:style-name="P1">Нет</text:p>
          </draw:text-box>
        </draw:frame>
        <draw:polygon draw:style-name="алгоритм" draw:id="id39" draw:layer="layout" svg:width="3.25cm" svg:height="1.85cm" svg:x="11.55cm" svg:y="21cm" svg:viewBox="0 0 3251 1851" draw:points="0,925 1626,0 3250,925 1626,1850">
          <text:p text:style-name="P1">vnp &gt; 0</text:p>
        </draw:polygon>
        <draw:circle draw:style-name="алгоритм" draw:id="id41" draw:layer="layout" svg:width="0.15cm" svg:height="0.15cm" svg:x="13.1cm" svg:y="23.85cm">
          <text:p text:style-name="P1"/>
        </draw:circle>
        <draw:connector draw:style-name="стрелка" draw:layer="layout" svg:x1="14.8cm" svg:y1="21.925cm" svg:x2="17.375cm" svg:y2="22.25cm" draw:start-shape="id39" draw:start-glue-point="1" draw:end-shape="id40" draw:end-glue-point="0">
          <text:p text:style-name="P1"/>
        </draw:connector>
        <draw:connector draw:style-name="стрелка" draw:layer="layout" svg:x1="13.175cm" svg:y1="22.85cm" svg:x2="13.175cm" svg:y2="23.85cm" draw:start-shape="id39" draw:start-glue-point="2" draw:end-shape="id41" draw:end-glue-point="0">
          <text:p text:style-name="P1"/>
        </draw:connector>
        <draw:connector draw:style-name="gr2" draw:text-style-name="P2" draw:layer="layout" svg:x1="13.175cm" svg:y1="24cm" svg:x2="13.177cm" svg:y2="24.85cm" draw:start-shape="id41" draw:start-glue-point="2" draw:end-shape="id42" draw:end-glue-point="0">
          <text:p text:style-name="P1"/>
        </draw:connector>
      </draw:page>
      <draw:page draw:name="СПК 3" draw:style-name="dp1" draw:master-page-name="Стандарт">
        <draw:rect draw:style-name="алгоритм" draw:id="id45" draw:layer="layout" svg:width="3.25cm" svg:height="1.1cm" svg:x="3.723cm" svg:y="3.5cm" draw:corner-radius="0.5cm">
          <text:p text:style-name="P1">Вставить</text:p>
          <text:p text:style-name="P1">новый вагон</text:p>
        </draw:rect>
        <draw:connector draw:style-name="gr2" draw:text-style-name="P2" draw:layer="layout" svg:x1="5.348cm" svg:y1="4.6cm" svg:x2="5.325cm" svg:y2="5.35cm" draw:start-shape="id45" draw:start-glue-point="2" draw:end-shape="id46" draw:end-glue-point="0">
          <text:p text:style-name="P1"/>
        </draw:connector>
        <draw:connector draw:style-name="gr2" draw:text-style-name="P2" draw:layer="layout" svg:x1="5.325cm" svg:y1="8.6cm" svg:x2="5.35cm" svg:y2="9.55cm" draw:start-shape="id47" draw:start-glue-point="2" draw:end-shape="id48" draw:end-glue-point="0">
          <text:p text:style-name="P1"/>
        </draw:connector>
        <draw:polygon draw:style-name="вывод" draw:id="id48" draw:layer="layout" svg:width="3.3cm" svg:height="1.1cm" svg:x="3.7cm" svg:y="9.55cm" svg:viewBox="0 0 3301 1101" draw:points="0,1100 484,0 3300,0 2811,1100">
          <text:p text:style-name="P1">h.P, h.A,</text:p>
          <text:p text:style-name="P1">mp, lnFp</text:p>
        </draw:polygon>
        <draw:rect draw:style-name="алгоритм" draw:id="id49" draw:layer="layout" svg:width="3.25cm" svg:height="1.1cm" svg:x="3.723cm" svg:y="11.5cm" draw:corner-radius="0.5cm">
          <text:p text:style-name="P1">Выход</text:p>
        </draw:rect>
        <draw:connector draw:style-name="gr2" draw:text-style-name="P2" draw:layer="layout" svg:x1="5.35cm" svg:y1="10.65cm" svg:x2="5.348cm" svg:y2="11.5cm" draw:start-shape="id48" draw:start-glue-point="2" draw:end-shape="id49" draw:end-glue-point="0">
          <text:p text:style-name="P1"/>
        </draw:connector>
        <draw:frame draw:style-name="gr1" draw:text-style-name="P1" draw:layer="layout" svg:width="17cm" svg:height="1.957cm" svg:x="2cm" svg:y="0.611cm">
          <draw:text-box>
            <text:p text:style-name="P1">Алгоритм работы </text:p>
            <text:p text:style-name="P1">системы повагонного контроля (СПК) МКУ, часть 3</text:p>
          </draw:text-box>
        </draw:frame>
        <draw:rect draw:style-name="алгоритм" draw:id="id46" draw:layer="layout" svg:width="3.25cm" svg:height="1.1cm" svg:x="3.7cm" svg:y="5.35cm">
          <text:p text:style-name="P1">Опустошить</text:p>
          <text:p text:style-name="P1">кучу h вагона</text:p>
        </draw:rect>
        <draw:rect draw:style-name="алгоритм" draw:id="id47" draw:layer="layout" svg:width="3.25cm" svg:height="1.1cm" svg:x="3.7cm" svg:y="7.5cm">
          <text:p text:style-name="P1">np=0;</text:p>
          <text:p text:style-name="P1">lnFp=0; F=0;</text:p>
        </draw:rect>
        <draw:connector draw:style-name="gr2" draw:text-style-name="P2" draw:layer="layout" svg:x1="5.325cm" svg:y1="6.45cm" svg:x2="5.325cm" svg:y2="7.5cm" draw:start-shape="id46" draw:start-glue-point="2" draw:end-shape="id47" draw:end-glue-point="0">
          <text:p text:style-name="P1"/>
        </draw:connector>
      </draw:page>
      <draw:page draw:name="шаблоны" draw:style-name="dp1" draw:master-page-name="Стандарт">
        <draw:rect draw:style-name="алгоритм" draw:layer="layout" svg:width="3.25cm" svg:height="1.1cm" svg:x="2.75cm" svg:y="3.3cm" draw:corner-radius="0.5cm">
          <text:p text:style-name="P1"/>
        </draw:rect>
        <draw:rect draw:style-name="алгоритм" draw:layer="layout" svg:width="3.25cm" svg:height="1.1cm" svg:x="2.75cm" svg:y="4.8cm">
          <text:p text:style-name="P1"/>
        </draw:rect>
        <draw:rect draw:style-name="алгоритм" draw:layer="layout" svg:width="3.25cm" svg:height="1.7cm" svg:x="2.75cm" svg:y="6.4cm">
          <text:p text:style-name="P1"/>
        </draw:rect>
        <draw:rect draw:style-name="подблок" draw:layer="layout" svg:width="3.25cm" svg:height="1.1cm" svg:x="2.75cm" svg:y="8.55cm">
          <text:p text:style-name="P1"/>
        </draw:rect>
        <draw:frame draw:style-name="gr3" draw:layer="layout" svg:width="0.355cm" svg:height="0.741cm" svg:x="10.1cm" svg:y="5.839cm">
          <draw:text-box>
            <text:p text:style-name="P1">Да</text:p>
          </draw:text-box>
        </draw:frame>
        <draw:frame draw:style-name="gr3" draw:layer="layout" svg:width="0.549cm" svg:height="0.741cm" svg:x="11.101cm" svg:y="5.84cm">
          <draw:text-box>
            <text:p text:style-name="P1">Нет</text:p>
          </draw:text-box>
        </draw:frame>
        <draw:connector draw:style-name="стрелка" draw:layer="layout" svg:x1="10.775cm" svg:y1="5.7cm" svg:x2="10.775cm" svg:y2="7.85cm" draw:start-shape="id50" draw:start-glue-point="2" draw:end-shape="id51" draw:end-glue-point="0">
          <text:p text:style-name="P1"/>
        </draw:connector>
        <draw:circle draw:style-name="алгоритм" draw:id="id51" draw:layer="layout" svg:width="0.15cm" svg:height="0.15cm" svg:x="10.7cm" svg:y="7.85cm">
          <text:p text:style-name="P1"/>
        </draw:circle>
        <draw:polygon draw:style-name="алгоритм" draw:id="id50" draw:layer="layout" svg:width="3.25cm" svg:height="1.85cm" svg:x="9.15cm" svg:y="3.85cm" svg:viewBox="0 0 3251 1851" draw:points="0,925 1626,0 3250,925 1626,1850">
          <text:p text:style-name="P1"/>
        </draw:polygon>
        <draw:frame draw:style-name="gr4" draw:text-style-name="P1" draw:layer="layout" svg:width="17cm" svg:height="1.525cm" svg:x="2cm" svg:y="0.527cm">
          <draw:text-box>
            <text:p text:style-name="P1">Заголовок страницы</text:p>
          </draw:text-box>
        </draw:frame>
        <draw:frame draw:style-name="gr5" draw:text-style-name="P1" draw:layer="layout" svg:width="3.4cm" svg:height="0.747cm" svg:x="15.55cm" svg:y="2.324cm">
          <draw:text-box>
            <text:p text:style-name="P1">Комментарий </text:p>
            <text:p text:style-name="P1">к алгоритму</text:p>
          </draw:text-box>
        </draw:frame>
        <draw:rect draw:style-name="рамка" draw:layer="layout" svg:width="8.7cm" svg:height="6.15cm" svg:x="9.6cm" svg:y="17.3cm">
          <text:p text:style-name="P1"/>
        </draw:rect>
        <draw:frame draw:style-name="gr6" draw:layer="layout" svg:width="2.05cm" svg:height="0.398cm" svg:x="16.05cm" svg:y="17.652cm">
          <draw:text-box>
            <text:p text:style-name="P1">Подблок 4</text:p>
          </draw:text-box>
        </draw:frame>
        <draw:polygon draw:style-name="алгоритм" draw:layer="layout" svg:width="3.25cm" svg:height="1.1cm" svg:x="2.75cm" svg:y="12.6cm" svg:viewBox="0 0 3251 1101" draw:points="1200,1100 850,1100 600,1100 400,1100 0,550 0,550 0,550 0,550 0,550 400,0 600,0 900,0 1200,0 1412,0 1624,0 1837,0 2050,0 2400,0 2650,0 2850,0 3250,550 3250,550 3250,550 3250,550 3250,550 2850,1100 2650,1100 2350,1100 2050,1100 1837,1100 1625,1100 1412,1100">
          <text:p text:style-name="P1"/>
        </draw:polygon>
        <draw:g>
          <draw:polygon draw:style-name="вывод" draw:layer="layout" svg:width="3.3cm" svg:height="1.1cm" svg:x="2.75cm" svg:y="10.5cm" svg:viewBox="0 0 3301 1101" draw:points="0,1100 484,0 3300,0 2811,1100">
            <text:p text:style-name="P1"/>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ru" fo:country="RU"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Arrow" draw:marker-end-width="0.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Thorndale" style:font-family-generic="roman" style:font-pitch="variable" fo:font-size="24pt" fo:letter-spacing="normal" fo:language="ru" fo:country="RU" fo:font-style="normal" fo:text-shadow="none" style:text-underline-style="none" fo:font-weight="normal" style:text-underline-mode="continuous" style:text-line-through-mode="continuous" style:letter-kerning="false" style:font-family-asian="'HG Mincho Light J'" style:font-pitch-asian="variable" style:font-size-asian="24pt" style:language-asian="none" style:country-asian="none" style:font-style-asian="normal" style:font-weight-asian="normal" style:font-family-complex="'Arial Unicode MS'" style:font-pitch-complex="variable" style:font-size-complex="24pt" style:language-complex="none" style:country-complex="none" style:font-style-complex="normal" style:font-weight-complex="normal" style:text-scale="100%" style:font-relief="none"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Dash_20_1" draw:fill="none" draw:fill-gradient-name="Gradient_20_1" draw:fill-hatch-name="Hatch_20_1" draw:fill-image-name="Bitmape_20_1" draw:textarea-horizontal-align="center" draw:textarea-vertical-align="middle"/>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Courier New'" style:font-style-name="Обычный" style:font-family-generic="modern" style:font-pitch="fixed" fo:font-size="9pt" fo:letter-spacing="normal" fo:language="ru" fo:country="RU" fo:font-style="normal" fo:text-shadow="none" style:text-underline-style="none" fo:font-weight="normal" style:text-underline-mode="continuous" style:text-line-through-mode="continuous" style:letter-kerning="false" style:font-family-asian="'HG Mincho Light J'" style:font-pitch-asian="variable" style:font-size-asian="24pt" style:language-asian="none" style:country-asian="none" style:font-style-asian="normal" style:font-weight-asian="normal" style:font-family-complex="'Arial Unicode MS'" style:font-pitch-complex="variable" style:font-size-complex="24pt" style:language-complex="none" style:country-complex="none" style:font-style-complex="normal" style:font-weight-complex="normal" style:text-scale="100%" style:font-relief="none" fo:hyphenate="fals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алгоритм" style:family="graphic" style:parent-style-name="objectwithoutfill">
      <style:paragraph-properties>
        <style:tab-stops/>
      </style:paragraph-properties>
    </style:style>
    <style:style style:name="голова" style:family="graphic" style:parent-style-name="title1">
      <style:graphic-properties draw:stroke-dash="Dash_20_1" draw:fill="solid" draw:fill-color="#cccccc" draw:fill-gradient-name="Gradient_20_2" draw:fill-hatch-name="Hatch_20_1" draw:fill-image-name="Bitmape_20_1" draw:fit-to-size="false"/>
      <style:paragraph-properties>
        <style:tab-stops/>
      </style:paragraph-properties>
      <style:text-properties fo:color="#000000" style:text-outline="false" fo:font-family="Arial" style:font-style-name="Полужирный" style:font-family-generic="swiss" style:font-pitch="variable" fo:font-style="normal" fo:font-weight="bold"/>
    </style:style>
    <style:style style:name="да_5f_нет" style:display-name="да_нет" style:family="graphic" style:parent-style-name="алгоритм">
      <style:graphic-properties draw:stroke="none"/>
      <style:text-properties fo:color="#808080" fo:font-size="8pt"/>
    </style:style>
    <style:style style:name="комментарий" style:family="graphic" style:parent-style-name="алгоритм">
      <style:graphic-properties draw:fill="solid" draw:fill-color="#e6e6e6" draw:shadow="visible" draw:shadow-offset-x="0.1cm" draw:shadow-offset-y="0.1cm" draw:shadow-color="#cccccc"/>
      <style:paragraph-properties fo:text-align="justify"/>
      <style:text-properties fo:font-size="8pt" fo:font-style="normal"/>
    </style:style>
    <style:style style:name="подблок" style:family="graphic" style:parent-style-name="алгоритм">
      <style:graphic-properties draw:fill="none" draw:fill-color="#ffffff" draw:shadow="visible" draw:shadow-offset-x="0.05cm" draw:shadow-offset-y="0.05cm" draw:shadow-color="#cccccc"/>
      <style:text-properties fo:font-weight="bold"/>
    </style:style>
    <style:style style:name="вывод" style:family="graphic" style:parent-style-name="подблок">
      <style:graphic-properties draw:fill="solid" draw:fill-color="#e6e6e6" draw:shadow="hidden"/>
      <style:text-properties fo:font-weight="normal"/>
    </style:style>
    <style:style style:name="рамка" style:family="graphic" style:parent-style-name="алгоритм">
      <style:graphic-properties draw:stroke="dash" draw:stroke-dash="Ultrafine_20_Dashed"/>
      <style:paragraph-properties fo:text-align="end"/>
    </style:style>
    <style:style style:name="стрелка" style:family="graphic" style:parent-style-name="алгоритм"/>
    <style:style style:name="комментарий_5f_лево" style:display-name="комментарий_лево" style:family="graphic" style:parent-style-name="комментарий">
      <style:paragraph-properties fo:text-align="start"/>
      <style:text-properties fo:font-size="9pt"/>
    </style:style>
  </office:styles>
  <office:automatic-styles>
    <style:page-layout style:name="PM0">
      <style:page-layout-properties fo:margin-top="0cm" fo:margin-bottom="0cm" fo:margin-left="0cm" fo:margin-right="0cm" fo:page-width="29.669cm" fo:page-height="20.997cm" style:print-orientation="landscape"/>
    </style:page-layout>
    <style:page-layout style:name="PM1">
      <style:page-layout-properties fo:margin-top="0cm" fo:margin-bottom="0cm" fo:margin-left="0cm" fo:margin-right="0cm" fo:page-width="20.997cm" fo:page-height="29.686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Стандарт"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Ru.OpenOffice.org/2.0$Win32 OpenOffice.org_project/680m3$Build-8968
  </meta:generator>
    <meta:creation-date>2002-09-18T18:06:49</meta:creation-date>
    <dc:creator>Руслан Кеба</dc:creator>
    <dc:date>2006-03-24T10:36:44</dc:date>
    <meta:printed-by>Руслан Анатольевич</meta:printed-by>
    <meta:print-date>2004-04-22T14:41:40</meta:print-date>
    <dc:language>ru-RU</dc:language>
    <meta:editing-cycles>384</meta:editing-cycles>
    <meta:editing-duration>P3DT14H36M38S</meta:editing-duration>
    <meta:user-defined meta:name="Info 1"/>
    <meta:user-defined meta:name="Info 2"/>
    <meta:user-defined meta:name="Info 3"/>
    <meta:user-defined meta:name="Info 4"/>
    <meta:document-statistic meta:object-count="136"/>
  </office:meta>
</office:document-meta>
</file>

<file path=Object 10/content.xml><?xml version="1.0" encoding="utf-8"?>
<!DOCTYPE math  PUBLIC '-//OpenOffice.org//DTD Modified W3C MathML 1.01//EN'  'math.dtd'>
<math:math xmlns:math="http://www.w3.org/1998/Math/MathML">
  <math:semantics>
    <math:mtable>
      <math:mtr>
        <math:mrow>
          <math:mo math:stretchy="false"></math:mo>
          <math:mrow>
            <math:msubsup>
              <math:mi>F</math:mi>
              <math:mi>a</math:mi>
              <math:mi>П</math:mi>
            </math:msubsup>
            <math:mo math:stretchy="false">=</math:mo>
            <math:mrow>
              <math:msubsup>
                <math:munder>
                  <math:mi>F</math:mi>
                  <math:mi math:fontstyle="italic">новое</math:mi>
                </math:munder>
                <math:mi>A</math:mi>
                <math:mi>П</math:mi>
              </math:msubsup>
              <math:mo math:stretchy="false">−</math:mo>
              <math:msubsup>
                <math:mi>F</math:mi>
                <math:mi>A</math:mi>
                <math:mi>П</math:mi>
              </math:msubsup>
            </math:mrow>
          </math:mrow>
        </math:mrow>
      </math:mtr>
      <math:mtr>
        <math:mrow>
          <math:mrow>
            <math:munder>
              <math:mi>b</math:mi>
              <math:mi math:fontstyle="italic">новое</math:mi>
            </math:munder>
            <math:mo math:stretchy="false">=</math:mo>
            <math:mrow>
              <math:mi>b</math:mi>
              <math:mo math:stretchy="false">−</math:mo>
              <math:mn>2</math:mn>
            </math:mrow>
          </math:mrow>
          <math:mi>a</math:mi>
          <math:mo math:stretchy="false"></math:mo>
          <math:msubsup>
            <math:mi>F</math:mi>
            <math:mi>a</math:mi>
            <math:mi>П</math:mi>
          </math:msubsup>
        </math:mrow>
      </math:mtr>
      <math:mtr>
        <math:mrow>
          <math:mrow>
            <math:munder>
              <math:mi>с</math:mi>
              <math:mi math:fontstyle="italic">новое</math:mi>
            </math:munder>
            <math:mo math:stretchy="false">=</math:mo>
            <math:mi>a</math:mi>
          </math:mrow>
          <math:mrow>
            <math:msup>
              <math:mrow>
                <math:mo math:stretchy="false"></math:mo>
                <math:mrow>
                  <math:mo math:stretchy="false"></math:mo>
                  <math:msubsup>
                    <math:mi>F</math:mi>
                    <math:mi>a</math:mi>
                    <math:mi>П</math:mi>
                  </math:msubsup>
                </math:mrow>
                <math:mo math:stretchy="false"></math:mo>
              </math:mrow>
              <math:mn>2</math:mn>
            </math:msup>
            <math:mo math:stretchy="false">−</math:mo>
            <math:mi>b</math:mi>
          </math:mrow>
          <math:mo math:stretchy="false"></math:mo>
          <math:mrow>
            <math:msubsup>
              <math:mi>F</math:mi>
              <math:mi>a</math:mi>
              <math:mi>П</math:mi>
            </math:msubsup>
            <math:mo math:stretchy="false"></math:mo>
            <math:mi>c</math:mi>
          </math:mrow>
        </math:mrow>
      </math:mtr>
    </math:mtable>
    <math:annotation math:encoding="StarMath 5.0">%DELTA F_a^П =  F^П_A csub новое - F^П_A newline
b csub новое = b -2 a %DELTA F_a^П newline
с csub новое = a (%DELTA F_a^П)^2 - b %DELTA F_a^П + c</math:annotation>
  </math:semantics>
</math:math>
</file>

<file path=Object 108/content.xml><?xml version="1.0" encoding="utf-8"?>
<!DOCTYPE math  PUBLIC '-//OpenOffice.org//DTD Modified W3C MathML 1.01//EN'  'math.dtd'>
<math:math xmlns:math="http://www.w3.org/1998/Math/MathML">
  <math:semantics>
    <math:mrow>
      <math:mrow>
        <math:msubsup>
          <math:mover math:accent="true">
            <math:mi>F</math:mi>
            <math:mo>¯</math:mo>
          </math:mover>
          <math:mrow>
            <math:mi>P</math:mi>
            <math:mi>j</math:mi>
          </math:mrow>
          <math:mi>R</math:mi>
        </math:msubsup>
        <math:mo math:stretchy="false"></math:mo>
        <math:mrow>
          <math:msubsup>
            <math:mi>F</math:mi>
            <math:mi>P</math:mi>
            <math:mi>П</math:mi>
          </math:msubsup>
          <math:mo math:stretchy="false"></math:mo>
          <math:mo math:stretchy="false"></math:mo>
        </math:mrow>
      </math:mrow>
      <math:msubsup>
        <math:mi>F</math:mi>
        <math:mi>P</math:mi>
        <math:mi>П</math:mi>
      </math:msubsup>
    </math:mrow>
    <math:annotation math:encoding="StarMath 5.0">{overline F}^{R}_{P j} &gt; F^П_P + %DELTA F^П_P</math:annotation>
  </math:semantics>
</math:math>
</file>

<file path=Object 11/content.xml><?xml version="1.0" encoding="utf-8"?>
<!DOCTYPE math  PUBLIC '-//OpenOffice.org//DTD Modified W3C MathML 1.01//EN'  'math.dtd'>
<math:math xmlns:math="http://www.w3.org/1998/Math/MathML">
  <math:semantics>
    <math:mtable>
      <math:mtr>
        <math:mrow>
          <math:msubsup>
            <math:mi>S</math:mi>
            <math:mi>P</math:mi>
            <math:mrow>
              <math:mo math:stretchy="false">¬</math:mo>
              <math:mi>W</math:mi>
            </math:mrow>
          </math:msubsup>
          <math:mo math:stretchy="false"></math:mo>
          <math:mn>0,</math:mn>
          <math:msubsup>
            <math:mi>S</math:mi>
            <math:mi>P</math:mi>
            <math:mi>L</math:mi>
          </math:msubsup>
          <math:mo math:stretchy="false"></math:mo>
          <math:mn>0,</math:mn>
          <math:msub>
            <math:mi>S</math:mi>
            <math:mi>P</math:mi>
          </math:msub>
          <math:mo math:stretchy="false"></math:mo>
          <math:mn>0,</math:mn>
          <math:msubsup>
            <math:mi>S</math:mi>
            <math:mi>P</math:mi>
            <math:mi>R</math:mi>
          </math:msubsup>
          <math:mo math:stretchy="false"></math:mo>
          <math:mn>0,</math:mn>
        </math:mrow>
      </math:mtr>
      <math:mtr>
        <math:mrow>
          <math:msubsup>
            <math:mi>m</math:mi>
            <math:mi>P</math:mi>
            <math:mi>L</math:mi>
          </math:msubsup>
          <math:mo math:stretchy="false"></math:mo>
          <math:mn>0,</math:mn>
          <math:msubsup>
            <math:mi>m</math:mi>
            <math:mi>P</math:mi>
            <math:mi>R</math:mi>
          </math:msubsup>
          <math:mo math:stretchy="false"></math:mo>
          <math:mn>0,</math:mn>
          <math:msub>
            <math:mi>m</math:mi>
            <math:mi>P</math:mi>
          </math:msub>
          <math:mo math:stretchy="false"></math:mo>
          <math:mn>0,</math:mn>
        </math:mrow>
      </math:mtr>
      <math:mtr>
        <math:mrow>
          <math:msubsup>
            <math:mover math:accent="true">
              <math:mi>F</math:mi>
              <math:mo>¯</math:mo>
            </math:mover>
            <math:mrow>
              <math:mi>P</math:mi>
              <math:mi>j</math:mi>
            </math:mrow>
            <math:mrow>
              <math:mo math:stretchy="false">¬</math:mo>
              <math:mi>W</math:mi>
            </math:mrow>
          </math:msubsup>
          <math:mo math:stretchy="false"></math:mo>
          <math:mn>0,</math:mn>
          <math:msubsup>
            <math:mover math:accent="true">
              <math:mi>F</math:mi>
              <math:mo>¯</math:mo>
            </math:mover>
            <math:mrow>
              <math:mi>P</math:mi>
              <math:mi>j</math:mi>
            </math:mrow>
            <math:mi>L</math:mi>
          </math:msubsup>
          <math:mo math:stretchy="false"></math:mo>
          <math:mn>0,</math:mn>
          <math:msub>
            <math:mover math:accent="true">
              <math:mi>F</math:mi>
              <math:mo>¯</math:mo>
            </math:mover>
            <math:mrow>
              <math:mi>P</math:mi>
              <math:mi>j</math:mi>
            </math:mrow>
          </math:msub>
          <math:mo math:stretchy="false"></math:mo>
          <math:mn>0,</math:mn>
          <math:msubsup>
            <math:mover math:accent="true">
              <math:mi>F</math:mi>
              <math:mo>¯</math:mo>
            </math:mover>
            <math:mrow>
              <math:mi>P</math:mi>
              <math:mi>j</math:mi>
            </math:mrow>
            <math:mi>R</math:mi>
          </math:msubsup>
          <math:mo math:stretchy="false"></math:mo>
          <math:mn>0</math:mn>
        </math:mrow>
      </math:mtr>
    </math:mtable>
    <math:annotation math:encoding="StarMath 5.0">S^{neg W}_P leftarrow 0, ~
S^L_P leftarrow 0, ~
S_P leftarrow 0, ~
S^R_P leftarrow 0,
newline
m^L_P leftarrow 0, ~
m^R_P leftarrow 0, ~
m_P leftarrow 0,
newline
{overline F}^{neg W}_{P j} leftarrow 0, ~
{overline F}^L_{P j} leftarrow 0, ~
{overline F}_{P j} leftarrow 0, ~
{overline F}^R_{P j} leftarrow 0</math:annotation>
  </math:semantics>
</math:math>
</file>

<file path=Object 112/content.xml><?xml version="1.0" encoding="utf-8"?>
<!DOCTYPE math  PUBLIC '-//OpenOffice.org//DTD Modified W3C MathML 1.01//EN'  'math.dtd'>
<math:math xmlns:math="http://www.w3.org/1998/Math/MathML">
  <math:semantics>
    <math:mrow>
      <math:mrow>
        <math:msubsup>
          <math:mover math:accent="true">
            <math:mi>F</math:mi>
            <math:mo>¯</math:mo>
          </math:mover>
          <math:mrow>
            <math:mi>P</math:mi>
            <math:mi>j</math:mi>
          </math:mrow>
          <math:mi>R</math:mi>
        </math:msubsup>
        <math:mo math:stretchy="false"></math:mo>
        <math:mrow>
          <math:msubsup>
            <math:mi>F</math:mi>
            <math:mi>P</math:mi>
            <math:mi>П</math:mi>
          </math:msubsup>
          <math:mo math:stretchy="false">−</math:mo>
          <math:mo math:stretchy="false"></math:mo>
        </math:mrow>
      </math:mrow>
      <math:msubsup>
        <math:mi>F</math:mi>
        <math:mi>P</math:mi>
        <math:mi>П</math:mi>
      </math:msubsup>
    </math:mrow>
    <math:annotation math:encoding="StarMath 5.0">{overline F}^{R}_{P j} &lt; F^П_P - %DELTA F^П_P</math:annotation>
  </math:semantics>
</math:math>
</file>

<file path=Object 12/content.xml><?xml version="1.0" encoding="utf-8"?>
<!DOCTYPE math  PUBLIC '-//OpenOffice.org//DTD Modified W3C MathML 1.01//EN'  'math.dtd'>
<math:math xmlns:math="http://www.w3.org/1998/Math/MathML">
  <math:semantics>
    <math:mrow>
      <math:mi>i</math:mi>
      <math:mo math:stretchy="false">=</math:mo>
      <math:mrow>
        <math:mn>1</math:mn>
        <math:mo math:stretchy="false">÷</math:mo>
        <math:mi>n</math:mi>
      </math:mrow>
    </math:mrow>
    <math:annotation math:encoding="StarMath 5.0">i=1 div n</math:annotation>
  </math:semantics>
</math:math>
</file>

<file path=Object 13/content.xml><?xml version="1.0" encoding="utf-8"?>
<!DOCTYPE math  PUBLIC '-//OpenOffice.org//DTD Modified W3C MathML 1.01//EN'  'math.dtd'>
<math:math xmlns:math="http://www.w3.org/1998/Math/MathML">
  <math:semantics>
    <math:msub>
      <math:mi>W</math:mi>
      <math:mi>i</math:mi>
    </math:msub>
    <math:annotation math:encoding="StarMath 5.0">W_i</math:annotation>
  </math:semantics>
</math:math>
</file>

<file path=Object 14/content.xml><?xml version="1.0" encoding="utf-8"?>
<!DOCTYPE math  PUBLIC '-//OpenOffice.org//DTD Modified W3C MathML 1.01//EN'  'math.dtd'>
<math:math xmlns:math="http://www.w3.org/1998/Math/MathML">
  <math:semantics>
    <math:mrow>
      <math:msub>
        <math:mi>F</math:mi>
        <math:mrow>
          <math:mi>P</math:mi>
          <math:mi>i</math:mi>
        </math:mrow>
      </math:msub>
      <math:mo math:stretchy="false"></math:mo>
      <math:msub>
        <math:mi>F</math:mi>
        <math:mrow>
          <math:mi>x</math:mi>
          <math:mi>P</math:mi>
        </math:mrow>
      </math:msub>
    </math:mrow>
    <math:annotation math:encoding="StarMath 5.0">F_{P i} leslant F_{x P}</math:annotation>
  </math:semantics>
</math:math>
</file>

<file path=Object 147/content.xml><?xml version="1.0" encoding="utf-8"?>
<!DOCTYPE math  PUBLIC '-//OpenOffice.org//DTD Modified W3C MathML 1.01//EN'  'math.dtd'>
<math:math xmlns:math="http://www.w3.org/1998/Math/MathML">
  <math:semantics>
    <math:mrow>
      <math:msubsup>
        <math:mi>F</math:mi>
        <math:mi>A</math:mi>
        <math:mi>W</math:mi>
      </math:msubsup>
      <math:mo math:stretchy="false">≤</math:mo>
      <math:msubsup>
        <math:mi>F</math:mi>
        <math:mi>A</math:mi>
        <math:mi>Ф</math:mi>
      </math:msubsup>
    </math:mrow>
    <math:annotation math:encoding="StarMath 5.0">F^W_A &lt;= F^Ф_A</math:annotation>
  </math:semantics>
</math:math>
</file>

<file path=Object 15/content.xml><?xml version="1.0" encoding="utf-8"?>
<!DOCTYPE math  PUBLIC '-//OpenOffice.org//DTD Modified W3C MathML 1.01//EN'  'math.dtd'>
<math:math xmlns:math="http://www.w3.org/1998/Math/MathML">
  <math:semantics>
    <math:mrow>
      <math:msub>
        <math:mi>F</math:mi>
        <math:mrow>
          <math:mi>P</math:mi>
          <math:mi>i</math:mi>
        </math:mrow>
      </math:msub>
      <math:mo math:stretchy="false"></math:mo>
      <math:msub>
        <math:mi>F</math:mi>
        <math:mrow>
          <math:mi>m</math:mi>
          <math:mi>P</math:mi>
        </math:mrow>
      </math:msub>
    </math:mrow>
    <math:annotation math:encoding="StarMath 5.0">F_{P i} geslant F_{m P} </math:annotation>
  </math:semantics>
</math:math>
</file>

<file path=Object 16/content.xml><?xml version="1.0" encoding="utf-8"?>
<!DOCTYPE math  PUBLIC '-//OpenOffice.org//DTD Modified W3C MathML 1.01//EN'  'math.dtd'>
<math:math xmlns:math="http://www.w3.org/1998/Math/MathML">
  <math:semantics>
    <math:mtable>
      <math:mtr>
        <math:mrow>
          <math:msubsup>
            <math:mi>S</math:mi>
            <math:mi>P</math:mi>
            <math:mrow>
              <math:mo math:stretchy="false">¬</math:mo>
              <math:mi>W</math:mi>
            </math:mrow>
          </math:msubsup>
          <math:mo math:stretchy="false"></math:mo>
          <math:mrow>
            <math:msubsup>
              <math:mi>S</math:mi>
              <math:mi>P</math:mi>
              <math:mrow>
                <math:mo math:stretchy="false">¬</math:mo>
                <math:mi>W</math:mi>
              </math:mrow>
            </math:msubsup>
            <math:mo math:stretchy="false"></math:mo>
            <math:msub>
              <math:mi>F</math:mi>
              <math:mrow>
                <math:mi>P</math:mi>
                <math:mi>i</math:mi>
              </math:mrow>
            </math:msub>
          </math:mrow>
          <math:mi>,</math:mi>
        </math:mrow>
      </math:mtr>
      <math:mtr>
        <math:mrow>
          <math:msubsup>
            <math:mi>m</math:mi>
            <math:mi>P</math:mi>
            <math:mrow>
              <math:mo math:stretchy="false">¬</math:mo>
              <math:mi>W</math:mi>
            </math:mrow>
          </math:msubsup>
          <math:mo math:stretchy="false"></math:mo>
          <math:mrow>
            <math:msubsup>
              <math:mi>m</math:mi>
              <math:mi>P</math:mi>
              <math:mrow>
                <math:mo math:stretchy="false">¬</math:mo>
                <math:mi>W</math:mi>
              </math:mrow>
            </math:msubsup>
            <math:mo math:stretchy="false"></math:mo>
            <math:mn>1</math:mn>
          </math:mrow>
        </math:mrow>
      </math:mtr>
    </math:mtable>
    <math:annotation math:encoding="StarMath 5.0">S^{neg W}_P leftarrow S^{neg W}_P + F_{P i}, newline
m^{neg W}_P leftarrow m^{neg W}_P + 1</math:annotation>
  </math:semantics>
</math:math>
</file>

<file path=Object 161/content.xml><?xml version="1.0" encoding="utf-8"?>
<!DOCTYPE math  PUBLIC '-//OpenOffice.org//DTD Modified W3C MathML 1.01//EN'  'math.dtd'>
<math:math xmlns:math="http://www.w3.org/1998/Math/MathML">
  <math:semantics>
    <math:mtable>
      <math:mtr>
        <math:mrow>
          <math:mrow>
            <math:mfenced math:open="∣" math:close="∣">
              <math:mrow>
                <math:msubsup>
                  <math:mover math:accent="true">
                    <math:mi>F</math:mi>
                    <math:mo>¯</math:mo>
                  </math:mover>
                  <math:mi>A</math:mi>
                  <math:mi>L</math:mi>
                </math:msubsup>
                <math:mo math:stretchy="false">−</math:mo>
                <math:msubsup>
                  <math:mi>F</math:mi>
                  <math:mi>A</math:mi>
                  <math:mi>П</math:mi>
                </math:msubsup>
              </math:mrow>
            </math:mfenced>
            <math:mo math:stretchy="false">≤</math:mo>
            <math:mo math:stretchy="false"></math:mo>
          </math:mrow>
          <math:msubsup>
            <math:mi>F</math:mi>
            <math:mi>A</math:mi>
            <math:mi>П</math:mi>
          </math:msubsup>
        </math:mrow>
      </math:mtr>
      <math:mtr>
        <math:mrow>
          <math:mi>и</math:mi>
          <math:mrow>
            <math:msubsup>
              <math:mi>l</math:mi>
              <math:mi>A</math:mi>
              <math:mi>L</math:mi>
            </math:msubsup>
            <math:mo math:stretchy="false"></math:mo>
            <math:mn>0</math:mn>
          </math:mrow>
          <math:mi>и</math:mi>
          <math:mrow>
            <math:msub>
              <math:mi>l</math:mi>
              <math:mi>A</math:mi>
            </math:msub>
            <math:mo math:stretchy="false">=</math:mo>
            <math:mn>0</math:mn>
          </math:mrow>
          <math:mi>и</math:mi>
          <math:mrow>
            <math:msubsup>
              <math:mi>l</math:mi>
              <math:mi>A</math:mi>
              <math:mi>R</math:mi>
            </math:msubsup>
            <math:mo math:stretchy="false">=</math:mo>
            <math:mn>0</math:mn>
          </math:mrow>
        </math:mrow>
      </math:mtr>
    </math:mtable>
    <math:annotation math:encoding="StarMath 5.0">abs{{overline F}_A^L - F^П_A} &lt;= %DELTA F^П_A newline
и l_A^L&gt;0 и l_A=0 и l_A^R=0</math:annotation>
  </math:semantics>
</math:math>
</file>

<file path=Object 17/content.xml><?xml version="1.0" encoding="utf-8"?>
<!DOCTYPE math  PUBLIC '-//OpenOffice.org//DTD Modified W3C MathML 1.01//EN'  'math.dtd'>
<math:math xmlns:math="http://www.w3.org/1998/Math/MathML">
  <math:semantics>
    <math:mtable>
      <math:mtr>
        <math:mrow>
          <math:msubsup>
            <math:mi>S</math:mi>
            <math:mi>P</math:mi>
            <math:mi>R</math:mi>
          </math:msubsup>
          <math:mo math:stretchy="false"></math:mo>
          <math:mrow>
            <math:msubsup>
              <math:mi>S</math:mi>
              <math:mi>P</math:mi>
              <math:mi>R</math:mi>
            </math:msubsup>
            <math:mo math:stretchy="false"></math:mo>
            <math:msub>
              <math:mi>F</math:mi>
              <math:mrow>
                <math:mi>P</math:mi>
                <math:mi>i</math:mi>
              </math:mrow>
            </math:msub>
          </math:mrow>
        </math:mrow>
      </math:mtr>
      <math:mtr>
        <math:mrow>
          <math:msubsup>
            <math:mi>m</math:mi>
            <math:mi>P</math:mi>
            <math:mi>R</math:mi>
          </math:msubsup>
          <math:mo math:stretchy="false"></math:mo>
          <math:mrow>
            <math:msubsup>
              <math:mi>m</math:mi>
              <math:mi>P</math:mi>
              <math:mi>R</math:mi>
            </math:msubsup>
            <math:mo math:stretchy="false"></math:mo>
            <math:mn>1</math:mn>
          </math:mrow>
        </math:mrow>
      </math:mtr>
    </math:mtable>
    <math:annotation math:encoding="StarMath 5.0">S^R_P leftarrow S^R_P + F_{P i} 
newline
~ m^R_P leftarrow m^R_P + 1</math:annotation>
  </math:semantics>
</math:math>
</file>

<file path=Object 179/content.xml><?xml version="1.0" encoding="utf-8"?>
<!DOCTYPE math  PUBLIC '-//OpenOffice.org//DTD Modified W3C MathML 1.01//EN'  'math.dtd'>
<math:math xmlns:math="http://www.w3.org/1998/Math/MathML">
  <math:semantics>
    <math:mrow>
      <math:msubsup>
        <math:mover math:accent="true">
          <math:mi>F</math:mi>
          <math:mo>¯</math:mo>
        </math:mover>
        <math:mrow>
          <math:mi>A</math:mi>
          <math:mi>j</math:mi>
        </math:mrow>
        <math:mi math:fontstyle="italic">МН</math:mi>
      </math:msubsup>
      <math:mo math:stretchy="false"></math:mo>
      <math:msub>
        <math:mover math:accent="true">
          <math:mi>F</math:mi>
          <math:mo>¯</math:mo>
        </math:mover>
        <math:mrow>
          <math:mi>A</math:mi>
          <math:mi>j</math:mi>
        </math:mrow>
      </math:msub>
    </math:mrow>
    <math:annotation math:encoding="StarMath 5.0">{overline F}^МН_{A j} leftarrow {overline F}_{A j}</math:annotation>
  </math:semantics>
</math:math>
</file>

<file path=Object 18/content.xml><?xml version="1.0" encoding="utf-8"?>
<!DOCTYPE math  PUBLIC '-//OpenOffice.org//DTD Modified W3C MathML 1.01//EN'  'math.dtd'>
<math:math xmlns:math="http://www.w3.org/1998/Math/MathML">
  <math:semantics>
    <math:mrow>
      <math:msubsup>
        <math:mi>j</math:mi>
        <math:mi>P</math:mi>
        <math:mi>П</math:mi>
      </math:msubsup>
      <math:mo math:stretchy="false">≥</math:mo>
      <math:msubsup>
        <math:mi>n</math:mi>
        <math:mi>P</math:mi>
        <math:mi>П</math:mi>
      </math:msubsup>
    </math:mrow>
    <math:annotation math:encoding="StarMath 5.0">j^П_P &gt;= n^П_P</math:annotation>
  </math:semantics>
</math:math>
</file>

<file path=Object 180/content.xml><?xml version="1.0" encoding="utf-8"?>
<!DOCTYPE math  PUBLIC '-//OpenOffice.org//DTD Modified W3C MathML 1.01//EN'  'math.dtd'>
<math:math xmlns:math="http://www.w3.org/1998/Math/MathML">
  <math:semantics>
    <math:mtable>
      <math:mtr>
        <math:mrow>
          <math:mrow>
            <math:mi>t</math:mi>
            <math:mo math:stretchy="false">=</math:mo>
            <math:mrow>
              <math:msub>
                <math:mo math:stretchy="false"></math:mo>
                <math:mn>1</math:mn>
              </math:msub>
              <math:mo math:stretchy="false"></math:mo>
              <math:msub>
                <math:mo math:stretchy="false"></math:mo>
                <math:mn>1</math:mn>
              </math:msub>
            </math:mrow>
          </math:mrow>
          <math:mrow>
            <math:msub>
              <math:mi>P</math:mi>
              <math:mi>j</math:mi>
            </math:msub>
            <math:mo math:stretchy="false"></math:mo>
            <math:msub>
              <math:mo math:stretchy="false"></math:mo>
              <math:mn>1</math:mn>
            </math:msub>
          </math:mrow>
          <math:msubsup>
            <math:mi>P</math:mi>
            <math:mi>j</math:mi>
            <math:mn>2</math:mn>
          </math:msubsup>
        </math:mrow>
      </math:mtr>
      <math:mtr>
        <math:mrow>
          <math:mrow>
            <math:mi>z</math:mi>
            <math:mo math:stretchy="false">=</math:mo>
            <math:mrow>
              <math:msub>
                <math:mo math:stretchy="false"></math:mo>
                <math:mn>2</math:mn>
              </math:msub>
              <math:mo math:stretchy="false"></math:mo>
              <math:msub>
                <math:mo math:stretchy="false"></math:mo>
                <math:mn>2</math:mn>
              </math:msub>
            </math:mrow>
          </math:mrow>
          <math:mrow>
            <math:msub>
              <math:mi>P</math:mi>
              <math:mi>j</math:mi>
            </math:msub>
            <math:mo math:stretchy="false"></math:mo>
            <math:msub>
              <math:mo math:stretchy="false"></math:mo>
              <math:mn>2</math:mn>
            </math:msub>
          </math:mrow>
          <math:msubsup>
            <math:mi>P</math:mi>
            <math:mi>j</math:mi>
            <math:mn>2</math:mn>
          </math:msubsup>
        </math:mrow>
      </math:mtr>
    </math:mtable>
    <math:annotation math:encoding="StarMath 5.0">t=%alpha_1+%beta_1  P_j + %gamma_1  P_j^2 newline
z=%alpha_2+%beta_2  P_j + %gamma_2 P_j^2 </math:annotation>
  </math:semantics>
</math:math>
</file>

<file path=Object 182/content.xml><?xml version="1.0" encoding="utf-8"?>
<!DOCTYPE math  PUBLIC '-//OpenOffice.org//DTD Modified W3C MathML 1.01//EN'  'math.dtd'>
<math:math xmlns:math="http://www.w3.org/1998/Math/MathML">
  <math:semantics>
    <math:mrow>
      <math:mi>A</math:mi>
      <math:mo math:stretchy="false">=</math:mo>
      <math:mrow>
        <math:mrow>
          <math:mrow>
            <math:mi>a</math:mi>
            <math:mo math:stretchy="false">⋅</math:mo>
            <math:msubsup>
              <math:mi>F</math:mi>
              <math:mi>A</math:mi>
              <math:mn>2</math:mn>
            </math:msubsup>
          </math:mrow>
          <math:mo math:stretchy="false"></math:mo>
          <math:mrow>
            <math:mi>b</math:mi>
            <math:mo math:stretchy="false">⋅</math:mo>
            <math:msub>
              <math:mi>F</math:mi>
              <math:mi>A</math:mi>
            </math:msub>
          </math:mrow>
        </math:mrow>
        <math:mo math:stretchy="false"></math:mo>
        <math:mi>c</math:mi>
      </math:mrow>
    </math:mrow>
    <math:annotation math:encoding="StarMath 5.0">A =a cdot  F_A^2 + b cdot F_A + c</math:annotation>
  </math:semantics>
</math:math>
</file>

<file path=Object 19/content.xml><?xml version="1.0" encoding="utf-8"?>
<!DOCTYPE math  PUBLIC '-//OpenOffice.org//DTD Modified W3C MathML 1.01//EN'  'math.dtd'>
<math:math xmlns:math="http://www.w3.org/1998/Math/MathML">
  <math:semantics>
    <math:mtable>
      <math:mtr>
        <math:mrow>
          <math:msub>
            <math:mi>S</math:mi>
            <math:mi>P</math:mi>
          </math:msub>
          <math:mo math:stretchy="false"></math:mo>
          <math:mrow>
            <math:msub>
              <math:mi>S</math:mi>
              <math:mi>P</math:mi>
            </math:msub>
            <math:mo math:stretchy="false"></math:mo>
            <math:msub>
              <math:mi>F</math:mi>
              <math:mrow>
                <math:mi>P</math:mi>
                <math:mi>i</math:mi>
              </math:mrow>
            </math:msub>
          </math:mrow>
          <math:mi>,</math:mi>
        </math:mrow>
      </math:mtr>
      <math:mtr>
        <math:mrow>
          <math:msub>
            <math:mi>m</math:mi>
            <math:mi>P</math:mi>
          </math:msub>
          <math:mo math:stretchy="false"></math:mo>
          <math:mrow>
            <math:msub>
              <math:mi>m</math:mi>
              <math:mi>P</math:mi>
            </math:msub>
            <math:mo math:stretchy="false"></math:mo>
            <math:mn>1</math:mn>
          </math:mrow>
        </math:mrow>
      </math:mtr>
    </math:mtable>
    <math:annotation math:encoding="StarMath 5.0">S_P leftarrow S_P + F_{P i},
newline
m_P leftarrow m_P + 1</math:annotation>
  </math:semantics>
</math:math>
</file>

<file path=Object 2/content.xml><?xml version="1.0" encoding="utf-8"?>
<!DOCTYPE math  PUBLIC '-//OpenOffice.org//DTD Modified W3C MathML 1.01//EN'  'math.dtd'>
<math:math xmlns:math="http://www.w3.org/1998/Math/MathML">
  <math:semantics>
    <math:mtable>
      <math:mtr>
        <math:mrow>
          <math:msubsup>
            <math:mi>S</math:mi>
            <math:mi>A</math:mi>
            <math:mrow>
              <math:mo math:stretchy="false">¬</math:mo>
              <math:mi>W</math:mi>
            </math:mrow>
          </math:msubsup>
          <math:mo math:stretchy="false"></math:mo>
          <math:mn>0,</math:mn>
          <math:msubsup>
            <math:mi>S</math:mi>
            <math:mi>A</math:mi>
            <math:mi>L</math:mi>
          </math:msubsup>
          <math:mo math:stretchy="false"></math:mo>
          <math:mn>0,</math:mn>
          <math:msub>
            <math:mi>S</math:mi>
            <math:mi>A</math:mi>
          </math:msub>
          <math:mo math:stretchy="false"></math:mo>
          <math:mn>0,</math:mn>
          <math:msubsup>
            <math:mi>S</math:mi>
            <math:mi>A</math:mi>
            <math:mi>R</math:mi>
          </math:msubsup>
          <math:mo math:stretchy="false"></math:mo>
          <math:mn>0,</math:mn>
        </math:mrow>
      </math:mtr>
      <math:mtr>
        <math:mrow>
          <math:msubsup>
            <math:mi>m</math:mi>
            <math:mi>A</math:mi>
            <math:mi>L</math:mi>
          </math:msubsup>
          <math:mo math:stretchy="false"></math:mo>
          <math:mn>0,</math:mn>
          <math:msubsup>
            <math:mi>m</math:mi>
            <math:mi>A</math:mi>
            <math:mi>R</math:mi>
          </math:msubsup>
          <math:mo math:stretchy="false"></math:mo>
          <math:mn>0,</math:mn>
          <math:msub>
            <math:mi>m</math:mi>
            <math:mi>A</math:mi>
          </math:msub>
          <math:mo math:stretchy="false"></math:mo>
          <math:mn>0,</math:mn>
        </math:mrow>
      </math:mtr>
      <math:mtr>
        <math:mrow>
          <math:msubsup>
            <math:mover math:accent="true">
              <math:mi>F</math:mi>
              <math:mo>¯</math:mo>
            </math:mover>
            <math:mrow>
              <math:mi>A</math:mi>
              <math:mi>j</math:mi>
            </math:mrow>
            <math:mrow>
              <math:mo math:stretchy="false">¬</math:mo>
              <math:mi>W</math:mi>
            </math:mrow>
          </math:msubsup>
          <math:mo math:stretchy="false"></math:mo>
          <math:mn>0,</math:mn>
          <math:msubsup>
            <math:mover math:accent="true">
              <math:mi>F</math:mi>
              <math:mo>¯</math:mo>
            </math:mover>
            <math:mrow>
              <math:mi>A</math:mi>
              <math:mi>j</math:mi>
            </math:mrow>
            <math:mi>L</math:mi>
          </math:msubsup>
          <math:mo math:stretchy="false"></math:mo>
          <math:mn>0,</math:mn>
          <math:msub>
            <math:mover math:accent="true">
              <math:mi>F</math:mi>
              <math:mo>¯</math:mo>
            </math:mover>
            <math:mrow>
              <math:mi>A</math:mi>
              <math:mi>j</math:mi>
            </math:mrow>
          </math:msub>
          <math:mo math:stretchy="false"></math:mo>
          <math:mn>0,</math:mn>
          <math:msubsup>
            <math:mover math:accent="true">
              <math:mi>F</math:mi>
              <math:mo>¯</math:mo>
            </math:mover>
            <math:mrow>
              <math:mi>A</math:mi>
              <math:mi>j</math:mi>
            </math:mrow>
            <math:mi>R</math:mi>
          </math:msubsup>
          <math:mo math:stretchy="false"></math:mo>
          <math:mn>0</math:mn>
        </math:mrow>
      </math:mtr>
    </math:mtable>
    <math:annotation math:encoding="StarMath 5.0">S^{neg W}_A leftarrow 0, ~
S^L_A leftarrow 0, ~
S_A leftarrow 0, ~
S^R_A leftarrow 0,
newline
m^L_A leftarrow 0, ~
m^R_A leftarrow 0, ~
m_A leftarrow 0,
newline
{overline F}^{neg W}_{A j} leftarrow 0, ~
{overline F}^L_{A j} leftarrow 0, ~
{overline F}_{A j} leftarrow 0, ~
{overline F}^R_{A j} leftarrow 0</math:annotation>
  </math:semantics>
</math:math>
</file>

<file path=Object 20/content.xml><?xml version="1.0" encoding="utf-8"?>
<!DOCTYPE math  PUBLIC '-//OpenOffice.org//DTD Modified W3C MathML 1.01//EN'  'math.dtd'>
<math:math xmlns:math="http://www.w3.org/1998/Math/MathML">
  <math:semantics>
    <math:mtable>
      <math:mtr>
        <math:mrow>
          <math:mi math:fontstyle="italic">если</math:mi>
          <math:mrow>
            <math:msubsup>
              <math:mi>m</math:mi>
              <math:mi>P</math:mi>
              <math:mrow>
                <math:mo math:stretchy="false">¬</math:mo>
                <math:mi>W</math:mi>
              </math:mrow>
            </math:msubsup>
            <math:mo math:stretchy="false">≠</math:mo>
            <math:mn>0,</math:mn>
          </math:mrow>
          <math:mi math:fontstyle="italic">то</math:mi>
          <math:msubsup>
            <math:mover math:accent="true">
              <math:mi>F</math:mi>
              <math:mo>¯</math:mo>
            </math:mover>
            <math:mrow>
              <math:mi>P</math:mi>
              <math:mi>j</math:mi>
            </math:mrow>
            <math:mrow>
              <math:mo math:stretchy="false">¬</math:mo>
              <math:mi>W</math:mi>
            </math:mrow>
          </math:msubsup>
          <math:mo math:stretchy="false"></math:mo>
          <math:mfrac>
            <math:msubsup>
              <math:mi>S</math:mi>
              <math:mi>P</math:mi>
              <math:mrow>
                <math:mo math:stretchy="false">¬</math:mo>
                <math:mi>W</math:mi>
              </math:mrow>
            </math:msubsup>
            <math:msubsup>
              <math:mi>m</math:mi>
              <math:mi>P</math:mi>
              <math:mrow>
                <math:mo math:stretchy="false">¬</math:mo>
                <math:mi>W</math:mi>
              </math:mrow>
            </math:msubsup>
          </math:mfrac>
          <math:mi>;</math:mi>
        </math:mrow>
      </math:mtr>
      <math:mtr>
        <math:mrow>
          <math:mi math:fontstyle="italic">если</math:mi>
          <math:mrow>
            <math:msubsup>
              <math:mi>m</math:mi>
              <math:mi>P</math:mi>
              <math:mi>L</math:mi>
            </math:msubsup>
            <math:mo math:stretchy="false">≠</math:mo>
            <math:mn>0,</math:mn>
          </math:mrow>
          <math:mi math:fontstyle="italic">то</math:mi>
          <math:msubsup>
            <math:mover math:accent="true">
              <math:mi>F</math:mi>
              <math:mo>¯</math:mo>
            </math:mover>
            <math:mrow>
              <math:mi>P</math:mi>
              <math:mi>j</math:mi>
            </math:mrow>
            <math:mi>L</math:mi>
          </math:msubsup>
          <math:mo math:stretchy="false"></math:mo>
          <math:mfrac>
            <math:msubsup>
              <math:mi>S</math:mi>
              <math:mi>P</math:mi>
              <math:mi>L</math:mi>
            </math:msubsup>
            <math:msubsup>
              <math:mi>m</math:mi>
              <math:mi>P</math:mi>
              <math:mi>L</math:mi>
            </math:msubsup>
          </math:mfrac>
          <math:mi>;</math:mi>
        </math:mrow>
      </math:mtr>
      <math:mtr>
        <math:mrow>
          <math:mi math:fontstyle="italic">если</math:mi>
          <math:mrow>
            <math:msub>
              <math:mi>m</math:mi>
              <math:mi>P</math:mi>
            </math:msub>
            <math:mo math:stretchy="false">≠</math:mo>
            <math:mn>0,</math:mn>
          </math:mrow>
          <math:mi math:fontstyle="italic">то</math:mi>
          <math:msub>
            <math:mover math:accent="true">
              <math:mi>F</math:mi>
              <math:mo>¯</math:mo>
            </math:mover>
            <math:mrow>
              <math:mi>P</math:mi>
              <math:mi>j</math:mi>
            </math:mrow>
          </math:msub>
          <math:mo math:stretchy="false"></math:mo>
          <math:mfrac>
            <math:msub>
              <math:mi>S</math:mi>
              <math:mi>P</math:mi>
            </math:msub>
            <math:msub>
              <math:mi>m</math:mi>
              <math:mi>P</math:mi>
            </math:msub>
          </math:mfrac>
          <math:mi>;</math:mi>
        </math:mrow>
      </math:mtr>
      <math:mtr>
        <math:mrow>
          <math:mi math:fontstyle="italic">если</math:mi>
          <math:mrow>
            <math:msubsup>
              <math:mi>m</math:mi>
              <math:mi>P</math:mi>
              <math:mi>R</math:mi>
            </math:msubsup>
            <math:mo math:stretchy="false">≠</math:mo>
            <math:mn>0,</math:mn>
          </math:mrow>
          <math:mi math:fontstyle="italic">то</math:mi>
          <math:msubsup>
            <math:mover math:accent="true">
              <math:mi>F</math:mi>
              <math:mo>¯</math:mo>
            </math:mover>
            <math:mrow>
              <math:mi>P</math:mi>
              <math:mi>j</math:mi>
            </math:mrow>
            <math:mi>R</math:mi>
          </math:msubsup>
          <math:mo math:stretchy="false"></math:mo>
          <math:mfrac>
            <math:msubsup>
              <math:mi>S</math:mi>
              <math:mi>P</math:mi>
              <math:mi>R</math:mi>
            </math:msubsup>
            <math:msubsup>
              <math:mi>m</math:mi>
              <math:mi>P</math:mi>
              <math:mi>R</math:mi>
            </math:msubsup>
          </math:mfrac>
          <math:mi>;</math:mi>
        </math:mrow>
      </math:mtr>
      <math:mtr>
        <math:mrow>
          <math:mo math:stretchy="false"></math:mo>
          <math:mrow>
            <math:msubsup>
              <math:mi>F</math:mi>
              <math:mi>P</math:mi>
              <math:mi>П</math:mi>
            </math:msubsup>
            <math:mo math:stretchy="false">=</math:mo>
            <math:mi>q</math:mi>
          </math:mrow>
          <math:msqrt>
            <math:msubsup>
              <math:mi>F</math:mi>
              <math:mi>P</math:mi>
              <math:mi>П</math:mi>
            </math:msubsup>
          </math:msqrt>
        </math:mrow>
      </math:mtr>
    </math:mtable>
    <math:annotation math:encoding="StarMath 5.0">если ~ m^{neg W}_P &lt;&gt;0, ~ то ~ {overline F} ^{neg W} _{ P j } leftarrow S^{neg W}_P over  m^{neg W}_P;
newline
если ~ m^L_P&lt;&gt;0, ~ то ~ {overline F} ^{L} _{ P j } leftarrow S^L_P over  m^L_P; newline
если ~ m_P&lt;&gt;0, ~ то ~ {overline F}_{P j} leftarrow S_P over m_P; newline
если ~ m^R_P&lt;&gt;0, ~ то ~ {overline F} ^{R} _{ P j } leftarrow S^R_P over  m^R_P;newline
%DELTA F^П_P=q sqrt{F^П_P}</math:annotation>
  </math:semantics>
</math:math>
</file>

<file path=Object 207/content.xml><?xml version="1.0" encoding="utf-8"?>
<!DOCTYPE math  PUBLIC '-//OpenOffice.org//DTD Modified W3C MathML 1.01//EN'  'math.dtd'>
<math:math xmlns:math="http://www.w3.org/1998/Math/MathML">
  <math:semantics>
    <math:mrow>
      <math:msubsup>
        <math:mi>l</math:mi>
        <math:mi>A</math:mi>
        <math:mi>W</math:mi>
      </math:msubsup>
      <math:mo math:stretchy="false"></math:mo>
      <math:msubsup>
        <math:mi>m</math:mi>
        <math:mi>A</math:mi>
        <math:mi>W</math:mi>
      </math:msubsup>
    </math:mrow>
    <math:annotation math:encoding="StarMath 5.0">l^W_A leftarrow m^W_A</math:annotation>
  </math:semantics>
</math:math>
</file>

<file path=Object 208/content.xml><?xml version="1.0" encoding="utf-8"?>
<!DOCTYPE math  PUBLIC '-//OpenOffice.org//DTD Modified W3C MathML 1.01//EN'  'math.dtd'>
<math:math xmlns:math="http://www.w3.org/1998/Math/MathML">
  <math:semantics>
    <math:mrow>
      <math:msub>
        <math:mover math:accent="true">
          <math:mi>F</math:mi>
          <math:mo>¯</math:mo>
        </math:mover>
        <math:mi math:fontstyle="italic">Aj</math:mi>
      </math:msub>
      <math:mo math:stretchy="false"></math:mo>
      <math:mi>t</math:mi>
      <math:mrow>
        <math:msubsup>
          <math:mover math:accent="true">
            <math:mi>F</math:mi>
            <math:mo>¯</math:mo>
          </math:mover>
          <math:mi math:fontstyle="italic">Aj</math:mi>
          <math:mi math:fontstyle="italic">МН</math:mi>
        </math:msubsup>
        <math:mo math:stretchy="false"></math:mo>
        <math:mi>z</math:mi>
      </math:mrow>
    </math:mrow>
    <math:annotation math:encoding="StarMath 5.0">{overline F}_Aj leftarrow t {overline F}^МН_Aj + z</math:annotation>
  </math:semantics>
</math:math>
</file>

<file path=Object 21/content.xml><?xml version="1.0" encoding="utf-8"?>
<!DOCTYPE math  PUBLIC '-//OpenOffice.org//DTD Modified W3C MathML 1.01//EN'  'math.dtd'>
<math:math xmlns:math="http://www.w3.org/1998/Math/MathML">
  <math:semantics>
    <math:mrow>
      <math:msubsup>
        <math:mi>j</math:mi>
        <math:mi>P</math:mi>
        <math:mi>П</math:mi>
      </math:msubsup>
      <math:mo math:stretchy="false"></math:mo>
      <math:mrow>
        <math:msubsup>
          <math:mi>j</math:mi>
          <math:mi>P</math:mi>
          <math:mi>П</math:mi>
        </math:msubsup>
        <math:mo math:stretchy="false"></math:mo>
        <math:mn>1</math:mn>
      </math:mrow>
    </math:mrow>
    <math:annotation math:encoding="StarMath 5.0">j^П_P leftarrow j^П_P + 1</math:annotation>
  </math:semantics>
</math:math>
</file>

<file path=Object 22/content.xml><?xml version="1.0" encoding="utf-8"?>
<!DOCTYPE math  PUBLIC '-//OpenOffice.org//DTD Modified W3C MathML 1.01//EN'  'math.dtd'>
<math:math xmlns:math="http://www.w3.org/1998/Math/MathML">
  <math:semantics>
    <math:mrow>
      <math:msubsup>
        <math:mi>F</math:mi>
        <math:mi>P</math:mi>
        <math:mi>П</math:mi>
      </math:msubsup>
      <math:mo math:stretchy="false"></math:mo>
      <math:mfrac>
        <math:msubsup>
          <math:mi>S</math:mi>
          <math:mi>P</math:mi>
          <math:mi>П</math:mi>
        </math:msubsup>
        <math:msubsup>
          <math:mi>n</math:mi>
          <math:mi>P</math:mi>
          <math:mi>П</math:mi>
        </math:msubsup>
      </math:mfrac>
      <math:mi>,</math:mi>
      <math:msubsup>
        <math:mi>j</math:mi>
        <math:mi>P</math:mi>
        <math:mi>П</math:mi>
      </math:msubsup>
      <math:mo math:stretchy="false"></math:mo>
      <math:mn>0,</math:mn>
      <math:msubsup>
        <math:mi>S</math:mi>
        <math:mi>P</math:mi>
        <math:mi>П</math:mi>
      </math:msubsup>
      <math:mo math:stretchy="false"></math:mo>
      <math:mn>0</math:mn>
    </math:mrow>
    <math:annotation math:encoding="StarMath 5.0">F^П_P leftarrow S^П_P over n^П_P,
j^П_P leftarrow 0, S^П_P leftarrow 0</math:annotation>
  </math:semantics>
</math:math>
</file>

<file path=Object 24/content.xml><?xml version="1.0" encoding="utf-8"?>
<!DOCTYPE math  PUBLIC '-//OpenOffice.org//DTD Modified W3C MathML 1.01//EN'  'math.dtd'>
<math:math xmlns:math="http://www.w3.org/1998/Math/MathML">
  <math:semantics>
    <math:mtable>
      <math:mtr>
        <math:mrow>
          <math:mrow>
            <math:msubsup>
              <math:mi>F</math:mi>
              <math:mi>P</math:mi>
              <math:mi>W</math:mi>
            </math:msubsup>
            <math:mo math:stretchy="false">≤</math:mo>
            <math:msubsup>
              <math:mi>F</math:mi>
              <math:mi>P</math:mi>
              <math:mi>Ф</math:mi>
            </math:msubsup>
          </math:mrow>
          <math:mi>и</math:mi>
        </math:mrow>
      </math:mtr>
      <math:mtr>
        <math:mrow>
          <math:msubsup>
            <math:mi>F</math:mi>
            <math:mi>A</math:mi>
            <math:mi>W</math:mi>
          </math:msubsup>
          <math:mo math:stretchy="false">≤</math:mo>
          <math:msubsup>
            <math:mi>F</math:mi>
            <math:mi>A</math:mi>
            <math:mi>Ф</math:mi>
          </math:msubsup>
        </math:mrow>
      </math:mtr>
    </math:mtable>
    <math:annotation math:encoding="StarMath 5.0">F^W_P &lt;= F^Ф_P и newline
F^W_A &lt;= F^Ф_A</math:annotation>
  </math:semantics>
</math:math>
</file>

<file path=Object 256/content.xml><?xml version="1.0" encoding="utf-8"?>
<!DOCTYPE math  PUBLIC '-//OpenOffice.org//DTD Modified W3C MathML 1.01//EN'  'math.dtd'>
<math:math xmlns:math="http://www.w3.org/1998/Math/MathML">
  <math:semantics>
    <math:mrow>
      <math:msubsup>
        <math:mi>F</math:mi>
        <math:mi>A</math:mi>
        <math:mi>W</math:mi>
      </math:msubsup>
      <math:mo math:stretchy="false">=</math:mo>
      <math:mn>0</math:mn>
    </math:mrow>
    <math:annotation math:encoding="StarMath 5.0">F^W_A = 0</math:annotation>
  </math:semantics>
</math:math>
</file>

<file path=Object 26/content.xml><?xml version="1.0" encoding="utf-8"?>
<!DOCTYPE math  PUBLIC '-//OpenOffice.org//DTD Modified W3C MathML 1.01//EN'  'math.dtd'>
<math:math xmlns:math="http://www.w3.org/1998/Math/MathML">
  <math:semantics>
    <math:msubsup>
      <math:mi>W</math:mi>
      <math:mi>i</math:mi>
      <math:mi>'</math:mi>
    </math:msubsup>
    <math:annotation math:encoding="StarMath 5.0">W^'_i</math:annotation>
  </math:semantics>
</math:math>
</file>

<file path=Object 270/content.xml><?xml version="1.0" encoding="utf-8"?>
<!DOCTYPE math  PUBLIC '-//OpenOffice.org//DTD Modified W3C MathML 1.01//EN'  'math.dtd'>
<math:math xmlns:math="http://www.w3.org/1998/Math/MathML">
  <math:semantics>
    <math:mrow>
      <math:msubsup>
        <math:mi>l</math:mi>
        <math:mi>A</math:mi>
        <math:mi>W</math:mi>
      </math:msubsup>
      <math:mo math:stretchy="false">=</math:mo>
      <math:mi>k</math:mi>
    </math:mrow>
    <math:annotation math:encoding="StarMath 5.0">l^W_A = k</math:annotation>
  </math:semantics>
</math:math>
</file>

<file path=Object 273/content.xml><?xml version="1.0" encoding="utf-8"?>
<!DOCTYPE math  PUBLIC '-//OpenOffice.org//DTD Modified W3C MathML 1.01//EN'  'math.dtd'>
<math:math xmlns:math="http://www.w3.org/1998/Math/MathML">
  <math:semantics>
    <math:mrow>
      <math:msubsup>
        <math:mi>m</math:mi>
        <math:mi>P</math:mi>
        <math:mi>W</math:mi>
      </math:msubsup>
      <math:mo math:stretchy="false">=</math:mo>
      <math:mi>n</math:mi>
    </math:mrow>
    <math:annotation math:encoding="StarMath 5.0">m^W_P = n</math:annotation>
  </math:semantics>
</math:math>
</file>

<file path=Object 274/content.xml><?xml version="1.0" encoding="utf-8"?>
<!DOCTYPE math  PUBLIC '-//OpenOffice.org//DTD Modified W3C MathML 1.01//EN'  'math.dtd'>
<math:math xmlns:math="http://www.w3.org/1998/Math/MathML">
  <math:semantics>
    <math:mrow>
      <math:msub>
        <math:mi>m</math:mi>
        <math:mi>P</math:mi>
      </math:msub>
      <math:mo math:stretchy="false"></math:mo>
      <math:mn>0</math:mn>
    </math:mrow>
    <math:annotation math:encoding="StarMath 5.0">m_P &gt; 0</math:annotation>
  </math:semantics>
</math:math>
</file>

<file path=Object 275/content.xml><?xml version="1.0" encoding="utf-8"?>
<!DOCTYPE math  PUBLIC '-//OpenOffice.org//DTD Modified W3C MathML 1.01//EN'  'math.dtd'>
<math:math xmlns:math="http://www.w3.org/1998/Math/MathML">
  <math:semantics>
    <math:mrow>
      <math:msubsup>
        <math:mi>m</math:mi>
        <math:mi>P</math:mi>
        <math:mi>L</math:mi>
      </math:msubsup>
      <math:mo math:stretchy="false"></math:mo>
      <math:mn>0</math:mn>
    </math:mrow>
    <math:annotation math:encoding="StarMath 5.0">m^L_P &gt; 0</math:annotation>
  </math:semantics>
</math:math>
</file>

<file path=Object 276/content.xml><?xml version="1.0" encoding="utf-8"?>
<!DOCTYPE math  PUBLIC '-//OpenOffice.org//DTD Modified W3C MathML 1.01//EN'  'math.dtd'>
<math:math xmlns:math="http://www.w3.org/1998/Math/MathML">
  <math:semantics>
    <math:mrow>
      <math:msubsup>
        <math:mi>m</math:mi>
        <math:mi>P</math:mi>
        <math:mi>R</math:mi>
      </math:msubsup>
      <math:mo math:stretchy="false"></math:mo>
      <math:mn>0</math:mn>
    </math:mrow>
    <math:annotation math:encoding="StarMath 5.0">m^R_P &gt; 0</math:annotation>
  </math:semantics>
</math:math>
</file>

<file path=Object 28/content.xml><?xml version="1.0" encoding="utf-8"?>
<!DOCTYPE math  PUBLIC '-//OpenOffice.org//DTD Modified W3C MathML 1.01//EN'  'math.dtd'>
<math:math xmlns:math="http://www.w3.org/1998/Math/MathML">
  <math:semantics>
    <math:mrow>
      <math:msub>
        <math:mi>l</math:mi>
        <math:mi>A</math:mi>
      </math:msub>
      <math:mo math:stretchy="false"></math:mo>
      <math:mn>0</math:mn>
    </math:mrow>
    <math:annotation math:encoding="StarMath 5.0"> l_A &gt; 0</math:annotation>
  </math:semantics>
</math:math>
</file>

<file path=Object 29/content.xml><?xml version="1.0" encoding="utf-8"?>
<!DOCTYPE math  PUBLIC '-//OpenOffice.org//DTD Modified W3C MathML 1.01//EN'  'math.dtd'>
<math:math xmlns:math="http://www.w3.org/1998/Math/MathML">
  <math:semantics>
    <math:mtable>
      <math:mtr>
        <math:mrow>
          <math:msubsup>
            <math:mi>S</math:mi>
            <math:mi>P</math:mi>
            <math:mi>L</math:mi>
          </math:msubsup>
          <math:mo math:stretchy="false"></math:mo>
          <math:mrow>
            <math:msubsup>
              <math:mi>S</math:mi>
              <math:mi>P</math:mi>
              <math:mi>L</math:mi>
            </math:msubsup>
            <math:mo math:stretchy="false"></math:mo>
            <math:msub>
              <math:mi>F</math:mi>
              <math:mrow>
                <math:mi>P</math:mi>
                <math:mi>i</math:mi>
              </math:mrow>
            </math:msub>
          </math:mrow>
          <math:mi>,</math:mi>
        </math:mrow>
      </math:mtr>
      <math:mtr>
        <math:mrow>
          <math:msubsup>
            <math:mi>m</math:mi>
            <math:mi>P</math:mi>
            <math:mi>L</math:mi>
          </math:msubsup>
          <math:mo math:stretchy="false"></math:mo>
          <math:mrow>
            <math:msubsup>
              <math:mi>m</math:mi>
              <math:mi>P</math:mi>
              <math:mi>L</math:mi>
            </math:msubsup>
            <math:mo math:stretchy="false"></math:mo>
            <math:mn>1</math:mn>
          </math:mrow>
        </math:mrow>
      </math:mtr>
    </math:mtable>
    <math:annotation math:encoding="StarMath 5.0">S^L_P leftarrow S^L_P + F_{P i}, 
newline
m^L_P leftarrow m^L_P + 1</math:annotation>
  </math:semantics>
</math:math>
</file>

<file path=Object 3/content.xml><?xml version="1.0" encoding="utf-8"?>
<!DOCTYPE math  PUBLIC '-//OpenOffice.org//DTD Modified W3C MathML 1.01//EN'  'math.dtd'>
<math:math xmlns:math="http://www.w3.org/1998/Math/MathML">
  <math:semantics>
    <math:mrow>
      <math:msubsup>
        <math:mover math:accent="true">
          <math:mi>F</math:mi>
          <math:mo>¯</math:mo>
        </math:mover>
        <math:mrow>
          <math:mi>P</math:mi>
          <math:mi>j</math:mi>
        </math:mrow>
        <math:mtext>*</math:mtext>
      </math:msubsup>
      <math:mo math:stretchy="false">=</math:mo>
      <math:mfrac>
        <math:mrow>
          <math:msubsup>
            <math:mi>S</math:mi>
            <math:mi>P</math:mi>
            <math:mi>L</math:mi>
          </math:msubsup>
          <math:mo math:stretchy="false"></math:mo>
          <math:msubsup>
            <math:mi>S</math:mi>
            <math:mi>P</math:mi>
            <math:mrow>
              <math:mo math:stretchy="false">¬</math:mo>
              <math:mi>W</math:mi>
            </math:mrow>
          </math:msubsup>
        </math:mrow>
        <math:mrow>
          <math:msubsup>
            <math:mi>m</math:mi>
            <math:mi>P</math:mi>
            <math:mi>L</math:mi>
          </math:msubsup>
          <math:mo math:stretchy="false"></math:mo>
          <math:msubsup>
            <math:mi>m</math:mi>
            <math:mi>P</math:mi>
            <math:mrow>
              <math:mo math:stretchy="false">¬</math:mo>
              <math:mi>W</math:mi>
            </math:mrow>
          </math:msubsup>
        </math:mrow>
      </math:mfrac>
    </math:mrow>
    <math:annotation math:encoding="StarMath 5.0">{overline F}^"*"_{P j} = {{S^L_P} + S^{neg W}_P } over {m^L_P + m^{neg W}_P}
 </math:annotation>
  </math:semantics>
</math:math>
</file>

<file path=Object 31/content.xml><?xml version="1.0" encoding="utf-8"?>
<!DOCTYPE math  PUBLIC '-//OpenOffice.org//DTD Modified W3C MathML 1.01//EN'  'math.dtd'>
<math:math xmlns:math="http://www.w3.org/1998/Math/MathML">
  <math:semantics>
    <math:mrow>
      <math:msubsup>
        <math:mi>l</math:mi>
        <math:mi>A</math:mi>
        <math:mi>R</math:mi>
      </math:msubsup>
      <math:mo math:stretchy="false"></math:mo>
      <math:mn>0</math:mn>
    </math:mrow>
    <math:annotation math:encoding="StarMath 5.0">l^R_A &gt;  0</math:annotation>
  </math:semantics>
</math:math>
</file>

<file path=Object 32/content.xml><?xml version="1.0" encoding="utf-8"?>
<!DOCTYPE math  PUBLIC '-//OpenOffice.org//DTD Modified W3C MathML 1.01//EN'  'math.dtd'>
<math:math xmlns:math="http://www.w3.org/1998/Math/MathML">
  <math:semantics>
    <math:mtable>
      <math:mtr>
        <math:mrow>
          <math:mrow>
            <math:mo math:stretchy="false">∣</math:mo>
            <math:mrow>
              <math:msubsup>
                <math:mover math:accent="true">
                  <math:mi>F</math:mi>
                  <math:mo>¯</math:mo>
                </math:mover>
                <math:mrow>
                  <math:mi>P</math:mi>
                  <math:mi>j</math:mi>
                </math:mrow>
                <math:mi>R</math:mi>
              </math:msubsup>
              <math:mo math:stretchy="false">−</math:mo>
              <math:msubsup>
                <math:mi>F</math:mi>
                <math:mi>P</math:mi>
                <math:mi>П</math:mi>
              </math:msubsup>
            </math:mrow>
            <math:mo math:stretchy="false">∣</math:mo>
          </math:mrow>
          <math:mo math:stretchy="false">≤</math:mo>
          <math:mfrac>
            <math:mrow>
              <math:mo math:stretchy="false"></math:mo>
              <math:msubsup>
                <math:mi>F</math:mi>
                <math:mi>P</math:mi>
                <math:mi>П</math:mi>
              </math:msubsup>
            </math:mrow>
            <math:msqrt>
              <math:mi math:fontstyle="italic">NdP</math:mi>
            </math:msqrt>
          </math:mfrac>
        </math:mrow>
      </math:mtr>
      <math:mtr>
        <math:mrow>
          <math:mi>и</math:mi>
          <math:mrow>
            <math:msubsup>
              <math:mi>m</math:mi>
              <math:mi>P</math:mi>
              <math:mi>R</math:mi>
            </math:msubsup>
            <math:mo math:stretchy="false"></math:mo>
            <math:mn>0</math:mn>
          </math:mrow>
          <math:mi>и</math:mi>
          <math:mrow>
            <math:msub>
              <math:mi>m</math:mi>
              <math:mi>P</math:mi>
            </math:msub>
            <math:mo math:stretchy="false">=</math:mo>
            <math:mn>0</math:mn>
          </math:mrow>
          <math:mi>и</math:mi>
          <math:mrow>
            <math:msubsup>
              <math:mi>m</math:mi>
              <math:mi>P</math:mi>
              <math:mi>L</math:mi>
            </math:msubsup>
            <math:mo math:stretchy="false">=</math:mo>
            <math:mn>0</math:mn>
          </math:mrow>
        </math:mrow>
      </math:mtr>
    </math:mtable>
    <math:annotation math:encoding="StarMath 5.0">lline {overline F}^R_{P j} -  F^П_P rline &lt;=  {%DELTA F^П_P} over {sqrt {NdP}}newline
и m_P^R&gt;0 и m_P=0 и m_P^L=0 </math:annotation>
  </math:semantics>
</math:math>
</file>

<file path=Object 33/content.xml><?xml version="1.0" encoding="utf-8"?>
<!DOCTYPE math  PUBLIC '-//OpenOffice.org//DTD Modified W3C MathML 1.01//EN'  'math.dtd'>
<math:math xmlns:math="http://www.w3.org/1998/Math/MathML">
  <math:semantics>
    <math:mrow>
      <math:mi>i</math:mi>
      <math:mo math:stretchy="false">=</math:mo>
      <math:mrow>
        <math:mn>1</math:mn>
        <math:mo math:stretchy="false">÷</math:mo>
        <math:mi>k</math:mi>
      </math:mrow>
    </math:mrow>
    <math:annotation math:encoding="StarMath 5.0">i = 1 div k</math:annotation>
  </math:semantics>
</math:math>
</file>

<file path=Object 36/content.xml><?xml version="1.0" encoding="utf-8"?>
<!DOCTYPE math  PUBLIC '-//OpenOffice.org//DTD Modified W3C MathML 1.01//EN'  'math.dtd'>
<math:math xmlns:math="http://www.w3.org/1998/Math/MathML">
  <math:semantics>
    <math:mrow>
      <math:mrow>
        <math:mrow>
          <math:msubsup>
            <math:mi>m</math:mi>
            <math:mi>A</math:mi>
            <math:mi>L</math:mi>
          </math:msubsup>
          <math:mo math:stretchy="false"></math:mo>
          <math:msub>
            <math:mi>m</math:mi>
            <math:mi>A</math:mi>
          </math:msub>
        </math:mrow>
        <math:mo math:stretchy="false"></math:mo>
        <math:msubsup>
          <math:mi>m</math:mi>
          <math:mi>A</math:mi>
          <math:mi>R</math:mi>
        </math:msubsup>
      </math:mrow>
      <math:mo math:stretchy="false">=</math:mo>
      <math:mn>0</math:mn>
    </math:mrow>
    <math:annotation math:encoding="StarMath 5.0">m^L_A + m_A + m^R_A = 0</math:annotation>
  </math:semantics>
</math:math>
</file>

<file path=Object 38/content.xml><?xml version="1.0" encoding="utf-8"?>
<!DOCTYPE math  PUBLIC '-//OpenOffice.org//DTD Modified W3C MathML 1.01//EN'  'math.dtd'>
<math:math xmlns:math="http://www.w3.org/1998/Math/MathML">
  <math:semantics>
    <math:mrow>
      <math:msubsup>
        <math:mi>F</math:mi>
        <math:mi math:fontstyle="italic">Ai</math:mi>
        <math:mi>'</math:mi>
      </math:msubsup>
      <math:mo math:stretchy="false">≤</math:mo>
      <math:msub>
        <math:mi>F</math:mi>
        <math:mi math:fontstyle="italic">mA</math:mi>
      </math:msub>
    </math:mrow>
    <math:annotation math:encoding="StarMath 5.0">F^'_Ai&lt;=F_mA</math:annotation>
  </math:semantics>
</math:math>
</file>

<file path=Object 39/content.xml><?xml version="1.0" encoding="utf-8"?>
<!DOCTYPE math  PUBLIC '-//OpenOffice.org//DTD Modified W3C MathML 1.01//EN'  'math.dtd'>
<math:math xmlns:math="http://www.w3.org/1998/Math/MathML">
  <math:semantics>
    <math:mrow>
      <math:msubsup>
        <math:mi>F</math:mi>
        <math:mi math:fontstyle="italic">Ai</math:mi>
        <math:mi>'</math:mi>
      </math:msubsup>
      <math:mo math:stretchy="false">≤</math:mo>
      <math:msub>
        <math:mi>F</math:mi>
        <math:mi math:fontstyle="italic">xA</math:mi>
      </math:msub>
    </math:mrow>
    <math:annotation math:encoding="StarMath 5.0">F^'_Ai&lt;=F_xA</math:annotation>
  </math:semantics>
</math:math>
</file>

<file path=Object 4/content.xml><?xml version="1.0" encoding="utf-8"?>
<!DOCTYPE math  PUBLIC '-//OpenOffice.org//DTD Modified W3C MathML 1.01//EN'  'math.dtd'>
<math:math xmlns:math="http://www.w3.org/1998/Math/MathML">
  <math:semantics>
    <math:mrow>
      <math:msubsup>
        <math:mover math:accent="true">
          <math:mi>F</math:mi>
          <math:mo>¯</math:mo>
        </math:mover>
        <math:mrow>
          <math:mi>P</math:mi>
          <math:mi>j</math:mi>
        </math:mrow>
        <math:mtext>*</math:mtext>
      </math:msubsup>
      <math:mo math:stretchy="false">=</math:mo>
      <math:mn>0</math:mn>
    </math:mrow>
    <math:annotation math:encoding="StarMath 5.0">{overline F}^"*"_{P j} = 0</math:annotation>
  </math:semantics>
</math:math>
</file>

<file path=Object 40/content.xml><?xml version="1.0" encoding="utf-8"?>
<!DOCTYPE math  PUBLIC '-//OpenOffice.org//DTD Modified W3C MathML 1.01//EN'  'math.dtd'>
<math:math xmlns:math="http://www.w3.org/1998/Math/MathML">
  <math:semantics>
    <math:mtable>
      <math:mtr>
        <math:mrow>
          <math:msubsup>
            <math:mi>l</math:mi>
            <math:mi>A</math:mi>
            <math:mi>L</math:mi>
          </math:msubsup>
          <math:mo math:stretchy="false"></math:mo>
          <math:mn>0,</math:mn>
          <math:msub>
            <math:mi>l</math:mi>
            <math:mi>A</math:mi>
          </math:msub>
          <math:mo math:stretchy="false"></math:mo>
          <math:mn>0,</math:mn>
          <math:msubsup>
            <math:mi>l</math:mi>
            <math:mi>A</math:mi>
            <math:mi>R</math:mi>
          </math:msubsup>
          <math:mo math:stretchy="false"></math:mo>
          <math:mn>0,</math:mn>
        </math:mrow>
      </math:mtr>
      <math:mtr>
        <math:mrow>
          <math:msubsup>
            <math:mi>S</math:mi>
            <math:mi>A</math:mi>
            <math:mrow>
              <math:mtext>*</math:mtext>
              <math:mi>L</math:mi>
            </math:mrow>
          </math:msubsup>
          <math:mo math:stretchy="false"></math:mo>
          <math:mn>0,</math:mn>
          <math:msubsup>
            <math:mi>S</math:mi>
            <math:mi>A</math:mi>
            <math:mtext>*</math:mtext>
          </math:msubsup>
          <math:mo math:stretchy="false"></math:mo>
          <math:mn>0,</math:mn>
          <math:msubsup>
            <math:mi>S</math:mi>
            <math:mi>A</math:mi>
            <math:mrow>
              <math:mtext>*</math:mtext>
              <math:mi>R</math:mi>
            </math:mrow>
          </math:msubsup>
          <math:mo math:stretchy="false"></math:mo>
          <math:mn>0</math:mn>
        </math:mrow>
      </math:mtr>
    </math:mtable>
    <math:annotation math:encoding="StarMath 5.0">l^L_A leftarrow 0, ~ l_A leftarrow 0, ~ l^R_A leftarrow 0,
newline
S^{"*" L}_A leftarrow 0, ~ S^"*"_A leftarrow 0, ~ S^{"*" R}_A leftarrow 0
</math:annotation>
  </math:semantics>
</math:math>
</file>

<file path=Object 41/content.xml><?xml version="1.0" encoding="utf-8"?>
<!DOCTYPE math  PUBLIC '-//OpenOffice.org//DTD Modified W3C MathML 1.01//EN'  'math.dtd'>
<math:math xmlns:math="http://www.w3.org/1998/Math/MathML">
  <math:semantics>
    <math:mtable>
      <math:mtr>
        <math:mrow>
          <math:mrow>
            <math:msubsup>
              <math:mover math:accent="true">
                <math:mi>F</math:mi>
                <math:mo>¯</math:mo>
              </math:mover>
              <math:mrow>
                <math:mi>A</math:mi>
                <math:mi>j</math:mi>
              </math:mrow>
              <math:mi>L</math:mi>
            </math:msubsup>
            <math:mo math:stretchy="false">−</math:mo>
            <math:mo math:stretchy="false"></math:mo>
          </math:mrow>
          <math:mrow>
            <math:msubsup>
              <math:mi>F</math:mi>
              <math:mi>A</math:mi>
              <math:mi>L</math:mi>
            </math:msubsup>
            <math:mo math:stretchy="false">≤</math:mo>
            <math:mi>F</math:mi>
          </math:mrow>
          <math:mrow>
            <math:msub>
              <math:mi>'</math:mi>
              <math:mrow>
                <math:mi>A</math:mi>
                <math:mi>i</math:mi>
              </math:mrow>
            </math:msub>
            <math:mo math:stretchy="false">≤</math:mo>
            <math:mrow/>
          </math:mrow>
        </math:mrow>
      </math:mtr>
      <math:mtr>
        <math:mrow>
          <math:mrow>
            <math:mrow/>
            <math:mo math:stretchy="false">≤</math:mo>
            <math:mrow>
              <math:msubsup>
                <math:mover math:accent="true">
                  <math:mi>F</math:mi>
                  <math:mo>¯</math:mo>
                </math:mover>
                <math:mrow>
                  <math:mi>A</math:mi>
                  <math:mi>j</math:mi>
                </math:mrow>
                <math:mi>L</math:mi>
              </math:msubsup>
              <math:mo math:stretchy="false"></math:mo>
              <math:mo math:stretchy="false"></math:mo>
            </math:mrow>
          </math:mrow>
          <math:msubsup>
            <math:mi>F</math:mi>
            <math:mi>A</math:mi>
            <math:mi>L</math:mi>
          </math:msubsup>
        </math:mrow>
      </math:mtr>
    </math:mtable>
    <math:annotation math:encoding="StarMath 5.0">{overline F}^L_{A j} - %DELTA F ^L_A  &lt;= F' _{A i} &lt;= {}
newline
{} &lt;=  {overline F}^L_{A j} + %DELTA F ^L_A</math:annotation>
  </math:semantics>
</math:math>
</file>

<file path=Object 43/content.xml><?xml version="1.0" encoding="utf-8"?>
<!DOCTYPE math  PUBLIC '-//OpenOffice.org//DTD Modified W3C MathML 1.01//EN'  'math.dtd'>
<math:math xmlns:math="http://www.w3.org/1998/Math/MathML">
  <math:semantics>
    <math:mtable>
      <math:mtr>
        <math:mrow>
          <math:msubsup>
            <math:mi>S</math:mi>
            <math:mi>A</math:mi>
            <math:mrow>
              <math:mtext>*</math:mtext>
              <math:mi>L</math:mi>
            </math:mrow>
          </math:msubsup>
          <math:mo math:stretchy="false"></math:mo>
          <math:mrow>
            <math:msubsup>
              <math:mi>S</math:mi>
              <math:mi>A</math:mi>
              <math:mrow>
                <math:mtext>*</math:mtext>
                <math:mi>L</math:mi>
              </math:mrow>
            </math:msubsup>
            <math:mo math:stretchy="false"></math:mo>
            <math:mi>F</math:mi>
          </math:mrow>
          <math:msub>
            <math:mi>'</math:mi>
            <math:mrow>
              <math:mi>A</math:mi>
              <math:mi>i</math:mi>
            </math:mrow>
          </math:msub>
          <math:mi>,</math:mi>
        </math:mrow>
      </math:mtr>
      <math:mtr>
        <math:mrow>
          <math:msubsup>
            <math:mi>l</math:mi>
            <math:mi>A</math:mi>
            <math:mi>L</math:mi>
          </math:msubsup>
          <math:mo math:stretchy="false"></math:mo>
          <math:mrow>
            <math:msubsup>
              <math:mi>l</math:mi>
              <math:mi>A</math:mi>
              <math:mi>L</math:mi>
            </math:msubsup>
            <math:mo math:stretchy="false"></math:mo>
            <math:mn>1</math:mn>
          </math:mrow>
        </math:mrow>
      </math:mtr>
    </math:mtable>
    <math:annotation math:encoding="StarMath 5.0">S^{"*"L}_A leftarrow S^{"*"L}_A + F'_{A i},
newline
l^L_A leftarrow l^L_A + 1</math:annotation>
  </math:semantics>
</math:math>
</file>

<file path=Object 455/content.xml><?xml version="1.0" encoding="utf-8"?>
<!DOCTYPE math  PUBLIC '-//OpenOffice.org//DTD Modified W3C MathML 1.01//EN'  'math.dtd'>
<math:math xmlns:math="http://www.w3.org/1998/Math/MathML">
  <math:semantics>
    <math:mrow>
      <math:mi>F</math:mi>
      <math:msub>
        <math:mi>'</math:mi>
        <math:mi>A</math:mi>
      </math:msub>
      <math:mo math:stretchy="false"></math:mo>
      <math:msub>
        <math:mi>F</math:mi>
        <math:mi>A</math:mi>
      </math:msub>
      <math:mi>,</math:mi>
      <math:mi>W</math:mi>
      <math:mi>'</math:mi>
      <math:mo math:stretchy="false"></math:mo>
      <math:mi>W</math:mi>
    </math:mrow>
    <math:annotation math:encoding="StarMath 5.0">F'_A leftarrow F_A, ~ W' leftarrow W</math:annotation>
  </math:semantics>
</math:math>
</file>

<file path=Object 46/content.xml><?xml version="1.0" encoding="utf-8"?>
<!DOCTYPE math  PUBLIC '-//OpenOffice.org//DTD Modified W3C MathML 1.01//EN'  'math.dtd'>
<math:math xmlns:math="http://www.w3.org/1998/Math/MathML">
  <math:semantics>
    <math:mtable>
      <math:mtr>
        <math:mrow>
          <math:mrow>
            <math:msub>
              <math:mover math:accent="true">
                <math:mi>F</math:mi>
                <math:mo>¯</math:mo>
              </math:mover>
              <math:mrow>
                <math:mi>A</math:mi>
                <math:mi>j</math:mi>
              </math:mrow>
            </math:msub>
            <math:mo math:stretchy="false">−</math:mo>
            <math:mo math:stretchy="false"></math:mo>
          </math:mrow>
          <math:mrow>
            <math:msub>
              <math:mi>F</math:mi>
              <math:mi>A</math:mi>
            </math:msub>
            <math:mo math:stretchy="false">≤</math:mo>
            <math:mi>F</math:mi>
          </math:mrow>
          <math:mrow>
            <math:msub>
              <math:mi>'</math:mi>
              <math:mrow>
                <math:mi>A</math:mi>
                <math:mi>i</math:mi>
              </math:mrow>
            </math:msub>
            <math:mo math:stretchy="false">≤</math:mo>
            <math:mrow/>
          </math:mrow>
        </math:mrow>
      </math:mtr>
      <math:mtr>
        <math:mrow>
          <math:mrow>
            <math:mrow/>
            <math:mo math:stretchy="false">≤</math:mo>
            <math:mrow>
              <math:msub>
                <math:mover math:accent="true">
                  <math:mi>F</math:mi>
                  <math:mo>¯</math:mo>
                </math:mover>
                <math:mrow>
                  <math:mi>A</math:mi>
                  <math:mi>j</math:mi>
                </math:mrow>
              </math:msub>
              <math:mo math:stretchy="false"></math:mo>
              <math:mo math:stretchy="false"></math:mo>
            </math:mrow>
          </math:mrow>
          <math:msub>
            <math:mi>F</math:mi>
            <math:mi>A</math:mi>
          </math:msub>
        </math:mrow>
      </math:mtr>
    </math:mtable>
    <math:annotation math:encoding="StarMath 5.0">{overline F}_{A j} - %DELTA F_A &lt;= F' _{A i} &lt;= {}
newline
{} &lt;= {overline F}_{A j} + %DELTA F_A</math:annotation>
  </math:semantics>
</math:math>
</file>

<file path=Object 47/content.xml><?xml version="1.0" encoding="utf-8"?>
<!DOCTYPE math  PUBLIC '-//OpenOffice.org//DTD Modified W3C MathML 1.01//EN'  'math.dtd'>
<math:math xmlns:math="http://www.w3.org/1998/Math/MathML">
  <math:semantics>
    <math:mtable>
      <math:mtr>
        <math:mrow>
          <math:msubsup>
            <math:mi>S</math:mi>
            <math:mi>A</math:mi>
            <math:mtext>*</math:mtext>
          </math:msubsup>
          <math:mo math:stretchy="false"></math:mo>
          <math:mrow>
            <math:msubsup>
              <math:mi>S</math:mi>
              <math:mi>A</math:mi>
              <math:mtext>*</math:mtext>
            </math:msubsup>
            <math:mo math:stretchy="false"></math:mo>
            <math:mi>F</math:mi>
          </math:mrow>
          <math:msub>
            <math:mi>'</math:mi>
            <math:mrow>
              <math:mi>A</math:mi>
              <math:mi>i</math:mi>
            </math:mrow>
          </math:msub>
          <math:mi>,</math:mi>
        </math:mrow>
      </math:mtr>
      <math:mtr>
        <math:mrow>
          <math:msub>
            <math:mi>l</math:mi>
            <math:mi>A</math:mi>
          </math:msub>
          <math:mo math:stretchy="false"></math:mo>
          <math:mrow>
            <math:msub>
              <math:mi>l</math:mi>
              <math:mi>A</math:mi>
            </math:msub>
            <math:mo math:stretchy="false"></math:mo>
            <math:mn>1</math:mn>
          </math:mrow>
        </math:mrow>
      </math:mtr>
    </math:mtable>
    <math:annotation math:encoding="StarMath 5.0">S^"*"_A leftarrow S^"*"_A + F'_{A i},
newline
l_A leftarrow l_A + 1</math:annotation>
  </math:semantics>
</math:math>
</file>

<file path=Object 48/content.xml><?xml version="1.0" encoding="utf-8"?>
<!DOCTYPE math  PUBLIC '-//OpenOffice.org//DTD Modified W3C MathML 1.01//EN'  'math.dtd'>
<math:math xmlns:math="http://www.w3.org/1998/Math/MathML">
  <math:semantics>
    <math:mtable>
      <math:mtr>
        <math:mrow>
          <math:mrow>
            <math:msubsup>
              <math:mover math:accent="true">
                <math:mi>F</math:mi>
                <math:mo>¯</math:mo>
              </math:mover>
              <math:mrow>
                <math:mi>A</math:mi>
                <math:mi>j</math:mi>
              </math:mrow>
              <math:mi>R</math:mi>
            </math:msubsup>
            <math:mo math:stretchy="false">−</math:mo>
            <math:mo math:stretchy="false"></math:mo>
          </math:mrow>
          <math:mrow>
            <math:msubsup>
              <math:mi>F</math:mi>
              <math:mi>A</math:mi>
              <math:mi>R</math:mi>
            </math:msubsup>
            <math:mo math:stretchy="false">≤</math:mo>
            <math:mi>F</math:mi>
          </math:mrow>
          <math:mrow>
            <math:msub>
              <math:mi>'</math:mi>
              <math:mrow>
                <math:mi>A</math:mi>
                <math:mi>i</math:mi>
              </math:mrow>
            </math:msub>
            <math:mo math:stretchy="false">≤</math:mo>
            <math:mrow/>
          </math:mrow>
        </math:mrow>
      </math:mtr>
      <math:mtr>
        <math:mrow>
          <math:mrow>
            <math:mrow/>
            <math:mo math:stretchy="false">≤</math:mo>
            <math:mrow>
              <math:msubsup>
                <math:mover math:accent="true">
                  <math:mi>F</math:mi>
                  <math:mo>¯</math:mo>
                </math:mover>
                <math:mrow>
                  <math:mi>A</math:mi>
                  <math:mi>j</math:mi>
                </math:mrow>
                <math:mi>R</math:mi>
              </math:msubsup>
              <math:mo math:stretchy="false"></math:mo>
              <math:mo math:stretchy="false"></math:mo>
            </math:mrow>
          </math:mrow>
          <math:msubsup>
            <math:mi>F</math:mi>
            <math:mi>A</math:mi>
            <math:mi>R</math:mi>
          </math:msubsup>
        </math:mrow>
      </math:mtr>
    </math:mtable>
    <math:annotation math:encoding="StarMath 5.0">{overline F}^R_{A j} - %DELTA F ^R_A  &lt;= F' _{A i} &lt;= {}
newline
{} &lt;=  {overline F}^R_{A j} + %DELTA F ^R_A</math:annotation>
  </math:semantics>
</math:math>
</file>

<file path=Object 486/content.xml><?xml version="1.0" encoding="utf-8"?>
<!DOCTYPE math  PUBLIC '-//OpenOffice.org//DTD Modified W3C MathML 1.01//EN'  'math.dtd'>
<math:math xmlns:math="http://www.w3.org/1998/Math/MathML">
  <math:semantics>
    <math:mrow>
      <math:mrow>
        <math:msubsup>
          <math:mi>F</math:mi>
          <math:mi>A</math:mi>
          <math:mi>R</math:mi>
        </math:msubsup>
        <math:mo math:stretchy="false"></math:mo>
        <math:mrow>
          <math:msub>
            <math:mi>F</math:mi>
            <math:mi math:fontstyle="italic">xA</math:mi>
          </math:msub>
          <math:mo math:stretchy="false"></math:mo>
          <math:mi>q</math:mi>
        </math:mrow>
      </math:mrow>
      <math:mover math:accent="true">
        <math:msqrt>
          <math:msub>
            <math:mi>F</math:mi>
            <math:mi math:fontstyle="italic">xA</math:mi>
          </math:msub>
        </math:msqrt>
        <math:mo math:stretchy="false">˙</math:mo>
      </math:mover>
    </math:mrow>
    <math:annotation math:encoding="StarMath 5.0">F^R_A &gt; F_xA + q dot sqrt{F_xA}</math:annotation>
  </math:semantics>
</math:math>
</file>

<file path=Object 49/content.xml><?xml version="1.0" encoding="utf-8"?>
<!DOCTYPE math  PUBLIC '-//OpenOffice.org//DTD Modified W3C MathML 1.01//EN'  'math.dtd'>
<math:math xmlns:math="http://www.w3.org/1998/Math/MathML">
  <math:semantics>
    <math:mtable>
      <math:mtr>
        <math:mrow>
          <math:msubsup>
            <math:mi>S</math:mi>
            <math:mi>A</math:mi>
            <math:mrow>
              <math:mtext>*</math:mtext>
              <math:mi>R</math:mi>
            </math:mrow>
          </math:msubsup>
          <math:mo math:stretchy="false"></math:mo>
          <math:mrow>
            <math:msubsup>
              <math:mi>S</math:mi>
              <math:mi>A</math:mi>
              <math:mrow>
                <math:mtext>*</math:mtext>
                <math:mi>R</math:mi>
              </math:mrow>
            </math:msubsup>
            <math:mo math:stretchy="false"></math:mo>
            <math:mi>F</math:mi>
          </math:mrow>
          <math:msub>
            <math:mi>'</math:mi>
            <math:mrow>
              <math:mi>A</math:mi>
              <math:mi>i</math:mi>
            </math:mrow>
          </math:msub>
          <math:mi>,</math:mi>
        </math:mrow>
      </math:mtr>
      <math:mtr>
        <math:mrow>
          <math:msubsup>
            <math:mi>l</math:mi>
            <math:mi>A</math:mi>
            <math:mi>R</math:mi>
          </math:msubsup>
          <math:mo math:stretchy="false"></math:mo>
          <math:mrow>
            <math:msubsup>
              <math:mi>l</math:mi>
              <math:mi>A</math:mi>
              <math:mi>R</math:mi>
            </math:msubsup>
            <math:mo math:stretchy="false"></math:mo>
            <math:mn>1</math:mn>
          </math:mrow>
        </math:mrow>
      </math:mtr>
    </math:mtable>
    <math:annotation math:encoding="StarMath 5.0">S^{"*"R}_A leftarrow S^{"*"R}_A + F'_{A i},
newline
l^R_A leftarrow l^R_A + 1</math:annotation>
  </math:semantics>
</math:math>
</file>

<file path=Object 5/content.xml><?xml version="1.0" encoding="utf-8"?>
<!DOCTYPE math  PUBLIC '-//OpenOffice.org//DTD Modified W3C MathML 1.01//EN'  'math.dtd'>
<math:math xmlns:math="http://www.w3.org/1998/Math/MathML">
  <math:semantics>
    <math:mtable>
      <math:mtr>
        <math:mrow>
          <math:mrow>
            <math:mfenced math:open="∣" math:close="∣">
              <math:mrow>
                <math:msubsup>
                  <math:mi>F</math:mi>
                  <math:mi>A</math:mi>
                  <math:mi>П</math:mi>
                </math:msubsup>
                <math:mo math:stretchy="false">−</math:mo>
                <math:msubsup>
                  <math:mover math:accent="true">
                    <math:mi>F</math:mi>
                    <math:mo>¯</math:mo>
                  </math:mover>
                  <math:mi>A</math:mi>
                  <math:mi>L</math:mi>
                </math:msubsup>
              </math:mrow>
            </math:mfenced>
            <math:mo math:stretchy="false">≤</math:mo>
            <math:mo math:stretchy="false"></math:mo>
          </math:mrow>
          <math:msubsup>
            <math:mi>F</math:mi>
            <math:mi>A</math:mi>
            <math:mi>П</math:mi>
          </math:msubsup>
        </math:mrow>
      </math:mtr>
      <math:mtr>
        <math:mrow>
          <math:mi>и</math:mi>
          <math:mrow>
            <math:msubsup>
              <math:mi>l</math:mi>
              <math:mi>A</math:mi>
              <math:mi>L</math:mi>
            </math:msubsup>
            <math:mo math:stretchy="false"></math:mo>
            <math:mn>0</math:mn>
          </math:mrow>
          <math:mi>и</math:mi>
          <math:mrow>
            <math:msub>
              <math:mi>l</math:mi>
              <math:mi>A</math:mi>
            </math:msub>
            <math:mo math:stretchy="false">=</math:mo>
            <math:mn>0</math:mn>
          </math:mrow>
          <math:mi>и</math:mi>
          <math:mrow>
            <math:msubsup>
              <math:mi>l</math:mi>
              <math:mi>A</math:mi>
              <math:mi>R</math:mi>
            </math:msubsup>
            <math:mo math:stretchy="false">=</math:mo>
            <math:mn>0</math:mn>
          </math:mrow>
        </math:mrow>
      </math:mtr>
    </math:mtable>
    <math:annotation math:encoding="StarMath 5.0">abs{F^П_A - {overline F}_A^L} &lt;= %DELTA F^П_A newline
и l_A^L&gt;0 и l_A=0 и l_A^R=0</math:annotation>
  </math:semantics>
</math:math>
</file>

<file path=Object 518/content.xml><?xml version="1.0" encoding="utf-8"?>
<!DOCTYPE math  PUBLIC '-//OpenOffice.org//DTD Modified W3C MathML 1.01//EN'  'math.dtd'>
<math:math xmlns:math="http://www.w3.org/1998/Math/MathML">
  <math:semantics>
    <math:mrow>
      <math:msubsup>
        <math:mi>F</math:mi>
        <math:mi>P</math:mi>
        <math:mi>R</math:mi>
      </math:msubsup>
      <math:mo math:stretchy="false"></math:mo>
      <math:msubsup>
        <math:mi>F</math:mi>
        <math:mi>P</math:mi>
        <math:mi>K</math:mi>
      </math:msubsup>
    </math:mrow>
    <math:annotation math:encoding="StarMath 5.0">F^R_P &lt; F^K_P</math:annotation>
  </math:semantics>
</math:math>
</file>

<file path=Object 52/content.xml><?xml version="1.0" encoding="utf-8"?>
<!DOCTYPE math  PUBLIC '-//OpenOffice.org//DTD Modified W3C MathML 1.01//EN'  'math.dtd'>
<math:math xmlns:math="http://www.w3.org/1998/Math/MathML">
  <math:semantics>
    <math:mtable>
      <math:mtr>
        <math:mrow>
          <math:mi math:fontstyle="italic">если</math:mi>
          <math:mrow>
            <math:msubsup>
              <math:mi>l</math:mi>
              <math:mi>A</math:mi>
              <math:mi>L</math:mi>
            </math:msubsup>
            <math:mo math:stretchy="false">≠</math:mo>
            <math:mn>0,</math:mn>
          </math:mrow>
        </math:mrow>
      </math:mtr>
      <math:mtr>
        <math:mrow>
          <math:mi math:fontstyle="italic">то</math:mi>
          <math:msubsup>
            <math:mover math:accent="true">
              <math:mi>F</math:mi>
              <math:mo>¯</math:mo>
            </math:mover>
            <math:mrow>
              <math:mi>A</math:mi>
              <math:mi>j</math:mi>
            </math:mrow>
            <math:mi>L</math:mi>
          </math:msubsup>
          <math:mo math:stretchy="false"></math:mo>
          <math:mfrac>
            <math:msubsup>
              <math:mi>S</math:mi>
              <math:mi>A</math:mi>
              <math:mrow>
                <math:mtext>*</math:mtext>
                <math:mi>L</math:mi>
              </math:mrow>
            </math:msubsup>
            <math:msubsup>
              <math:mi>l</math:mi>
              <math:mi>A</math:mi>
              <math:mi>L</math:mi>
            </math:msubsup>
          </math:mfrac>
          <math:mi>;</math:mi>
        </math:mrow>
      </math:mtr>
      <math:mtr>
        <math:mrow>
          <math:mi math:fontstyle="italic">если</math:mi>
          <math:mrow>
            <math:msub>
              <math:mi>l</math:mi>
              <math:mi>A</math:mi>
            </math:msub>
            <math:mo math:stretchy="false">≠</math:mo>
            <math:mn>0,</math:mn>
          </math:mrow>
        </math:mrow>
      </math:mtr>
      <math:mtr>
        <math:mrow>
          <math:mi math:fontstyle="italic">то</math:mi>
          <math:msub>
            <math:mover math:accent="true">
              <math:mi>F</math:mi>
              <math:mo>¯</math:mo>
            </math:mover>
            <math:mrow>
              <math:mi>A</math:mi>
              <math:mi>j</math:mi>
            </math:mrow>
          </math:msub>
          <math:mo math:stretchy="false"></math:mo>
          <math:mfrac>
            <math:msubsup>
              <math:mi>S</math:mi>
              <math:mi>A</math:mi>
              <math:mtext>*</math:mtext>
            </math:msubsup>
            <math:msub>
              <math:mi>l</math:mi>
              <math:mi>A</math:mi>
            </math:msub>
          </math:mfrac>
          <math:mi>;</math:mi>
        </math:mrow>
      </math:mtr>
      <math:mtr>
        <math:mrow>
          <math:mi math:fontstyle="italic">если</math:mi>
          <math:mrow>
            <math:msubsup>
              <math:mi>l</math:mi>
              <math:mi>A</math:mi>
              <math:mi>R</math:mi>
            </math:msubsup>
            <math:mo math:stretchy="false">≠</math:mo>
            <math:mn>0,</math:mn>
          </math:mrow>
        </math:mrow>
      </math:mtr>
      <math:mtr>
        <math:mrow>
          <math:mi math:fontstyle="italic">то</math:mi>
          <math:msubsup>
            <math:mover math:accent="true">
              <math:mi>F</math:mi>
              <math:mo>¯</math:mo>
            </math:mover>
            <math:mrow>
              <math:mi>A</math:mi>
              <math:mi>j</math:mi>
            </math:mrow>
            <math:mi>R</math:mi>
          </math:msubsup>
          <math:mo math:stretchy="false"></math:mo>
          <math:mfrac>
            <math:msubsup>
              <math:mi>S</math:mi>
              <math:mi>A</math:mi>
              <math:mrow>
                <math:mtext>*</math:mtext>
                <math:mi>R</math:mi>
              </math:mrow>
            </math:msubsup>
            <math:msubsup>
              <math:mi>l</math:mi>
              <math:mi>A</math:mi>
              <math:mi>R</math:mi>
            </math:msubsup>
          </math:mfrac>
          <math:mi>;</math:mi>
        </math:mrow>
      </math:mtr>
    </math:mtable>
    <math:annotation math:encoding="StarMath 5.0">если ~ l^L_A&lt;&gt;0, newline ~ то ~ {overline F} ^{L} _{A j} leftarrow S^{"*" L}_A over l^L_A; 
newline
если ~ l_A&lt;&gt;0, newline ~ то ~ {overline F}_{A j} leftarrow S^"*"_A over l_A;
newline
если ~ l^R_A&lt;&gt;0, newline ~ то ~ {overline F} ^{R} _{A j} leftarrow S^{"*"R}_A over  l^R_A;
</math:annotation>
  </math:semantics>
</math:math>
</file>

<file path=Object 523/content.xml><?xml version="1.0" encoding="utf-8"?>
<!DOCTYPE math  PUBLIC '-//OpenOffice.org//DTD Modified W3C MathML 1.01//EN'  'math.dtd'>
<math:math xmlns:math="http://www.w3.org/1998/Math/MathML">
  <math:semantics>
    <math:mrow>
      <math:msubsup>
        <math:mover math:accent="true">
          <math:mi>F</math:mi>
          <math:mo>¯</math:mo>
        </math:mover>
        <math:mi math:fontstyle="italic">Aj</math:mi>
        <math:mi math:fontstyle="italic">МН</math:mi>
      </math:msubsup>
      <math:mo math:stretchy="false"></math:mo>
      <math:msubsup>
        <math:mover math:accent="true">
          <math:mi>F</math:mi>
          <math:mo>¯</math:mo>
        </math:mover>
        <math:mi math:fontstyle="italic">Aj</math:mi>
        <math:mi>L</math:mi>
      </math:msubsup>
    </math:mrow>
    <math:annotation math:encoding="StarMath 5.0">{overline F}^МН_Aj leftarrow { overline F}^L_Aj</math:annotation>
  </math:semantics>
</math:math>
</file>

<file path=Object 53/content.xml><?xml version="1.0" encoding="utf-8"?>
<!DOCTYPE math  PUBLIC '-//OpenOffice.org//DTD Modified W3C MathML 1.01//EN'  'math.dtd'>
<math:math xmlns:math="http://www.w3.org/1998/Math/MathML">
  <math:semantics>
    <math:mrow>
      <math:msubsup>
        <math:mover math:accent="true">
          <math:mi>F</math:mi>
          <math:mo>¯</math:mo>
        </math:mover>
        <math:mrow>
          <math:mi>A</math:mi>
          <math:mi>j</math:mi>
        </math:mrow>
        <math:mtext>*</math:mtext>
      </math:msubsup>
      <math:mo math:stretchy="false">=</math:mo>
      <math:mfrac>
        <math:mrow>
          <math:mrow>
            <math:msubsup>
              <math:mover math:accent="true">
                <math:mi>F</math:mi>
                <math:mo>¯</math:mo>
              </math:mover>
              <math:mrow>
                <math:mi>A</math:mi>
                <math:mi>j</math:mi>
              </math:mrow>
              <math:mi>L</math:mi>
            </math:msubsup>
            <math:mo math:stretchy="false">⋅</math:mo>
            <math:msubsup>
              <math:mi>l</math:mi>
              <math:mi>A</math:mi>
              <math:mi>L</math:mi>
            </math:msubsup>
          </math:mrow>
          <math:mo math:stretchy="false"></math:mo>
          <math:mrow>
            <math:msubsup>
              <math:mover math:accent="true">
                <math:mi>F</math:mi>
                <math:mo>¯</math:mo>
              </math:mover>
              <math:mrow>
                <math:mi>A</math:mi>
                <math:mi>j</math:mi>
              </math:mrow>
              <math:mrow>
                <math:mo math:stretchy="false">¬</math:mo>
                <math:mi>W</math:mi>
              </math:mrow>
            </math:msubsup>
            <math:mo math:stretchy="false">⋅</math:mo>
            <math:msubsup>
              <math:mi>l</math:mi>
              <math:mi>A</math:mi>
              <math:mrow>
                <math:mo math:stretchy="false">¬</math:mo>
                <math:mi>W</math:mi>
              </math:mrow>
            </math:msubsup>
          </math:mrow>
        </math:mrow>
        <math:mrow>
          <math:msubsup>
            <math:mi>l</math:mi>
            <math:mi>A</math:mi>
            <math:mi>L</math:mi>
          </math:msubsup>
          <math:mo math:stretchy="false"></math:mo>
          <math:msubsup>
            <math:mi>l</math:mi>
            <math:mi>A</math:mi>
            <math:mrow>
              <math:mo math:stretchy="false">¬</math:mo>
              <math:mi>W</math:mi>
            </math:mrow>
          </math:msubsup>
        </math:mrow>
      </math:mfrac>
    </math:mrow>
    <math:annotation math:encoding="StarMath 5.0">{{overline F}^"*"_{A j}} =
{{overline F}^L_{A j} cdot l^L_A + {overline F}^{neg W}_{A j} cdot l^{neg W}_A}
over
{l^L_A + l^{neg W}_A}</math:annotation>
  </math:semantics>
</math:math>
</file>

<file path=Object 54/content.xml><?xml version="1.0" encoding="utf-8"?>
<!DOCTYPE math  PUBLIC '-//OpenOffice.org//DTD Modified W3C MathML 1.01//EN'  'math.dtd'>
<math:math xmlns:math="http://www.w3.org/1998/Math/MathML">
  <math:semantics>
    <math:mrow>
      <math:mrow>
        <math:mo math:stretchy="false">∣</math:mo>
        <math:mrow>
          <math:msubsup>
            <math:mover math:accent="true">
              <math:mi>F</math:mi>
              <math:mo>¯</math:mo>
            </math:mover>
            <math:mrow>
              <math:mi>A</math:mi>
              <math:mi>j</math:mi>
            </math:mrow>
            <math:mi>L</math:mi>
          </math:msubsup>
          <math:mo math:stretchy="false">−</math:mo>
          <math:msubsup>
            <math:mi>F</math:mi>
            <math:mi>A</math:mi>
            <math:mi>П</math:mi>
          </math:msubsup>
        </math:mrow>
        <math:mo math:stretchy="false">∣</math:mo>
      </math:mrow>
      <math:mo math:stretchy="false">≤</math:mo>
      <math:mrow>
        <math:mo math:stretchy="false"></math:mo>
        <math:msubsup>
          <math:mi>F</math:mi>
          <math:mi>A</math:mi>
          <math:mi>П</math:mi>
        </math:msubsup>
      </math:mrow>
    </math:mrow>
    <math:annotation math:encoding="StarMath 5.0">lline {overline F}^L_{A j} - F^П_A rline &lt;={ %DELTA F^П_A}</math:annotation>
  </math:semantics>
</math:math>
</file>

<file path=Object 551/content.xml><?xml version="1.0" encoding="utf-8"?>
<!DOCTYPE math  PUBLIC '-//OpenOffice.org//DTD Modified W3C MathML 1.01//EN'  'math.dtd'>
<math:math xmlns:math="http://www.w3.org/1998/Math/MathML">
  <math:semantics>
    <math:mtable>
      <math:mtr>
        <math:mrow>
          <math:mi math:fontstyle="italic">если</math:mi>
          <math:mi>U</math:mi>
          <math:mi>,</math:mi>
        </math:mrow>
      </math:mtr>
      <math:mtr>
        <math:mrow>
          <math:mi math:fontstyle="italic">то</math:mi>
          <math:mi math:fontstyle="italic">проверка</math:mi>
          <math:mi>F</math:mi>
          <math:mrow>
            <math:msub>
              <math:mi>'</math:mi>
              <math:mrow>
                <math:mi>A</math:mi>
                <math:mi>i</math:mi>
              </math:mrow>
            </math:msub>
            <math:mo math:stretchy="false">≤</math:mo>
            <math:mrow>
              <math:msubsup>
                <math:mi>F</math:mi>
                <math:mrow>
                  <math:mi>A</math:mi>
                  <math:mi>i</math:mi>
                </math:mrow>
                <math:mi math:fontstyle="italic">min</math:mi>
              </math:msubsup>
              <math:mo math:stretchy="false"></math:mo>
              <math:mrow>
                <math:mo math:stretchy="false"></math:mo>
                <math:mo math:stretchy="false">⋅</math:mo>
                <math:msubsup>
                  <math:mi>F</math:mi>
                  <math:mrow>
                    <math:mi>A</math:mi>
                    <math:mi>i</math:mi>
                  </math:mrow>
                  <math:mi math:fontstyle="italic">min</math:mi>
                </math:msubsup>
              </math:mrow>
            </math:mrow>
          </math:mrow>
          <math:mi>,</math:mi>
        </math:mrow>
      </math:mtr>
      <math:mtr>
        <math:mrow>
          <math:mi math:fontstyle="italic">инача</math:mi>
          <math:mi math:fontstyle="italic">проверка</math:mi>
          <math:mi>F</math:mi>
          <math:mrow>
            <math:msub>
              <math:mi>'</math:mi>
              <math:mrow>
                <math:mi>A</math:mi>
                <math:mi>i</math:mi>
              </math:mrow>
            </math:msub>
            <math:mo math:stretchy="false">≥</math:mo>
            <math:mrow>
              <math:msubsup>
                <math:mi>F</math:mi>
                <math:mrow>
                  <math:mi>A</math:mi>
                  <math:mi>i</math:mi>
                </math:mrow>
                <math:mi math:fontstyle="italic">max</math:mi>
              </math:msubsup>
              <math:mo math:stretchy="false">−</math:mo>
              <math:mrow>
                <math:mo math:stretchy="false"></math:mo>
                <math:mo math:stretchy="false">⋅</math:mo>
                <math:msubsup>
                  <math:mi>F</math:mi>
                  <math:mrow>
                    <math:mi>A</math:mi>
                    <math:mi>i</math:mi>
                  </math:mrow>
                  <math:mi math:fontstyle="italic">max</math:mi>
                </math:msubsup>
              </math:mrow>
            </math:mrow>
          </math:mrow>
        </math:mrow>
      </math:mtr>
    </math:mtable>
    <math:annotation math:encoding="StarMath 5.0">если U, newline
то проверка ~ F'_{A i} &lt;= F^min_{A i} + %DELTA cdot  F^min_{A i}, newline
инача проверка ~ F'_{A i} &gt;= F^max_{A i} - %DELTA cdot  F^max_{A i}</math:annotation>
  </math:semantics>
</math:math>
</file>

<file path=Object 56/content.xml><?xml version="1.0" encoding="utf-8"?>
<!DOCTYPE math  PUBLIC '-//OpenOffice.org//DTD Modified W3C MathML 1.01//EN'  'math.dtd'>
<math:math xmlns:math="http://www.w3.org/1998/Math/MathML">
  <math:semantics>
    <math:mrow>
      <math:msubsup>
        <math:mover math:accent="true">
          <math:mi>F</math:mi>
          <math:mo>¯</math:mo>
        </math:mover>
        <math:mrow>
          <math:mi>A</math:mi>
          <math:mi>j</math:mi>
        </math:mrow>
        <math:mtext>*</math:mtext>
      </math:msubsup>
      <math:mo math:stretchy="false">≤</math:mo>
      <math:msub>
        <math:mi>F</math:mi>
        <math:mrow>
          <math:mi>A</math:mi>
          <math:mi>ф</math:mi>
        </math:mrow>
      </math:msub>
    </math:mrow>
    <math:annotation math:encoding="StarMath 5.0">{overline F}^"*"_{A j} &lt;= F_{A ф}</math:annotation>
  </math:semantics>
</math:math>
</file>

<file path=Object 58/content.xml><?xml version="1.0" encoding="utf-8"?>
<!DOCTYPE math  PUBLIC '-//OpenOffice.org//DTD Modified W3C MathML 1.01//EN'  'math.dtd'>
<math:math xmlns:math="http://www.w3.org/1998/Math/MathML">
  <math:semantics>
    <math:mrow>
      <math:msubsup>
        <math:mover math:accent="true">
          <math:mi>F</math:mi>
          <math:mo>¯</math:mo>
        </math:mover>
        <math:mrow>
          <math:mi>A</math:mi>
          <math:mi>j</math:mi>
        </math:mrow>
        <math:mtext>*</math:mtext>
      </math:msubsup>
      <math:mo math:stretchy="false">=</math:mo>
      <math:mn>0</math:mn>
    </math:mrow>
    <math:annotation math:encoding="StarMath 5.0">{overline F}^"*"_{A j} = 0</math:annotation>
  </math:semantics>
</math:math>
</file>

<file path=Object 582/content.xml><?xml version="1.0" encoding="utf-8"?>
<!DOCTYPE math  PUBLIC '-//OpenOffice.org//DTD Modified W3C MathML 1.01//EN'  'math.dtd'>
<math:math xmlns:math="http://www.w3.org/1998/Math/MathML">
  <math:semantics>
    <math:mrow>
      <math:msubsup>
        <math:mi>j</math:mi>
        <math:mi>A</math:mi>
        <math:mi>П</math:mi>
      </math:msubsup>
      <math:mo math:stretchy="false"></math:mo>
      <math:mrow>
        <math:msubsup>
          <math:mi>j</math:mi>
          <math:mi>A</math:mi>
          <math:mi>П</math:mi>
        </math:msubsup>
        <math:mo math:stretchy="false"></math:mo>
        <math:mn>1</math:mn>
      </math:mrow>
    </math:mrow>
    <math:annotation math:encoding="StarMath 5.0">j^П_A leftarrow j^П_A + 1</math:annotation>
  </math:semantics>
</math:math>
</file>

<file path=Object 583/content.xml><?xml version="1.0" encoding="utf-8"?>
<!DOCTYPE math  PUBLIC '-//OpenOffice.org//DTD Modified W3C MathML 1.01//EN'  'math.dtd'>
<math:math xmlns:math="http://www.w3.org/1998/Math/MathML">
  <math:semantics>
    <math:mrow>
      <math:msubsup>
        <math:mi>j</math:mi>
        <math:mi>A</math:mi>
        <math:mi>П</math:mi>
      </math:msubsup>
      <math:mo math:stretchy="false">≥</math:mo>
      <math:msubsup>
        <math:mi>n</math:mi>
        <math:mi>A</math:mi>
        <math:mi>П</math:mi>
      </math:msubsup>
    </math:mrow>
    <math:annotation math:encoding="StarMath 5.0">j^П_A &gt;= n^П_A</math:annotation>
  </math:semantics>
</math:math>
</file>

<file path=Object 584/content.xml><?xml version="1.0" encoding="utf-8"?>
<!DOCTYPE math  PUBLIC '-//OpenOffice.org//DTD Modified W3C MathML 1.01//EN'  'math.dtd'>
<math:math xmlns:math="http://www.w3.org/1998/Math/MathML">
  <math:semantics>
    <math:mrow>
      <math:msubsup>
        <math:mi>S</math:mi>
        <math:mi>A</math:mi>
        <math:mi>П</math:mi>
      </math:msubsup>
      <math:mo math:stretchy="false"></math:mo>
      <math:mrow>
        <math:msubsup>
          <math:mi>S</math:mi>
          <math:mi>A</math:mi>
          <math:mi>П</math:mi>
        </math:msubsup>
        <math:mo math:stretchy="false"></math:mo>
        <math:msubsup>
          <math:mover math:accent="true">
            <math:mi>F</math:mi>
            <math:mo>¯</math:mo>
          </math:mover>
          <math:mrow>
            <math:mi>A</math:mi>
            <math:mi>j</math:mi>
          </math:mrow>
          <math:mi>L</math:mi>
        </math:msubsup>
      </math:mrow>
    </math:mrow>
    <math:annotation math:encoding="StarMath 5.0">S^П_A leftarrow S^П_A + {overline F} ^ L _ {A j}
</math:annotation>
  </math:semantics>
</math:math>
</file>

<file path=Object 585/content.xml><?xml version="1.0" encoding="utf-8"?>
<!DOCTYPE math  PUBLIC '-//OpenOffice.org//DTD Modified W3C MathML 1.01//EN'  'math.dtd'>
<math:math xmlns:math="http://www.w3.org/1998/Math/MathML">
  <math:semantics>
    <math:mrow>
      <math:msubsup>
        <math:munder>
          <math:mi>F</math:mi>
          <math:mi math:fontstyle="italic">новое</math:mi>
        </math:munder>
        <math:mi>A</math:mi>
        <math:mi>П</math:mi>
      </math:msubsup>
      <math:mo math:stretchy="false"></math:mo>
      <math:mfrac>
        <math:msubsup>
          <math:mi>S</math:mi>
          <math:mi>A</math:mi>
          <math:mi>П</math:mi>
        </math:msubsup>
        <math:msubsup>
          <math:mi>n</math:mi>
          <math:mi>A</math:mi>
          <math:mi>П</math:mi>
        </math:msubsup>
      </math:mfrac>
      <math:mi>,</math:mi>
      <math:msubsup>
        <math:mi>j</math:mi>
        <math:mi>A</math:mi>
        <math:mi>П</math:mi>
      </math:msubsup>
      <math:mo math:stretchy="false"></math:mo>
      <math:mn>0</math:mn>
    </math:mrow>
    <math:annotation math:encoding="StarMath 5.0">F csub{новое}^П_A leftarrow S^П_A over n^П_A,
~
j^П_A leftarrow 0</math:annotation>
  </math:semantics>
</math:math>
</file>

<file path=Object 586/content.xml><?xml version="1.0" encoding="utf-8"?>
<!DOCTYPE math  PUBLIC '-//OpenOffice.org//DTD Modified W3C MathML 1.01//EN'  'math.dtd'>
<math:math xmlns:math="http://www.w3.org/1998/Math/MathML">
  <math:semantics>
    <math:msubsup>
      <math:munder>
        <math:mi>F</math:mi>
        <math:mi math:fontstyle="italic">новое</math:mi>
      </math:munder>
      <math:mi>A</math:mi>
      <math:mi>П</math:mi>
    </math:msubsup>
    <math:annotation math:encoding="StarMath 5.0">F csub{новое}^П_A</math:annotation>
  </math:semantics>
</math:math>
</file>

<file path=Object 6/content.xml><?xml version="1.0" encoding="utf-8"?>
<!DOCTYPE math  PUBLIC '-//OpenOffice.org//DTD Modified W3C MathML 1.01//EN'  'math.dtd'>
<math:math xmlns:math="http://www.w3.org/1998/Math/MathML">
  <math:semantics>
    <math:mrow>
      <math:msubsup>
        <math:mover math:accent="true">
          <math:mi>F</math:mi>
          <math:mo>¯</math:mo>
        </math:mover>
        <math:mrow>
          <math:mi>P</math:mi>
          <math:mi>j</math:mi>
        </math:mrow>
        <math:mtext>*</math:mtext>
      </math:msubsup>
      <math:mo math:stretchy="false">≤</math:mo>
      <math:msub>
        <math:mi>F</math:mi>
        <math:mrow>
          <math:mi>P</math:mi>
          <math:mtext>ф</math:mtext>
        </math:mrow>
      </math:msub>
    </math:mrow>
    <math:annotation math:encoding="StarMath 5.0">{overline F}^"*"_{P j} &lt;= F_{P "ф"}</math:annotation>
  </math:semantics>
</math:math>
</file>

<file path=Object 65/content.xml><?xml version="1.0" encoding="utf-8"?>
<!DOCTYPE math  PUBLIC '-//OpenOffice.org//DTD Modified W3C MathML 1.01//EN'  'math.dtd'>
<math:math xmlns:math="http://www.w3.org/1998/Math/MathML">
  <math:semantics>
    <math:mrow>
      <math:msub>
        <math:mi>P</math:mi>
        <math:mi>j</math:mi>
      </math:msub>
      <math:mo math:stretchy="false">=</math:mo>
      <math:mtext>NULL</math:mtext>
    </math:mrow>
    <math:annotation math:encoding="StarMath 5.0">P_j="NULL"</math:annotation>
  </math:semantics>
</math:math>
</file>

<file path=Object 7/content.xml><?xml version="1.0" encoding="utf-8"?>
<!DOCTYPE math  PUBLIC '-//OpenOffice.org//DTD Modified W3C MathML 1.01//EN'  'math.dtd'>
<math:math xmlns:math="http://www.w3.org/1998/Math/MathML">
  <math:semantics>
    <math:mtable>
      <math:mtr>
        <math:mrow>
          <math:mrow>
            <math:mi>с</math:mi>
            <math:mo math:stretchy="false">=</math:mo>
            <math:munder>
              <math:mi>с</math:mi>
              <math:mi math:fontstyle="italic">новое</math:mi>
            </math:munder>
          </math:mrow>
          <math:mi>;</math:mi>
          <math:mrow>
            <math:mi>b</math:mi>
            <math:mo math:stretchy="false">=</math:mo>
            <math:munder>
              <math:mi>b</math:mi>
              <math:mi math:fontstyle="italic">новое</math:mi>
            </math:munder>
          </math:mrow>
        </math:mrow>
      </math:mtr>
      <math:mtr>
        <math:mrow>
          <math:msubsup>
            <math:mi>F</math:mi>
            <math:mi>A</math:mi>
            <math:mi>П</math:mi>
          </math:msubsup>
          <math:mo math:stretchy="false">=</math:mo>
          <math:msubsup>
            <math:munder>
              <math:mi>F</math:mi>
              <math:mi math:fontstyle="italic">новое</math:mi>
            </math:munder>
            <math:mi>A</math:mi>
            <math:mi>П</math:mi>
          </math:msubsup>
        </math:mrow>
      </math:mtr>
    </math:mtable>
    <math:annotation math:encoding="StarMath 5.0">с = с csub{новое}; b = b csub{новое} newline
F^П_A = F^ П_A csub новое</math:annotation>
  </math:semantics>
</math:math>
</file>

<file path=Object 8/content.xml><?xml version="1.0" encoding="utf-8"?>
<!DOCTYPE math  PUBLIC '-//OpenOffice.org//DTD Modified W3C MathML 1.01//EN'  'math.dtd'>
<math:math xmlns:math="http://www.w3.org/1998/Math/MathML">
  <math:semantics>
    <math:mrow>
      <math:msubsup>
        <math:mi>S</math:mi>
        <math:mi>P</math:mi>
        <math:mi>П</math:mi>
      </math:msubsup>
      <math:mo math:stretchy="false"></math:mo>
      <math:mrow>
        <math:msubsup>
          <math:mi>S</math:mi>
          <math:mi>P</math:mi>
          <math:mi>П</math:mi>
        </math:msubsup>
        <math:mo math:stretchy="false"></math:mo>
        <math:msubsup>
          <math:mover math:accent="true">
            <math:mi>F</math:mi>
            <math:mo>¯</math:mo>
          </math:mover>
          <math:mrow>
            <math:mi>P</math:mi>
            <math:mi>j</math:mi>
          </math:mrow>
          <math:mi>R</math:mi>
        </math:msubsup>
      </math:mrow>
    </math:mrow>
    <math:annotation math:encoding="StarMath 5.0">S^П_P leftarrow S^П_P + {overline F} ^ R _ {P j}
</math:annotation>
  </math:semantics>
</math:math>
</file>

<file path=Object 9/content.xml><?xml version="1.0" encoding="utf-8"?>
<!DOCTYPE math  PUBLIC '-//OpenOffice.org//DTD Modified W3C MathML 1.01//EN'  'math.dtd'>
<math:math xmlns:math="http://www.w3.org/1998/Math/MathML">
  <math:semantics>
    <math:mrow>
      <math:msubsup>
        <math:mi>F</math:mi>
        <math:mi>A</math:mi>
        <math:mi>L</math:mi>
      </math:msubsup>
      <math:mo math:stretchy="false">≤</math:mo>
      <math:msubsup>
        <math:mi>F</math:mi>
        <math:mi>A</math:mi>
        <math:mi>Ф</math:mi>
      </math:msubsup>
    </math:mrow>
    <math:annotation math:encoding="StarMath 5.0"> F _A ^L &lt;= F^Ф_A</math:annotation>
  </math:semantics>
</math:math>
</file>

<file path=Object 958/content.xml><?xml version="1.0" encoding="utf-8"?>
<!DOCTYPE math  PUBLIC '-//OpenOffice.org//DTD Modified W3C MathML 1.01//EN'  'math.dtd'>
<math:math xmlns:math="http://www.w3.org/1998/Math/MathML">
  <math:semantics>
    <math:mrow>
      <math:mi>i</math:mi>
      <math:mo math:stretchy="false">=</math:mo>
      <math:mrow>
        <math:mn>1</math:mn>
        <math:mo math:stretchy="false">÷</math:mo>
        <math:mi>k</math:mi>
      </math:mrow>
    </math:mrow>
    <math:annotation math:encoding="StarMath 5.0">i=1 div k</math:annotation>
  </math:semantics>
</math:math>
</file>

<file path=Object 959/content.xml><?xml version="1.0" encoding="utf-8"?>
<!DOCTYPE math  PUBLIC '-//OpenOffice.org//DTD Modified W3C MathML 1.01//EN'  'math.dtd'>
<math:math xmlns:math="http://www.w3.org/1998/Math/MathML">
  <math:semantics>
    <math:mrow>
      <math:mi>W</math:mi>
      <math:msub>
        <math:mi>'</math:mi>
        <math:mi>i</math:mi>
      </math:msub>
    </math:mrow>
    <math:annotation math:encoding="StarMath 5.0">W'_i
</math:annotation>
  </math:semantics>
</math:math>
</file>

<file path=Object 960/content.xml><?xml version="1.0" encoding="utf-8"?>
<!DOCTYPE math  PUBLIC '-//OpenOffice.org//DTD Modified W3C MathML 1.01//EN'  'math.dtd'>
<math:math xmlns:math="http://www.w3.org/1998/Math/MathML">
  <math:semantics>
    <math:mtable>
      <math:mtr>
        <math:mrow>
          <math:msubsup>
            <math:mi>S</math:mi>
            <math:mi>A</math:mi>
            <math:mrow>
              <math:mo math:stretchy="false">¬</math:mo>
              <math:mi>W</math:mi>
            </math:mrow>
          </math:msubsup>
          <math:mo math:stretchy="false"></math:mo>
          <math:mrow>
            <math:msubsup>
              <math:mi>S</math:mi>
              <math:mi>A</math:mi>
              <math:mrow>
                <math:mo math:stretchy="false">¬</math:mo>
                <math:mi>W</math:mi>
              </math:mrow>
            </math:msubsup>
            <math:mo math:stretchy="false"></math:mo>
            <math:mi>F</math:mi>
          </math:mrow>
          <math:msub>
            <math:mi>'</math:mi>
            <math:mrow>
              <math:mi>A</math:mi>
              <math:mi>i</math:mi>
            </math:mrow>
          </math:msub>
          <math:mi>,</math:mi>
        </math:mrow>
      </math:mtr>
      <math:mtr>
        <math:mrow>
          <math:msubsup>
            <math:mi>m</math:mi>
            <math:mi>A</math:mi>
            <math:mrow>
              <math:mo math:stretchy="false">¬</math:mo>
              <math:mi>W</math:mi>
            </math:mrow>
          </math:msubsup>
          <math:mo math:stretchy="false"></math:mo>
          <math:mrow>
            <math:msubsup>
              <math:mi>m</math:mi>
              <math:mi>A</math:mi>
              <math:mrow>
                <math:mo math:stretchy="false">¬</math:mo>
                <math:mi>W</math:mi>
              </math:mrow>
            </math:msubsup>
            <math:mo math:stretchy="false"></math:mo>
            <math:mn>1</math:mn>
          </math:mrow>
        </math:mrow>
      </math:mtr>
    </math:mtable>
    <math:annotation math:encoding="StarMath 5.0">S^{neg W}_A leftarrow S^{neg W}_A + F'_{A i}, newline
m^{neg W}_A leftarrow m^{neg W}_A + 1</math:annotation>
  </math:semantics>
</math:math>
</file>

<file path=Object 961/content.xml><?xml version="1.0" encoding="utf-8"?>
<!DOCTYPE math  PUBLIC '-//OpenOffice.org//DTD Modified W3C MathML 1.01//EN'  'math.dtd'>
<math:math xmlns:math="http://www.w3.org/1998/Math/MathML">
  <math:semantics>
    <math:mrow>
      <math:mi>F</math:mi>
      <math:mrow>
        <math:msub>
          <math:mi>'</math:mi>
          <math:mrow>
            <math:mi>A</math:mi>
            <math:mi>i</math:mi>
          </math:mrow>
        </math:msub>
        <math:mo math:stretchy="false">≤</math:mo>
        <math:msub>
          <math:mi>F</math:mi>
          <math:mrow>
            <math:mi>x</math:mi>
            <math:mi>A</math:mi>
          </math:mrow>
        </math:msub>
      </math:mrow>
    </math:mrow>
    <math:annotation math:encoding="StarMath 5.0">F'_{A i} &lt;= F_{x A}</math:annotation>
  </math:semantics>
</math:math>
</file>

<file path=Object 962/content.xml><?xml version="1.0" encoding="utf-8"?>
<!DOCTYPE math  PUBLIC '-//OpenOffice.org//DTD Modified W3C MathML 1.01//EN'  'math.dtd'>
<math:math xmlns:math="http://www.w3.org/1998/Math/MathML">
  <math:semantics>
    <math:mrow>
      <math:mi>F</math:mi>
      <math:mrow>
        <math:msub>
          <math:mi>'</math:mi>
          <math:mrow>
            <math:mi>A</math:mi>
            <math:mi>i</math:mi>
          </math:mrow>
        </math:msub>
        <math:mo math:stretchy="false">≥</math:mo>
        <math:msub>
          <math:mi>F</math:mi>
          <math:mrow>
            <math:mi>m</math:mi>
            <math:mi>A</math:mi>
          </math:mrow>
        </math:msub>
      </math:mrow>
    </math:mrow>
    <math:annotation math:encoding="StarMath 5.0">F'_{A i} &gt;= F_{m A}</math:annotation>
  </math:semantics>
</math:math>
</file>

<file path=Object 963/content.xml><?xml version="1.0" encoding="utf-8"?>
<!DOCTYPE math  PUBLIC '-//OpenOffice.org//DTD Modified W3C MathML 1.01//EN'  'math.dtd'>
<math:math xmlns:math="http://www.w3.org/1998/Math/MathML">
  <math:semantics>
    <math:mtable>
      <math:mtr>
        <math:mrow>
          <math:msub>
            <math:mi>S</math:mi>
            <math:mi>A</math:mi>
          </math:msub>
          <math:mo math:stretchy="false"></math:mo>
          <math:mrow>
            <math:msub>
              <math:mi>S</math:mi>
              <math:mi>A</math:mi>
            </math:msub>
            <math:mo math:stretchy="false"></math:mo>
            <math:mi>F</math:mi>
          </math:mrow>
          <math:msub>
            <math:mi>'</math:mi>
            <math:mrow>
              <math:mi>A</math:mi>
              <math:mi>i</math:mi>
            </math:mrow>
          </math:msub>
          <math:mi>,</math:mi>
        </math:mrow>
      </math:mtr>
      <math:mtr>
        <math:mrow>
          <math:msub>
            <math:mi>m</math:mi>
            <math:mi>A</math:mi>
          </math:msub>
          <math:mo math:stretchy="false"></math:mo>
          <math:mrow>
            <math:msub>
              <math:mi>m</math:mi>
              <math:mi>A</math:mi>
            </math:msub>
            <math:mo math:stretchy="false"></math:mo>
            <math:mn>1</math:mn>
          </math:mrow>
        </math:mrow>
      </math:mtr>
    </math:mtable>
    <math:annotation math:encoding="StarMath 5.0">S_A leftarrow S_A + F'_{A i}, newline
m_A leftarrow m_A +1</math:annotation>
  </math:semantics>
</math:math>
</file>

<file path=Object 964/content.xml><?xml version="1.0" encoding="utf-8"?>
<!DOCTYPE math  PUBLIC '-//OpenOffice.org//DTD Modified W3C MathML 1.01//EN'  'math.dtd'>
<math:math xmlns:math="http://www.w3.org/1998/Math/MathML">
  <math:semantics>
    <math:mtable>
      <math:mtr>
        <math:mrow>
          <math:msubsup>
            <math:mi>S</math:mi>
            <math:mi>A</math:mi>
            <math:mi>L</math:mi>
          </math:msubsup>
          <math:mo math:stretchy="false"></math:mo>
          <math:mrow>
            <math:msubsup>
              <math:mi>S</math:mi>
              <math:mi>A</math:mi>
              <math:mi>L</math:mi>
            </math:msubsup>
            <math:mo math:stretchy="false"></math:mo>
            <math:mi>F</math:mi>
          </math:mrow>
          <math:msub>
            <math:mi>'</math:mi>
            <math:mrow>
              <math:mi>A</math:mi>
              <math:mi>i</math:mi>
            </math:mrow>
          </math:msub>
          <math:mi>,</math:mi>
        </math:mrow>
      </math:mtr>
      <math:mtr>
        <math:mrow>
          <math:msubsup>
            <math:mi>m</math:mi>
            <math:mi>A</math:mi>
            <math:mi>L</math:mi>
          </math:msubsup>
          <math:mo math:stretchy="false"></math:mo>
          <math:mrow>
            <math:msubsup>
              <math:mi>m</math:mi>
              <math:mi>A</math:mi>
              <math:mi>L</math:mi>
            </math:msubsup>
            <math:mo math:stretchy="false"></math:mo>
            <math:mn>1</math:mn>
          </math:mrow>
        </math:mrow>
      </math:mtr>
    </math:mtable>
    <math:annotation math:encoding="StarMath 5.0">S^L_A leftarrow S^L_A + F'_{A i}, newline
m^L_A leftarrow m^L_A + 1</math:annotation>
  </math:semantics>
</math:math>
</file>

<file path=Object 965/content.xml><?xml version="1.0" encoding="utf-8"?>
<!DOCTYPE math  PUBLIC '-//OpenOffice.org//DTD Modified W3C MathML 1.01//EN'  'math.dtd'>
<math:math xmlns:math="http://www.w3.org/1998/Math/MathML">
  <math:semantics>
    <math:mtable>
      <math:mtr>
        <math:mrow>
          <math:msubsup>
            <math:mi>S</math:mi>
            <math:mi>A</math:mi>
            <math:mi>R</math:mi>
          </math:msubsup>
          <math:mo math:stretchy="false"></math:mo>
          <math:mrow>
            <math:msubsup>
              <math:mi>S</math:mi>
              <math:mi>A</math:mi>
              <math:mi>R</math:mi>
            </math:msubsup>
            <math:mo math:stretchy="false"></math:mo>
            <math:mi>F</math:mi>
          </math:mrow>
          <math:msub>
            <math:mi>'</math:mi>
            <math:mrow>
              <math:mi>A</math:mi>
              <math:mi>i</math:mi>
            </math:mrow>
          </math:msub>
          <math:mi>,</math:mi>
        </math:mrow>
      </math:mtr>
      <math:mtr>
        <math:mrow>
          <math:msubsup>
            <math:mi>m</math:mi>
            <math:mi>A</math:mi>
            <math:mi>R</math:mi>
          </math:msubsup>
          <math:mo math:stretchy="false"></math:mo>
          <math:mrow>
            <math:msubsup>
              <math:mi>m</math:mi>
              <math:mi>A</math:mi>
              <math:mi>R</math:mi>
            </math:msubsup>
            <math:mo math:stretchy="false"></math:mo>
            <math:mn>1</math:mn>
          </math:mrow>
        </math:mrow>
      </math:mtr>
    </math:mtable>
    <math:annotation math:encoding="StarMath 5.0">S^R_A leftarrow S^R_A + F'_{A i}, newline
m^R_A leftarrow m^R_A + 1</math:annotation>
  </math:semantics>
</math:math>
</file>

<file path=Object 967/content.xml><?xml version="1.0" encoding="utf-8"?>
<!DOCTYPE math  PUBLIC '-//OpenOffice.org//DTD Modified W3C MathML 1.01//EN'  'math.dtd'>
<math:math xmlns:math="http://www.w3.org/1998/Math/MathML">
  <math:semantics>
    <math:mtable>
      <math:mtr>
        <math:mrow>
          <math:mi math:fontstyle="italic">если</math:mi>
          <math:mrow>
            <math:msubsup>
              <math:mi>m</math:mi>
              <math:mi>A</math:mi>
              <math:mi>W</math:mi>
            </math:msubsup>
            <math:mo math:stretchy="false">≠</math:mo>
            <math:mn>0,</math:mn>
          </math:mrow>
        </math:mrow>
      </math:mtr>
      <math:mtr>
        <math:mrow>
          <math:mi math:fontstyle="italic">то</math:mi>
          <math:msubsup>
            <math:mover math:accent="true">
              <math:mi>F</math:mi>
              <math:mo>¯</math:mo>
            </math:mover>
            <math:mrow>
              <math:mi>A</math:mi>
              <math:mi>j</math:mi>
            </math:mrow>
            <math:mrow>
              <math:mo math:stretchy="false">¬</math:mo>
              <math:mi>W</math:mi>
            </math:mrow>
          </math:msubsup>
          <math:mo math:stretchy="false"></math:mo>
          <math:mfrac>
            <math:msubsup>
              <math:mi>S</math:mi>
              <math:mi>A</math:mi>
              <math:mrow>
                <math:mo math:stretchy="false">¬</math:mo>
                <math:mi>W</math:mi>
              </math:mrow>
            </math:msubsup>
            <math:msubsup>
              <math:mi>m</math:mi>
              <math:mi>A</math:mi>
              <math:mrow>
                <math:mo math:stretchy="false">¬</math:mo>
                <math:mi>W</math:mi>
              </math:mrow>
            </math:msubsup>
          </math:mfrac>
          <math:mi>,</math:mi>
          <math:mo math:stretchy="false"></math:mo>
          <math:mrow>
            <math:msubsup>
              <math:mi>F</math:mi>
              <math:mi>A</math:mi>
              <math:mrow>
                <math:mo math:stretchy="false">¬</math:mo>
                <math:mi>W</math:mi>
              </math:mrow>
            </math:msubsup>
            <math:mo math:stretchy="false">=</math:mo>
            <math:mrow>
              <math:msub>
                <math:mi>q</math:mi>
                <math:mn>1</math:mn>
              </math:msub>
              <math:mo math:stretchy="false">⋅</math:mo>
              <math:msqrt>
                <math:msubsup>
                  <math:mover math:accent="true">
                    <math:mi>F</math:mi>
                    <math:mo>¯</math:mo>
                  </math:mover>
                  <math:mrow>
                    <math:mi>A</math:mi>
                    <math:mi>j</math:mi>
                  </math:mrow>
                  <math:mrow>
                    <math:mo math:stretchy="false">¬</math:mo>
                    <math:mi>W</math:mi>
                  </math:mrow>
                </math:msubsup>
              </math:msqrt>
            </math:mrow>
          </math:mrow>
          <math:mi>;</math:mi>
        </math:mrow>
      </math:mtr>
      <math:mtr>
        <math:mrow>
          <math:mi math:fontstyle="italic">если</math:mi>
          <math:mrow>
            <math:msubsup>
              <math:mi>m</math:mi>
              <math:mi>A</math:mi>
              <math:mi>L</math:mi>
            </math:msubsup>
            <math:mo math:stretchy="false">≠</math:mo>
            <math:mn>0,</math:mn>
          </math:mrow>
        </math:mrow>
      </math:mtr>
      <math:mtr>
        <math:mrow>
          <math:mi math:fontstyle="italic">то</math:mi>
          <math:msubsup>
            <math:mover math:accent="true">
              <math:mi>F</math:mi>
              <math:mo>¯</math:mo>
            </math:mover>
            <math:mrow>
              <math:mi>A</math:mi>
              <math:mi>j</math:mi>
            </math:mrow>
            <math:mi>L</math:mi>
          </math:msubsup>
          <math:mo math:stretchy="false"></math:mo>
          <math:mfrac>
            <math:msubsup>
              <math:mi>S</math:mi>
              <math:mi>A</math:mi>
              <math:mi>L</math:mi>
            </math:msubsup>
            <math:msubsup>
              <math:mi>m</math:mi>
              <math:mi>A</math:mi>
              <math:mi>L</math:mi>
            </math:msubsup>
          </math:mfrac>
          <math:mi>,</math:mi>
          <math:mo math:stretchy="false"></math:mo>
          <math:mrow>
            <math:msubsup>
              <math:mi>F</math:mi>
              <math:mi>A</math:mi>
              <math:mi>L</math:mi>
            </math:msubsup>
            <math:mo math:stretchy="false">=</math:mo>
            <math:mrow>
              <math:msub>
                <math:mi>q</math:mi>
                <math:mn>1</math:mn>
              </math:msub>
              <math:mo math:stretchy="false">⋅</math:mo>
              <math:msqrt>
                <math:msubsup>
                  <math:mover math:accent="true">
                    <math:mi>F</math:mi>
                    <math:mo>¯</math:mo>
                  </math:mover>
                  <math:mrow>
                    <math:mi>A</math:mi>
                    <math:mi>j</math:mi>
                  </math:mrow>
                  <math:mi>L</math:mi>
                </math:msubsup>
              </math:msqrt>
            </math:mrow>
          </math:mrow>
          <math:mi>;</math:mi>
        </math:mrow>
      </math:mtr>
      <math:mtr>
        <math:mrow>
          <math:mi math:fontstyle="italic">если</math:mi>
          <math:mrow>
            <math:msub>
              <math:mi>m</math:mi>
              <math:mi>A</math:mi>
            </math:msub>
            <math:mo math:stretchy="false">≠</math:mo>
            <math:mn>0,</math:mn>
          </math:mrow>
        </math:mrow>
      </math:mtr>
      <math:mtr>
        <math:mrow>
          <math:mi math:fontstyle="italic">то</math:mi>
          <math:msub>
            <math:mover math:accent="true">
              <math:mi>F</math:mi>
              <math:mo>¯</math:mo>
            </math:mover>
            <math:mrow>
              <math:mi>A</math:mi>
              <math:mi>j</math:mi>
            </math:mrow>
          </math:msub>
          <math:mo math:stretchy="false"></math:mo>
          <math:mfrac>
            <math:msub>
              <math:mi>S</math:mi>
              <math:mi>A</math:mi>
            </math:msub>
            <math:msub>
              <math:mi>m</math:mi>
              <math:mi>A</math:mi>
            </math:msub>
          </math:mfrac>
          <math:mi>,</math:mi>
          <math:mo math:stretchy="false"></math:mo>
          <math:mrow>
            <math:msub>
              <math:mi>F</math:mi>
              <math:mi>A</math:mi>
            </math:msub>
            <math:mo math:stretchy="false">=</math:mo>
            <math:mrow>
              <math:msub>
                <math:mi>q</math:mi>
                <math:mn>1</math:mn>
              </math:msub>
              <math:mo math:stretchy="false">⋅</math:mo>
              <math:msqrt>
                <math:msub>
                  <math:mover math:accent="true">
                    <math:mi>F</math:mi>
                    <math:mo>¯</math:mo>
                  </math:mover>
                  <math:mrow>
                    <math:mi>A</math:mi>
                    <math:mi>j</math:mi>
                  </math:mrow>
                </math:msub>
              </math:msqrt>
            </math:mrow>
          </math:mrow>
          <math:mi>;</math:mi>
        </math:mrow>
      </math:mtr>
      <math:mtr>
        <math:mrow>
          <math:mi math:fontstyle="italic">если</math:mi>
          <math:mrow>
            <math:msubsup>
              <math:mi>m</math:mi>
              <math:mi>A</math:mi>
              <math:mi>R</math:mi>
            </math:msubsup>
            <math:mo math:stretchy="false">≠</math:mo>
            <math:mn>0,</math:mn>
          </math:mrow>
        </math:mrow>
      </math:mtr>
      <math:mtr>
        <math:mrow>
          <math:mi math:fontstyle="italic">то</math:mi>
          <math:msubsup>
            <math:mover math:accent="true">
              <math:mi>F</math:mi>
              <math:mo>¯</math:mo>
            </math:mover>
            <math:mrow>
              <math:mi>A</math:mi>
              <math:mi>j</math:mi>
            </math:mrow>
            <math:mi>R</math:mi>
          </math:msubsup>
          <math:mo math:stretchy="false"></math:mo>
          <math:mfrac>
            <math:msubsup>
              <math:mi>S</math:mi>
              <math:mi>A</math:mi>
              <math:mi>R</math:mi>
            </math:msubsup>
            <math:msubsup>
              <math:mi>m</math:mi>
              <math:mi>A</math:mi>
              <math:mi>R</math:mi>
            </math:msubsup>
          </math:mfrac>
          <math:mi>,</math:mi>
          <math:mo math:stretchy="false"></math:mo>
          <math:mrow>
            <math:msubsup>
              <math:mi>F</math:mi>
              <math:mi>A</math:mi>
              <math:mi>R</math:mi>
            </math:msubsup>
            <math:mo math:stretchy="false">=</math:mo>
            <math:mrow>
              <math:msub>
                <math:mi>q</math:mi>
                <math:mn>1</math:mn>
              </math:msub>
              <math:mo math:stretchy="false">⋅</math:mo>
              <math:msqrt>
                <math:msubsup>
                  <math:mover math:accent="true">
                    <math:mi>F</math:mi>
                    <math:mo>¯</math:mo>
                  </math:mover>
                  <math:mrow>
                    <math:mi>A</math:mi>
                    <math:mi>j</math:mi>
                  </math:mrow>
                  <math:mi>R</math:mi>
                </math:msubsup>
              </math:msqrt>
            </math:mrow>
          </math:mrow>
        </math:mrow>
      </math:mtr>
      <math:mtr>
        <math:mrow>
          <math:mo math:stretchy="false"></math:mo>
          <math:mrow>
            <math:msubsup>
              <math:mi>F</math:mi>
              <math:mi math:fontstyle="italic">Aj</math:mi>
              <math:mi>P</math:mi>
            </math:msubsup>
            <math:mo math:stretchy="false">=</math:mo>
            <math:mrow>
              <math:mi>q</math:mi>
              <math:mo math:stretchy="false">⋅</math:mo>
              <math:msqrt>
                <math:msubsup>
                  <math:mover math:accent="true">
                    <math:mi>F</math:mi>
                    <math:mo>¯</math:mo>
                  </math:mover>
                  <math:mrow>
                    <math:mi>A</math:mi>
                    <math:mi>j</math:mi>
                  </math:mrow>
                  <math:mi>P</math:mi>
                </math:msubsup>
              </math:msqrt>
            </math:mrow>
          </math:mrow>
        </math:mrow>
      </math:mtr>
    </math:mtable>
    <math:annotation math:encoding="StarMath 5.0">если ~ m^ W_A &lt;&gt;0, newline ~ то ~ {overline F} ^{neg W} _{ A j } leftarrow S^{neg W}_A over  m^{neg W}_A, ~ %DELTA F^{neg W}_A = q_1 cdot sqrt{{overline F} ^{neg W}_{A j}};
newline
если ~ m^L_A&lt;&gt;0, newline ~ то ~ {overline F} ^{L} _{A j} leftarrow S^L_A over  m^L_A, ~ %DELTA F^L_A = q_1 cdot sqrt{{overline F} ^L_{A j}}; 
newline
если ~ m_A&lt;&gt;0, newline ~ то ~ {overline F}_{A j} leftarrow S_A over m_A, ~ %DELTA F_A = q_1 cdot sqrt{{overline F} _{A j}};
newline
если ~ m^R_A&lt;&gt;0, newline ~ то ~ {overline F} ^{R} _{A j} leftarrow S^R_A over  m^R_A, ~ %DELTA F^R_A = q_1 cdot sqrt{{overline F} ^R_{A j}}
newline
%DELTA F ^{P} _{Aj} = q cdot sqrt{{overline F} ^P_{A j}}
</math:annotation>
  </math:semantics>
</math:math>
</file>